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office:font-face-decls>
  <office:automatic-styles>
    <style:style style:name="ce1" style:family="table-cell" style:parent-style-name="Default" style:data-style-name="N0"/>
    <style:style style:name="ce2" style:family="table-cell" style:parent-style-name="Default" style:data-style-name="N19"/>
    <style:style style:name="co1" style:family="table-column">
      <style:table-column-properties fo:break-before="auto" style:column-width="1.905cm"/>
    </style:style>
    <style:style style:name="co2" style:family="table-column">
      <style:table-column-properties fo:break-before="auto" style:column-width="2.54cm"/>
    </style:style>
    <style:style style:name="co3" style:family="table-column">
      <style:table-column-properties fo:break-before="auto" style:column-width="2.301875cm"/>
    </style:style>
    <style:style style:name="ro1" style:family="table-row">
      <style:table-row-properties style:row-height="16.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01" table:style-name="ta1">
        <table:table-column table:style-name="co1" table:number-columns-repeated="10" table:default-cell-style-name="ce1"/>
        <table:table-column table:style-name="co2" table:default-cell-style-name="ce1"/>
        <table:table-column table:style-name="co1" table:number-columns-repeated="16373" table:default-cell-style-name="ce1"/>
        <table:table-row table:style-name="ro1">
          <table:table-cell office:value-type="string" table:style-name="ce1">
            <text:p>項次</text:p>
          </table:table-cell>
          <table:table-cell office:value-type="string" table:style-name="ce1">
            <text:p>單位代號</text:p>
          </table:table-cell>
          <table:table-cell office:value-type="string" table:style-name="ce1">
            <text:p>核准日期</text:p>
          </table:table-cell>
          <table:table-cell office:value-type="string" table:style-name="ce1">
            <text:p>預算科目/名稱</text:p>
          </table:table-cell>
          <table:table-cell office:value-type="string" table:style-name="ce1">
            <text:p>關注民代</text:p>
          </table:table-cell>
          <table:table-cell office:value-type="string" table:style-name="ce1">
            <text:p>補助縣市鄉鎮區</text:p>
          </table:table-cell>
          <table:table-cell office:value-type="string" table:style-name="ce1">
            <text:p>申請補(捐)助單位</text:p>
          </table:table-cell>
          <table:table-cell office:value-type="string" table:style-name="ce1">
            <text:p>統一編號</text:p>
          </table:table-cell>
          <table:table-cell office:value-type="string" table:style-name="ce1">
            <text:p>活動名稱</text:p>
          </table:table-cell>
          <table:table-cell office:value-type="string" table:style-name="ce1">
            <text:p>活動時間(起)</text:p>
          </table:table-cell>
          <table:table-cell office:value-type="string" table:style-name="ce1">
            <text:p>活動時間(迄)</text:p>
          </table:table-cell>
          <table:table-cell office:value-type="string" table:style-name="ce1">
            <text:p>活動地點</text:p>
          </table:table-cell>
          <table:table-cell office:value-type="string" table:style-name="ce1">
            <text:p>活動總經額 <text:s text:c="2"/>(千元)</text:p>
          </table:table-cell>
          <table:table-cell office:value-type="string" table:style-name="ce1">
            <text:p>申請補助金額 <text:s text:c="15"/>(千元)</text:p>
          </table:table-cell>
          <table:table-cell office:value-type="string" table:style-name="ce1">
            <text:p>核准補助金額 <text:s text:c="15"/>(千元)</text:p>
          </table:table-cell>
          <table:table-cell office:value-type="string" table:style-name="ce1">
            <text:p>核准理由<text:s/></text:p>
          </table:table-cell>
          <table:table-cell office:value-type="string" table:style-name="ce1">
            <text:p>同意狀態 <text:s text:c="12"/>(已同意/申請中)</text:p>
          </table:table-cell>
          <table:table-cell table:number-columns-repeated="16367"/>
        </table:table-row>
        <table:table-row table:style-name="ro1">
          <table:table-cell office:value-type="float" office:value="1" table:style-name="ce1">
            <text:p>1</text:p>
          </table:table-cell>
          <table:table-cell office:value-type="string" table:style-name="ce1">
            <text:p>促進電力發展營運協助金審議委員會</text:p>
          </table:table-cell>
          <table:table-cell office:value-type="date" office:date-value="2016-01-27T00:00:00" table:style-name="ce2">
            <text:p>2016/1/27</text:p>
          </table:table-cell>
          <table:table-cell office:value-type="string" table:style-name="ce1">
            <text:p><text:s/>aa<text:s/></text:p>
          </table:table-cell>
          <table:table-cell office:value-type="string" table:style-name="ce1">
            <text:p><text:s/>aa<text:s/></text:p>
          </table:table-cell>
          <table:table-cell office:value-type="string" table:style-name="ce1">
            <text:p>基隆市</text:p>
          </table:table-cell>
          <table:table-cell office:value-type="string" table:style-name="ce1">
            <text:p>基隆市農會</text:p>
          </table:table-cell>
          <table:table-cell office:value-type="float" office:value="277408" table:style-name="ce1">
            <text:p>277408</text:p>
          </table:table-cell>
          <table:table-cell office:value-type="string" table:style-name="ce1">
            <text:p>協助基隆市農會辦理基隆市105年度農民節慶祝大會計畫</text:p>
          </table:table-cell>
          <table:table-cell office:value-type="date" office:date-value="2016-01-31T00:00:00" table:style-name="ce2">
            <text:p>2016/1/31</text:p>
          </table:table-cell>
          <table:table-cell office:value-type="date" office:date-value="2016-01-31T00:00:00" table:style-name="ce2">
            <text:p>2016/1/31</text:p>
          </table:table-cell>
          <table:table-cell office:value-type="string" table:style-name="ce1">
            <text:p>基隆市七堵區</text:p>
          </table:table-cell>
          <table:table-cell office:value-type="float" office:value="370" table:style-name="ce1">
            <text:p>370</text:p>
          </table:table-cell>
          <table:table-cell office:value-type="float" office:value="200" table:style-name="ce1">
            <text:p>200</text:p>
          </table:table-cell>
          <table:table-cell office:value-type="float" office:value="80" table:style-name="ce1">
            <text:p>8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2" table:style-name="ce1">
            <text:p>2</text:p>
          </table:table-cell>
          <table:table-cell office:value-type="string" table:style-name="ce1">
            <text:p>促進電力發展營運協助金審議委員會</text:p>
          </table:table-cell>
          <table:table-cell office:value-type="date" office:date-value="2016-01-28T00:00:00" table:style-name="ce2">
            <text:p>2016/1/28</text:p>
          </table:table-cell>
          <table:table-cell office:value-type="string" table:style-name="ce1">
            <text:p><text:s/>aa<text:s/></text:p>
          </table:table-cell>
          <table:table-cell office:value-type="string" table:style-name="ce1">
            <text:p><text:s/>aa<text:s/></text:p>
          </table:table-cell>
          <table:table-cell office:value-type="string" table:style-name="ce1">
            <text:p>新北市</text:p>
          </table:table-cell>
          <table:table-cell office:value-type="string" table:style-name="ce1">
            <text:p>新北市野柳民俗文化協會</text:p>
          </table:table-cell>
          <table:table-cell office:value-type="float" office:value="31751646" table:style-name="ce1">
            <text:p>31751646</text:p>
          </table:table-cell>
          <table:table-cell office:value-type="string" table:style-name="ce1">
            <text:p>協助新北市野柳民俗文化協會辦理宗教民俗文化交流研習活動</text:p>
          </table:table-cell>
          <table:table-cell office:value-type="date" office:date-value="2016-03-14T00:00:00" table:style-name="ce2">
            <text:p>2016/3/14</text:p>
          </table:table-cell>
          <table:table-cell office:value-type="date" office:date-value="2016-03-16T00:00:00" table:style-name="ce2">
            <text:p>2016/3/16</text:p>
          </table:table-cell>
          <table:table-cell office:value-type="string" table:style-name="ce1">
            <text:p>大潭發電廠</text:p>
          </table:table-cell>
          <table:table-cell office:value-type="float" office:value="556" table:style-name="ce1">
            <text:p>556</text:p>
          </table:table-cell>
          <table:table-cell office:value-type="float" office:value="300" table:style-name="ce1">
            <text:p>300</text:p>
          </table:table-cell>
          <table:table-cell office:value-type="float" office:value="150" table:style-name="ce1">
            <text:p>15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3" table:style-name="ce1">
            <text:p>3</text:p>
          </table:table-cell>
          <table:table-cell office:value-type="string" table:style-name="ce1">
            <text:p>促進電力發展營運協助金審議委員會</text:p>
          </table:table-cell>
          <table:table-cell office:value-type="date" office:date-value="2016-01-27T00:00:00" table:style-name="ce2">
            <text:p>2016/1/27</text:p>
          </table:table-cell>
          <table:table-cell office:value-type="string" table:style-name="ce1">
            <text:p><text:s/>aa<text:s/></text:p>
          </table:table-cell>
          <table:table-cell office:value-type="string" table:style-name="ce1">
            <text:p><text:s/>aa<text:s/></text:p>
          </table:table-cell>
          <table:table-cell office:value-type="string" table:style-name="ce1">
            <text:p>新北市</text:p>
          </table:table-cell>
          <table:table-cell office:value-type="string" table:style-name="ce1">
            <text:p>新北市三芝區公所</text:p>
          </table:table-cell>
          <table:table-cell office:value-type="string" table:style-name="ce1">
            <text:p>aa<text:s text:c="8"/></text:p>
          </table:table-cell>
          <table:table-cell office:value-type="string" table:style-name="ce1">
            <text:p>協助新北市三芝區公所辦理2016新北市三芝區櫻花季健行活動</text:p>
          </table:table-cell>
          <table:table-cell office:value-type="date" office:date-value="2016-02-01T00:00:00" table:style-name="ce2">
            <text:p>2016/2/1</text:p>
          </table:table-cell>
          <table:table-cell office:value-type="date" office:date-value="2016-03-31T00:00:00" table:style-name="ce2">
            <text:p>2016/3/31</text:p>
          </table:table-cell>
          <table:table-cell office:value-type="string" table:style-name="ce1">
            <text:p>新北市三芝區</text:p>
          </table:table-cell>
          <table:table-cell office:value-type="float" office:value="620" table:style-name="ce1">
            <text:p>620</text:p>
          </table:table-cell>
          <table:table-cell office:value-type="float" office:value="270" table:style-name="ce1">
            <text:p>270</text:p>
          </table:table-cell>
          <table:table-cell office:value-type="float" office:value="270" table:style-name="ce1">
            <text:p>27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4" table:style-name="ce1">
            <text:p>4</text:p>
          </table:table-cell>
          <table:table-cell office:value-type="string" table:style-name="ce1">
            <text:p>促進電力發展營運協助金審議委員會</text:p>
          </table:table-cell>
          <table:table-cell office:value-type="date" office:date-value="2016-01-27T00:00:00" table:style-name="ce2">
            <text:p>2016/1/27</text:p>
          </table:table-cell>
          <table:table-cell office:value-type="string" table:style-name="ce1">
            <text:p><text:s/>aa<text:s/></text:p>
          </table:table-cell>
          <table:table-cell office:value-type="string" table:style-name="ce1">
            <text:p><text:s/>aa<text:s/></text:p>
          </table:table-cell>
          <table:table-cell office:value-type="string" table:style-name="ce1">
            <text:p>屏東縣</text:p>
          </table:table-cell>
          <table:table-cell office:value-type="string" table:style-name="ce1">
            <text:p>屏東縣牡丹鄉公所</text:p>
          </table:table-cell>
          <table:table-cell office:value-type="string" table:style-name="ce1">
            <text:p>aa<text:s text:c="8"/></text:p>
          </table:table-cell>
          <table:table-cell office:value-type="string" table:style-name="ce1">
            <text:p>協助屏東縣牡丹鄉公所辦理牡丹鄉高士村105年度村校聯合春節運動大會實施計畫</text:p>
          </table:table-cell>
          <table:table-cell office:value-type="date" office:date-value="2016-02-08T00:00:00" table:style-name="ce2">
            <text:p>2016/2/8</text:p>
          </table:table-cell>
          <table:table-cell office:value-type="date" office:date-value="2016-02-09T00:00:00" table:style-name="ce2">
            <text:p>2016/2/9</text:p>
          </table:table-cell>
          <table:table-cell office:value-type="string" table:style-name="ce1">
            <text:p>屏東縣牡丹鄉</text:p>
          </table:table-cell>
          <table:table-cell office:value-type="float" office:value="114" table:style-name="ce1">
            <text:p>114</text:p>
          </table:table-cell>
          <table:table-cell office:value-type="float" office:value="64" table:style-name="ce1">
            <text:p>64</text:p>
          </table:table-cell>
          <table:table-cell office:value-type="float" office:value="30" table:style-name="ce1">
            <text:p>3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5" table:style-name="ce1">
            <text:p>5</text:p>
          </table:table-cell>
          <table:table-cell office:value-type="string" table:style-name="ce1">
            <text:p>促進電力發展營運協助金審議委員會</text:p>
          </table:table-cell>
          <table:table-cell office:value-type="date" office:date-value="2016-01-21T00:00:00" table:style-name="ce2">
            <text:p>2016/1/21</text:p>
          </table:table-cell>
          <table:table-cell office:value-type="string" table:style-name="ce1">
            <text:p><text:s/>aa<text:s/></text:p>
          </table:table-cell>
          <table:table-cell office:value-type="string" table:style-name="ce1">
            <text:p><text:s/>aa<text:s/></text:p>
          </table:table-cell>
          <table:table-cell office:value-type="string" table:style-name="ce1">
            <text:p>新北市</text:p>
          </table:table-cell>
          <table:table-cell office:value-type="string" table:style-name="ce1">
            <text:p>新北市金山地區農會</text:p>
          </table:table-cell>
          <table:table-cell office:value-type="float" office:value="37181600" table:style-name="ce1">
            <text:p>37181600</text:p>
          </table:table-cell>
          <table:table-cell office:value-type="string" table:style-name="ce1">
            <text:p>協助新北市金山地區農會辦理105年度農業生產資材獎勵計畫</text:p>
          </table:table-cell>
          <table:table-cell office:value-type="date" office:date-value="2016-02-01T00:00:00" table:style-name="ce2">
            <text:p>2016/2/1</text:p>
          </table:table-cell>
          <table:table-cell office:value-type="date" office:date-value="2016-12-31T00:00:00" table:style-name="ce2">
            <text:p>2016/12/31</text:p>
          </table:table-cell>
          <table:table-cell office:value-type="string" table:style-name="ce1">
            <text:p>新北市金山區、萬里區</text:p>
          </table:table-cell>
          <table:table-cell office:value-type="float" office:value="4210" table:style-name="ce1">
            <text:p>4210</text:p>
          </table:table-cell>
          <table:table-cell office:value-type="float" office:value="1500" table:style-name="ce1">
            <text:p>1500</text:p>
          </table:table-cell>
          <table:table-cell office:value-type="float" office:value="1200" table:style-name="ce1">
            <text:p>120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6" table:style-name="ce1">
            <text:p>6</text:p>
          </table:table-cell>
          <table:table-cell office:value-type="string" table:style-name="ce1">
            <text:p>促進電力發展營運協助金審議委員會</text:p>
          </table:table-cell>
          <table:table-cell office:value-type="date" office:date-value="2016-01-21T00:00:00" table:style-name="ce2">
            <text:p>2016/1/21</text:p>
          </table:table-cell>
          <table:table-cell office:value-type="string" table:style-name="ce1">
            <text:p><text:s/>aa<text:s/></text:p>
          </table:table-cell>
          <table:table-cell office:value-type="string" table:style-name="ce1">
            <text:p><text:s/>aa<text:s/></text:p>
          </table:table-cell>
          <table:table-cell office:value-type="string" table:style-name="ce1">
            <text:p>新北市</text:p>
          </table:table-cell>
          <table:table-cell office:value-type="string" table:style-name="ce1">
            <text:p>新北市三芝區農會</text:p>
          </table:table-cell>
          <table:table-cell office:value-type="float" office:value="37005105" table:style-name="ce1">
            <text:p>37005105</text:p>
          </table:table-cell>
          <table:table-cell office:value-type="string" table:style-name="ce1">
            <text:p>協助新北市三芝區農會辦理105年度補助化學肥料及飼料資材計畫</text:p>
          </table:table-cell>
          <table:table-cell office:value-type="date" office:date-value="2016-02-01T00:00:00" table:style-name="ce2">
            <text:p>2016/2/1</text:p>
          </table:table-cell>
          <table:table-cell office:value-type="date" office:date-value="2017-04-30T00:00:00" table:style-name="ce2">
            <text:p>2017/4/30</text:p>
          </table:table-cell>
          <table:table-cell office:value-type="string" table:style-name="ce1">
            <text:p>新北市三芝區</text:p>
          </table:table-cell>
          <table:table-cell office:value-type="float" office:value="5796" table:style-name="ce1">
            <text:p>5796</text:p>
          </table:table-cell>
          <table:table-cell office:value-type="float" office:value="2000" table:style-name="ce1">
            <text:p>2000</text:p>
          </table:table-cell>
          <table:table-cell office:value-type="float" office:value="1000" table:style-name="ce1">
            <text:p>100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7" table:style-name="ce1">
            <text:p>7</text:p>
          </table:table-cell>
          <table:table-cell office:value-type="string" table:style-name="ce1">
            <text:p>促進電力發展營運協助金審議委員會</text:p>
          </table:table-cell>
          <table:table-cell office:value-type="date" office:date-value="2016-01-21T00:00:00" table:style-name="ce2">
            <text:p>2016/1/21</text:p>
          </table:table-cell>
          <table:table-cell office:value-type="string" table:style-name="ce1">
            <text:p><text:s/>aa<text:s/></text:p>
          </table:table-cell>
          <table:table-cell office:value-type="string" table:style-name="ce1">
            <text:p><text:s/>aa<text:s/></text:p>
          </table:table-cell>
          <table:table-cell office:value-type="string" table:style-name="ce1">
            <text:p>新北市</text:p>
          </table:table-cell>
          <table:table-cell office:value-type="string" table:style-name="ce1">
            <text:p>新北市金山區公所</text:p>
          </table:table-cell>
          <table:table-cell office:value-type="string" table:style-name="ce1">
            <text:p>aa<text:s text:c="8"/></text:p>
          </table:table-cell>
          <table:table-cell office:value-type="string" table:style-name="ce1">
            <text:p>協助新北市金山區公所辦理105年度新北市金山區居民節能減碳措施補助</text:p>
          </table:table-cell>
          <table:table-cell office:value-type="date" office:date-value="2016-01-01T00:00:00" table:style-name="ce2">
            <text:p>2016/1/1</text:p>
          </table:table-cell>
          <table:table-cell office:value-type="date" office:date-value="2016-12-31T00:00:00" table:style-name="ce2">
            <text:p>2016/12/31</text:p>
          </table:table-cell>
          <table:table-cell office:value-type="string" table:style-name="ce1">
            <text:p>新北市金山區</text:p>
          </table:table-cell>
          <table:table-cell office:value-type="float" office:value="59537" table:style-name="ce1">
            <text:p>59537</text:p>
          </table:table-cell>
          <table:table-cell office:value-type="float" office:value="20783" table:style-name="ce1">
            <text:p>20783</text:p>
          </table:table-cell>
          <table:table-cell office:value-type="float" office:value="20783" table:style-name="ce1">
            <text:p>20783</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8" table:style-name="ce1">
            <text:p>8</text:p>
          </table:table-cell>
          <table:table-cell office:value-type="string" table:style-name="ce1">
            <text:p>促進電力發展營運協助金審議委員會</text:p>
          </table:table-cell>
          <table:table-cell office:value-type="date" office:date-value="2016-01-21T00:00:00" table:style-name="ce2">
            <text:p>2016/1/21</text:p>
          </table:table-cell>
          <table:table-cell office:value-type="string" table:style-name="ce1">
            <text:p><text:s/>aa<text:s/></text:p>
          </table:table-cell>
          <table:table-cell office:value-type="string" table:style-name="ce1">
            <text:p><text:s/>aa<text:s/></text:p>
          </table:table-cell>
          <table:table-cell office:value-type="string" table:style-name="ce1">
            <text:p>桃園市</text:p>
          </table:table-cell>
          <table:table-cell office:value-type="string" table:style-name="ce1">
            <text:p>大潭發電廠</text:p>
          </table:table-cell>
          <table:table-cell office:value-type="string" table:style-name="ce1">
            <text:p>aa<text:s text:c="8"/></text:p>
          </table:table-cell>
          <table:table-cell office:value-type="string" table:style-name="ce1">
            <text:p>協助大潭發電廠辦理「灌溉希望-散播愛心」─特別助學金頒獎活動</text:p>
          </table:table-cell>
          <table:table-cell office:value-type="date" office:date-value="2016-01-01T00:00:00" table:style-name="ce2">
            <text:p>2016/1/1</text:p>
          </table:table-cell>
          <table:table-cell office:value-type="date" office:date-value="2016-12-31T00:00:00" table:style-name="ce2">
            <text:p>2016/12/31</text:p>
          </table:table-cell>
          <table:table-cell office:value-type="string" table:style-name="ce1">
            <text:p>桃園市觀音區</text:p>
          </table:table-cell>
          <table:table-cell office:value-type="float" office:value="856" table:style-name="ce1">
            <text:p>856</text:p>
          </table:table-cell>
          <table:table-cell office:value-type="float" office:value="856" table:style-name="ce1">
            <text:p>856</text:p>
          </table:table-cell>
          <table:table-cell office:value-type="float" office:value="856" table:style-name="ce1">
            <text:p>856</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9" table:style-name="ce1">
            <text:p>9</text:p>
          </table:table-cell>
          <table:table-cell office:value-type="string" table:style-name="ce1">
            <text:p>促進電力發展營運協助金審議委員會</text:p>
          </table:table-cell>
          <table:table-cell office:value-type="date" office:date-value="2016-01-21T00:00:00" table:style-name="ce2">
            <text:p>2016/1/21</text:p>
          </table:table-cell>
          <table:table-cell office:value-type="string" table:style-name="ce1">
            <text:p><text:s/>aa<text:s/></text:p>
          </table:table-cell>
          <table:table-cell office:value-type="string" table:style-name="ce1">
            <text:p><text:s/>aa<text:s/></text:p>
          </table:table-cell>
          <table:table-cell office:value-type="string" table:style-name="ce1">
            <text:p>新北市</text:p>
          </table:table-cell>
          <table:table-cell office:value-type="string" table:style-name="ce1">
            <text:p>新北市石門區農會</text:p>
          </table:table-cell>
          <table:table-cell office:value-type="float" office:value="37180341" table:style-name="ce1">
            <text:p>37180341</text:p>
          </table:table-cell>
          <table:table-cell office:value-type="string" table:style-name="ce1">
            <text:p>協助新北市石門區農會辦理105年度嘉惠農民事業生產計畫</text:p>
          </table:table-cell>
          <table:table-cell office:value-type="date" office:date-value="2016-02-01T00:00:00" table:style-name="ce2">
            <text:p>2016/2/1</text:p>
          </table:table-cell>
          <table:table-cell office:value-type="date" office:date-value="2016-02-29T00:00:00" table:style-name="ce2">
            <text:p>2016/2/29</text:p>
          </table:table-cell>
          <table:table-cell office:value-type="string" table:style-name="ce1">
            <text:p>新北市石門區</text:p>
          </table:table-cell>
          <table:table-cell office:value-type="float" office:value="2761" table:style-name="ce1">
            <text:p>2761</text:p>
          </table:table-cell>
          <table:table-cell office:value-type="float" office:value="800" table:style-name="ce1">
            <text:p>800</text:p>
          </table:table-cell>
          <table:table-cell office:value-type="float" office:value="800" table:style-name="ce1">
            <text:p>80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10" table:style-name="ce1">
            <text:p>10</text:p>
          </table:table-cell>
          <table:table-cell office:value-type="string" table:style-name="ce1">
            <text:p>促進電力發展營運協助金審議委員會</text:p>
          </table:table-cell>
          <table:table-cell office:value-type="date" office:date-value="2016-01-22T00:00:00" table:style-name="ce2">
            <text:p>2016/1/22</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石鎮社區發展協會</text:p>
          </table:table-cell>
          <table:table-cell office:value-type="float" office:value="94986311" table:style-name="ce1">
            <text:p>94986311</text:p>
          </table:table-cell>
          <table:table-cell office:value-type="string" table:style-name="ce1">
            <text:p>協助苗栗縣苑裡鎮石鎮社區發展協會辦理105年度支持台電節約能源宣導暨親子健行賞櫻活動</text:p>
          </table:table-cell>
          <table:table-cell office:value-type="date" office:date-value="2016-01-31T00:00:00" table:style-name="ce2">
            <text:p>2016/1/31</text:p>
          </table:table-cell>
          <table:table-cell office:value-type="date" office:date-value="2016-01-31T00:00:00" table:style-name="ce2">
            <text:p>2016/1/31</text:p>
          </table:table-cell>
          <table:table-cell office:value-type="string" table:style-name="ce1">
            <text:p>苗栗縣苑裡鎮</text:p>
          </table:table-cell>
          <table:table-cell office:value-type="float" office:value="81" table:style-name="ce1">
            <text:p>81</text:p>
          </table:table-cell>
          <table:table-cell office:value-type="float" office:value="30" table:style-name="ce1">
            <text:p>30</text:p>
          </table:table-cell>
          <table:table-cell office:value-type="float" office:value="30" table:style-name="ce1">
            <text:p>3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1" table:style-name="ce1">
            <text:p>11</text:p>
          </table:table-cell>
          <table:table-cell office:value-type="string" table:style-name="ce1">
            <text:p>促進電力發展營運協助金審議委員會</text:p>
          </table:table-cell>
          <table:table-cell office:value-type="date" office:date-value="2016-01-22T00:00:00" table:style-name="ce2">
            <text:p>2016/1/22</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彌陀區農會</text:p>
          </table:table-cell>
          <table:table-cell office:value-type="float" office:value="88510204" table:style-name="ce1">
            <text:p>88510204</text:p>
          </table:table-cell>
          <table:table-cell office:value-type="string" table:style-name="ce1">
            <text:p>協助高雄市彌陀區農會辦理105年農民節擴大慶祝大會暨電力建設宣導活動</text:p>
          </table:table-cell>
          <table:table-cell office:value-type="date" office:date-value="2016-02-26T00:00:00" table:style-name="ce2">
            <text:p>2016/2/26</text:p>
          </table:table-cell>
          <table:table-cell office:value-type="date" office:date-value="2016-02-26T00:00:00" table:style-name="ce2">
            <text:p>2016/2/26</text:p>
          </table:table-cell>
          <table:table-cell office:value-type="string" table:style-name="ce1">
            <text:p>高雄市彌陀區</text:p>
          </table:table-cell>
          <table:table-cell office:value-type="float" office:value="310" table:style-name="ce1">
            <text:p>31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2" table:style-name="ce1">
            <text:p>12</text:p>
          </table:table-cell>
          <table:table-cell office:value-type="string" table:style-name="ce1">
            <text:p>促進電力發展營運協助金審議委員會</text:p>
          </table:table-cell>
          <table:table-cell office:value-type="date" office:date-value="2016-01-25T00:00:00" table:style-name="ce2">
            <text:p>2016/1/25</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興達港區漁會</text:p>
          </table:table-cell>
          <table:table-cell office:value-type="float" office:value="85746711" table:style-name="ce1">
            <text:p>85746711</text:p>
          </table:table-cell>
          <table:table-cell office:value-type="string" table:style-name="ce1">
            <text:p>協助高雄市興達港區漁會辦理輔導高雄市茄萣區水產養殖產銷班第二班105年終水產加工與養殖技術研究及能源宣導活動計畫</text:p>
          </table:table-cell>
          <table:table-cell office:value-type="date" office:date-value="2016-01-27T00:00:00" table:style-name="ce2">
            <text:p>2016/1/27</text:p>
          </table:table-cell>
          <table:table-cell office:value-type="date" office:date-value="2016-01-29T00:00:00" table:style-name="ce2">
            <text:p>2016/1/29</text:p>
          </table:table-cell>
          <table:table-cell office:value-type="string" table:style-name="ce1">
            <text:p>高雄市茄萣區</text:p>
          </table:table-cell>
          <table:table-cell office:value-type="float" office:value="100" table:style-name="ce1">
            <text:p>100</text:p>
          </table:table-cell>
          <table:table-cell office:value-type="float" office:value="50" table:style-name="ce1">
            <text:p>50</text:p>
          </table:table-cell>
          <table:table-cell office:value-type="float" office:value="40" table:style-name="ce1">
            <text:p>4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3" table:style-name="ce1">
            <text:p>13</text:p>
          </table:table-cell>
          <table:table-cell office:value-type="string" table:style-name="ce1">
            <text:p>促進電力發展營運協助金審議委員會</text:p>
          </table:table-cell>
          <table:table-cell office:value-type="date" office:date-value="2016-01-25T00:00:00" table:style-name="ce2">
            <text:p>2016/1/25</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岡山區公所</text:p>
          </table:table-cell>
          <table:table-cell office:value-type="string" table:style-name="ce1">
            <text:p>aa<text:s text:c="8"/></text:p>
          </table:table-cell>
          <table:table-cell office:value-type="string" table:style-name="ce1">
            <text:p>協助高雄市岡山區公所辦理高雄市岡山區105年模範母親表揚暨節能減碳宣導活動</text:p>
          </table:table-cell>
          <table:table-cell office:value-type="date" office:date-value="2016-05-06T00:00:00" table:style-name="ce2">
            <text:p>2016/5/6</text:p>
          </table:table-cell>
          <table:table-cell office:value-type="date" office:date-value="2016-05-06T00:00:00" table:style-name="ce2">
            <text:p>2016/5/6</text:p>
          </table:table-cell>
          <table:table-cell office:value-type="string" table:style-name="ce1">
            <text:p>高雄市岡山區</text:p>
          </table:table-cell>
          <table:table-cell office:value-type="float" office:value="150" table:style-name="ce1">
            <text:p>150</text:p>
          </table:table-cell>
          <table:table-cell office:value-type="float" office:value="150" table:style-name="ce1">
            <text:p>150</text:p>
          </table:table-cell>
          <table:table-cell office:value-type="float" office:value="100" table:style-name="ce1">
            <text:p>1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4" table:style-name="ce1">
            <text:p>14</text:p>
          </table:table-cell>
          <table:table-cell office:value-type="string" table:style-name="ce1">
            <text:p>促進電力發展營運協助金審議委員會</text:p>
          </table:table-cell>
          <table:table-cell office:value-type="date" office:date-value="2016-01-22T00:00:00" table:style-name="ce2">
            <text:p>2016/1/22</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農會</text:p>
          </table:table-cell>
          <table:table-cell office:value-type="float" office:value="49275005" table:style-name="ce1">
            <text:p>49275005</text:p>
          </table:table-cell>
          <table:table-cell office:value-type="string" table:style-name="ce1">
            <text:p>協助苗栗縣通霄鎮農會辦理105年度農民節表彰大會補助計畫</text:p>
          </table:table-cell>
          <table:table-cell office:value-type="date" office:date-value="2016-01-27T00:00:00" table:style-name="ce2">
            <text:p>2016/1/27</text:p>
          </table:table-cell>
          <table:table-cell office:value-type="date" office:date-value="2016-01-27T00:00:00" table:style-name="ce2">
            <text:p>2016/1/27</text:p>
          </table:table-cell>
          <table:table-cell office:value-type="string" table:style-name="ce1">
            <text:p>苗栗縣通霄鎮</text:p>
          </table:table-cell>
          <table:table-cell office:value-type="float" office:value="508" table:style-name="ce1">
            <text:p>508</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5" table:style-name="ce1">
            <text:p>15</text:p>
          </table:table-cell>
          <table:table-cell office:value-type="string" table:style-name="ce1">
            <text:p>促進電力發展營運協助金審議委員會</text:p>
          </table:table-cell>
          <table:table-cell office:value-type="date" office:date-value="2016-01-22T00:00:00" table:style-name="ce2">
            <text:p>2016/1/22</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林園區農會</text:p>
          </table:table-cell>
          <table:table-cell office:value-type="float" office:value="85176205" table:style-name="ce1">
            <text:p>85176205</text:p>
          </table:table-cell>
          <table:table-cell office:value-type="string" table:style-name="ce1">
            <text:p>協助高雄市林園區農會辦理慶祝105年度農民節表彰大會暨宣導支持大林電廠更新改建計畫活動</text:p>
          </table:table-cell>
          <table:table-cell office:value-type="date" office:date-value="2016-02-19T00:00:00" table:style-name="ce2">
            <text:p>2016/2/19</text:p>
          </table:table-cell>
          <table:table-cell office:value-type="date" office:date-value="2016-02-19T00:00:00" table:style-name="ce2">
            <text:p>2016/2/19</text:p>
          </table:table-cell>
          <table:table-cell office:value-type="string" table:style-name="ce1">
            <text:p>高雄市林園區</text:p>
          </table:table-cell>
          <table:table-cell office:value-type="float" office:value="500" table:style-name="ce1">
            <text:p>50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6" table:style-name="ce1">
            <text:p>16</text:p>
          </table:table-cell>
          <table:table-cell office:value-type="string" table:style-name="ce1">
            <text:p>促進電力發展營運協助金審議委員會</text:p>
          </table:table-cell>
          <table:table-cell office:value-type="date" office:date-value="2016-01-22T00:00:00" table:style-name="ce2">
            <text:p>2016/1/22</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通霄全民健康推廣協會</text:p>
          </table:table-cell>
          <table:table-cell office:value-type="float" office:value="25371099" table:style-name="ce1">
            <text:p>25371099</text:p>
          </table:table-cell>
          <table:table-cell office:value-type="string" table:style-name="ce1">
            <text:p>協助苗栗縣通霄全民健康推廣協會辦理105年度「全民動起來，健康跟著來」宇宙健康操成果發表暨傳統米食推廣研習活動</text:p>
          </table:table-cell>
          <table:table-cell office:value-type="date" office:date-value="2016-01-30T00:00:00" table:style-name="ce2">
            <text:p>2016/1/30</text:p>
          </table:table-cell>
          <table:table-cell office:value-type="date" office:date-value="2016-01-30T00:00:00" table:style-name="ce2">
            <text:p>2016/1/30</text:p>
          </table:table-cell>
          <table:table-cell office:value-type="string" table:style-name="ce1">
            <text:p>苗栗縣通霄鎮</text:p>
          </table:table-cell>
          <table:table-cell office:value-type="float" office:value="214" table:style-name="ce1">
            <text:p>214</text:p>
          </table:table-cell>
          <table:table-cell office:value-type="float" office:value="50" table:style-name="ce1">
            <text:p>50</text:p>
          </table:table-cell>
          <table:table-cell office:value-type="float" office:value="20" table:style-name="ce1">
            <text:p>2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7" table:style-name="ce1">
            <text:p>17</text:p>
          </table:table-cell>
          <table:table-cell office:value-type="string" table:style-name="ce1">
            <text:p>促進電力發展營運協助金審議委員會</text:p>
          </table:table-cell>
          <table:table-cell office:value-type="date" office:date-value="2016-01-20T00:00:00" table:style-name="ce2">
            <text:p>2016/1/20</text:p>
          </table:table-cell>
          <table:table-cell office:value-type="string" table:style-name="ce1">
            <text:p><text:s/>aa<text:s/></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s text:c="8"/></text:p>
          </table:table-cell>
          <table:table-cell office:value-type="string" table:style-name="ce1">
            <text:p>協助臺中市龍井區公所辦理臺中市龍井區105年歲末迎春名家揮毫暨推廣節約能源宣導活動</text:p>
          </table:table-cell>
          <table:table-cell office:value-type="date" office:date-value="2016-01-23T00:00:00" table:style-name="ce2">
            <text:p>2016/1/23</text:p>
          </table:table-cell>
          <table:table-cell office:value-type="date" office:date-value="2016-01-23T00:00:00" table:style-name="ce2">
            <text:p>2016/1/23</text:p>
          </table:table-cell>
          <table:table-cell office:value-type="string" table:style-name="ce1">
            <text:p>臺中市龍井區</text:p>
          </table:table-cell>
          <table:table-cell office:value-type="float" office:value="385" table:style-name="ce1">
            <text:p>385</text:p>
          </table:table-cell>
          <table:table-cell office:value-type="float" office:value="100" table:style-name="ce1">
            <text:p>100</text:p>
          </table:table-cell>
          <table:table-cell office:value-type="float" office:value="90" table:style-name="ce1">
            <text:p>9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8" table:style-name="ce1">
            <text:p>18</text:p>
          </table:table-cell>
          <table:table-cell office:value-type="string" table:style-name="ce1">
            <text:p>促進電力發展營運協助金審議委員會</text:p>
          </table:table-cell>
          <table:table-cell office:value-type="date" office:date-value="2016-01-20T00:00:00" table:style-name="ce2">
            <text:p>2016/1/20</text:p>
          </table:table-cell>
          <table:table-cell office:value-type="string" table:style-name="ce1">
            <text:p><text:s/>aa<text:s/></text:p>
          </table:table-cell>
          <table:table-cell office:value-type="string" table:style-name="ce1">
            <text:p><text:s/>aa<text:s/></text:p>
          </table:table-cell>
          <table:table-cell office:value-type="string" table:style-name="ce1">
            <text:p>南投縣</text:p>
          </table:table-cell>
          <table:table-cell office:value-type="string" table:style-name="ce1">
            <text:p>南投縣水里鄉公所</text:p>
          </table:table-cell>
          <table:table-cell office:value-type="string" table:style-name="ce1">
            <text:p>aa<text:s text:c="8"/></text:p>
          </table:table-cell>
          <table:table-cell office:value-type="string" table:style-name="ce1">
            <text:p>協助南投縣水里鄉公所辦理水里點燈慶元宵</text:p>
          </table:table-cell>
          <table:table-cell office:value-type="date" office:date-value="2016-01-29T00:00:00" table:style-name="ce2">
            <text:p>2016/1/29</text:p>
          </table:table-cell>
          <table:table-cell office:value-type="date" office:date-value="2016-03-01T00:00:00" table:style-name="ce2">
            <text:p>2016/3/1</text:p>
          </table:table-cell>
          <table:table-cell office:value-type="string" table:style-name="ce1">
            <text:p>南投縣水里鄉</text:p>
          </table:table-cell>
          <table:table-cell office:value-type="float" office:value="210" table:style-name="ce1">
            <text:p>210</text:p>
          </table:table-cell>
          <table:table-cell office:value-type="float" office:value="130" table:style-name="ce1">
            <text:p>130</text:p>
          </table:table-cell>
          <table:table-cell office:value-type="float" office:value="100" table:style-name="ce1">
            <text:p>1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9" table:style-name="ce1">
            <text:p>19</text:p>
          </table:table-cell>
          <table:table-cell office:value-type="string" table:style-name="ce1">
            <text:p>促進電力發展營運協助金審議委員會</text:p>
          </table:table-cell>
          <table:table-cell office:value-type="date" office:date-value="2016-01-22T00:00:00" table:style-name="ce2">
            <text:p>2016/1/22</text:p>
          </table:table-cell>
          <table:table-cell office:value-type="string" table:style-name="ce1">
            <text:p><text:s/>aa<text:s/></text:p>
          </table:table-cell>
          <table:table-cell office:value-type="string" table:style-name="ce1">
            <text:p><text:s/>aa<text:s/></text:p>
          </table:table-cell>
          <table:table-cell office:value-type="string" table:style-name="ce1">
            <text:p>桃園市</text:p>
          </table:table-cell>
          <table:table-cell office:value-type="string" table:style-name="ce1">
            <text:p>桃園市新屋區農會</text:p>
          </table:table-cell>
          <table:table-cell office:value-type="float" office:value="44811105" table:style-name="ce1">
            <text:p>44811105</text:p>
          </table:table-cell>
          <table:table-cell office:value-type="string" table:style-name="ce1">
            <text:p>協助桃園市新屋區農會辦理105年度新屋區各界慶祝農民節大會活動</text:p>
          </table:table-cell>
          <table:table-cell office:value-type="date" office:date-value="2016-01-23T00:00:00" table:style-name="ce2">
            <text:p>2016/1/23</text:p>
          </table:table-cell>
          <table:table-cell office:value-type="date" office:date-value="2016-03-31T00:00:00" table:style-name="ce2">
            <text:p>2016/3/31</text:p>
          </table:table-cell>
          <table:table-cell office:value-type="string" table:style-name="ce1">
            <text:p>桃園市新屋區</text:p>
          </table:table-cell>
          <table:table-cell office:value-type="float" office:value="600" table:style-name="ce1">
            <text:p>600</text:p>
          </table:table-cell>
          <table:table-cell office:value-type="float" office:value="150" table:style-name="ce1">
            <text:p>150</text:p>
          </table:table-cell>
          <table:table-cell office:value-type="float" office:value="150" table:style-name="ce1">
            <text:p>15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20" table:style-name="ce1">
            <text:p>20</text:p>
          </table:table-cell>
          <table:table-cell office:value-type="string" table:style-name="ce1">
            <text:p>促進電力發展營運協助金審議委員會</text:p>
          </table:table-cell>
          <table:table-cell office:value-type="date" office:date-value="2016-01-11T00:00:00" table:style-name="ce2">
            <text:p>2016/1/11</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卓蘭鎮公所</text:p>
          </table:table-cell>
          <table:table-cell office:value-type="string" table:style-name="ce1">
            <text:p>aa<text:s text:c="8"/></text:p>
          </table:table-cell>
          <table:table-cell office:value-type="string" table:style-name="ce1">
            <text:p>協助苗栗縣卓蘭鎮公所辦理【105年卓蘭靚妝提燈踩街趣】</text:p>
          </table:table-cell>
          <table:table-cell office:value-type="date" office:date-value="2016-02-20T00:00:00" table:style-name="ce2">
            <text:p>2016/2/20</text:p>
          </table:table-cell>
          <table:table-cell office:value-type="date" office:date-value="2016-02-20T00:00:00" table:style-name="ce2">
            <text:p>2016/2/20</text:p>
          </table:table-cell>
          <table:table-cell office:value-type="string" table:style-name="ce1">
            <text:p>苗栗縣卓蘭鎮</text:p>
          </table:table-cell>
          <table:table-cell office:value-type="float" office:value="250" table:style-name="ce1">
            <text:p>25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21" table:style-name="ce1">
            <text:p>21</text:p>
          </table:table-cell>
          <table:table-cell office:value-type="string" table:style-name="ce1">
            <text:p>促進電力發展營運協助金審議委員會</text:p>
          </table:table-cell>
          <table:table-cell office:value-type="date" office:date-value="2016-01-12T00:00:00" table:style-name="ce2">
            <text:p>2016/1/12</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公所</text:p>
          </table:table-cell>
          <table:table-cell office:value-type="string" table:style-name="ce1">
            <text:p>aa<text:s text:c="8"/></text:p>
          </table:table-cell>
          <table:table-cell office:value-type="string" table:style-name="ce1">
            <text:p>協助苗栗縣苑裡鎮公所辦理『2016苑裡閩客慶元宵』活動</text:p>
          </table:table-cell>
          <table:table-cell office:value-type="date" office:date-value="2016-02-20T00:00:00" table:style-name="ce2">
            <text:p>2016/2/20</text:p>
          </table:table-cell>
          <table:table-cell office:value-type="date" office:date-value="2016-02-20T00:00:00" table:style-name="ce2">
            <text:p>2016/2/20</text:p>
          </table:table-cell>
          <table:table-cell office:value-type="string" table:style-name="ce1">
            <text:p>苗栗縣苑裡鎮</text:p>
          </table:table-cell>
          <table:table-cell office:value-type="float" office:value="706" table:style-name="ce1">
            <text:p>706</text:p>
          </table:table-cell>
          <table:table-cell office:value-type="float" office:value="150" table:style-name="ce1">
            <text:p>150</text:p>
          </table:table-cell>
          <table:table-cell office:value-type="float" office:value="100" table:style-name="ce1">
            <text:p>1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22" table:style-name="ce1">
            <text:p>22</text:p>
          </table:table-cell>
          <table:table-cell office:value-type="string" table:style-name="ce1">
            <text:p>促進電力發展營運協助金審議委員會</text:p>
          </table:table-cell>
          <table:table-cell office:value-type="date" office:date-value="2016-01-18T00:00:00" table:style-name="ce2">
            <text:p>2016/1/18</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公所</text:p>
          </table:table-cell>
          <table:table-cell office:value-type="string" table:style-name="ce1">
            <text:p>aa<text:s text:c="8"/></text:p>
          </table:table-cell>
          <table:table-cell office:value-type="string" table:style-name="ce1">
            <text:p>協助苗栗縣苑裡鎮公所辦理105年度全國客家「掛紙日」文化及「清明節」公墓除草活動</text:p>
          </table:table-cell>
          <table:table-cell office:value-type="date" office:date-value="2016-01-01T00:00:00" table:style-name="ce2">
            <text:p>2016/1/1</text:p>
          </table:table-cell>
          <table:table-cell office:value-type="date" office:date-value="2016-03-31T00:00:00" table:style-name="ce2">
            <text:p>2016/3/31</text:p>
          </table:table-cell>
          <table:table-cell office:value-type="string" table:style-name="ce1">
            <text:p>苗栗縣苑裡鎮</text:p>
          </table:table-cell>
          <table:table-cell office:value-type="float" office:value="1182" table:style-name="ce1">
            <text:p>1182</text:p>
          </table:table-cell>
          <table:table-cell office:value-type="float" office:value="500" table:style-name="ce1">
            <text:p>500</text:p>
          </table:table-cell>
          <table:table-cell office:value-type="float" office:value="250" table:style-name="ce1">
            <text:p>25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23" table:style-name="ce1">
            <text:p>23</text:p>
          </table:table-cell>
          <table:table-cell office:value-type="string" table:style-name="ce1">
            <text:p>促進電力發展營運協助金審議委員會</text:p>
          </table:table-cell>
          <table:table-cell office:value-type="date" office:date-value="2016-01-19T00:00:00" table:style-name="ce2">
            <text:p>2016/1/19</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鳳興敬老協會</text:p>
          </table:table-cell>
          <table:table-cell office:value-type="float" office:value="10279904" table:style-name="ce1">
            <text:p>10279904</text:p>
          </table:table-cell>
          <table:table-cell office:value-type="string" table:style-name="ce1">
            <text:p>協助高雄市鳳興敬老協會辦理會員參訪國家經濟建設及研習老人福利設施暨宣導支持大林電廠更新改建計畫活動</text:p>
          </table:table-cell>
          <table:table-cell office:value-type="date" office:date-value="2016-02-24T00:00:00" table:style-name="ce2">
            <text:p>2016/2/24</text:p>
          </table:table-cell>
          <table:table-cell office:value-type="date" office:date-value="2016-02-26T00:00:00" table:style-name="ce2">
            <text:p>2016/2/26</text:p>
          </table:table-cell>
          <table:table-cell office:value-type="string" table:style-name="ce1">
            <text:p>大林發電廠</text:p>
          </table:table-cell>
          <table:table-cell office:value-type="float" office:value="330" table:style-name="ce1">
            <text:p>330</text:p>
          </table:table-cell>
          <table:table-cell office:value-type="float" office:value="200" table:style-name="ce1">
            <text:p>200</text:p>
          </table:table-cell>
          <table:table-cell office:value-type="float" office:value="90" table:style-name="ce1">
            <text:p>9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24" table:style-name="ce1">
            <text:p>24</text:p>
          </table:table-cell>
          <table:table-cell office:value-type="string" table:style-name="ce1">
            <text:p>促進電力發展營運協助金審議委員會</text:p>
          </table:table-cell>
          <table:table-cell office:value-type="date" office:date-value="2016-01-19T00:00:00" table:style-name="ce2">
            <text:p>2016/1/19</text:p>
          </table:table-cell>
          <table:table-cell office:value-type="string" table:style-name="ce1">
            <text:p><text:s/>aa<text:s/></text:p>
          </table:table-cell>
          <table:table-cell office:value-type="string" table:style-name="ce1">
            <text:p><text:s/>aa<text:s/></text:p>
          </table:table-cell>
          <table:table-cell office:value-type="string" table:style-name="ce1">
            <text:p>桃園市</text:p>
          </table:table-cell>
          <table:table-cell office:value-type="string" table:style-name="ce1">
            <text:p>桃園市觀音區農會</text:p>
          </table:table-cell>
          <table:table-cell office:value-type="float" office:value="44933304" table:style-name="ce1">
            <text:p>44933304</text:p>
          </table:table-cell>
          <table:table-cell office:value-type="string" table:style-name="ce1">
            <text:p>協助桃園市觀音區農會辦理105年度觀音區各界慶祝農民節大會活動</text:p>
          </table:table-cell>
          <table:table-cell office:value-type="date" office:date-value="2016-01-28T00:00:00" table:style-name="ce2">
            <text:p>2016/1/28</text:p>
          </table:table-cell>
          <table:table-cell office:value-type="date" office:date-value="2016-03-31T00:00:00" table:style-name="ce2">
            <text:p>2016/3/31</text:p>
          </table:table-cell>
          <table:table-cell office:value-type="string" table:style-name="ce1">
            <text:p>桃園市觀音區</text:p>
          </table:table-cell>
          <table:table-cell office:value-type="float" office:value="600" table:style-name="ce1">
            <text:p>600</text:p>
          </table:table-cell>
          <table:table-cell office:value-type="float" office:value="150" table:style-name="ce1">
            <text:p>150</text:p>
          </table:table-cell>
          <table:table-cell office:value-type="float" office:value="90" table:style-name="ce1">
            <text:p>9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25" table:style-name="ce1">
            <text:p>25</text:p>
          </table:table-cell>
          <table:table-cell office:value-type="string" table:style-name="ce1">
            <text:p>促進電力發展營運協助金審議委員會</text:p>
          </table:table-cell>
          <table:table-cell office:value-type="date" office:date-value="2016-01-15T00:00:00" table:style-name="ce2">
            <text:p>2016/1/15</text:p>
          </table:table-cell>
          <table:table-cell office:value-type="string" table:style-name="ce1">
            <text:p><text:s/>aa<text:s/></text:p>
          </table:table-cell>
          <table:table-cell office:value-type="string" table:style-name="ce1">
            <text:p><text:s/>aa<text:s/></text:p>
          </table:table-cell>
          <table:table-cell office:value-type="string" table:style-name="ce1">
            <text:p>新北市</text:p>
          </table:table-cell>
          <table:table-cell office:value-type="string" table:style-name="ce1">
            <text:p>新北市萬里區公所</text:p>
          </table:table-cell>
          <table:table-cell office:value-type="string" table:style-name="ce1">
            <text:p>aa<text:s text:c="8"/></text:p>
          </table:table-cell>
          <table:table-cell office:value-type="string" table:style-name="ce1">
            <text:p>協助新北市萬里區公所辦理2016新北市野柳神明淨港文化祭</text:p>
          </table:table-cell>
          <table:table-cell office:value-type="date" office:date-value="2016-02-19T00:00:00" table:style-name="ce2">
            <text:p>2016/2/19</text:p>
          </table:table-cell>
          <table:table-cell office:value-type="date" office:date-value="2016-02-22T00:00:00" table:style-name="ce2">
            <text:p>2016/2/22</text:p>
          </table:table-cell>
          <table:table-cell office:value-type="string" table:style-name="ce1">
            <text:p>新北市萬里區</text:p>
          </table:table-cell>
          <table:table-cell office:value-type="float" office:value="2560" table:style-name="ce1">
            <text:p>2560</text:p>
          </table:table-cell>
          <table:table-cell office:value-type="float" office:value="270" table:style-name="ce1">
            <text:p>270</text:p>
          </table:table-cell>
          <table:table-cell office:value-type="float" office:value="270" table:style-name="ce1">
            <text:p>27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26" table:style-name="ce1">
            <text:p>26</text:p>
          </table:table-cell>
          <table:table-cell office:value-type="string" table:style-name="ce1">
            <text:p>促進電力發展營運協助金審議委員會</text:p>
          </table:table-cell>
          <table:table-cell office:value-type="date" office:date-value="2016-01-11T00:00:00" table:style-name="ce2">
            <text:p>2016/1/11</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公所</text:p>
          </table:table-cell>
          <table:table-cell office:value-type="string" table:style-name="ce1">
            <text:p>aa<text:s text:c="8"/></text:p>
          </table:table-cell>
          <table:table-cell office:value-type="string" table:style-name="ce1">
            <text:p>協助苗栗縣苑裡鎮公所辦理105年度【寒冬送暖‧歲末關懷】活動</text:p>
          </table:table-cell>
          <table:table-cell office:value-type="date" office:date-value="2016-01-26T00:00:00" table:style-name="ce2">
            <text:p>2016/1/26</text:p>
          </table:table-cell>
          <table:table-cell office:value-type="date" office:date-value="2016-01-26T00:00:00" table:style-name="ce2">
            <text:p>2016/1/26</text:p>
          </table:table-cell>
          <table:table-cell office:value-type="string" table:style-name="ce1">
            <text:p>苗栗縣苑裡鎮</text:p>
          </table:table-cell>
          <table:table-cell office:value-type="float" office:value="165" table:style-name="ce1">
            <text:p>165</text:p>
          </table:table-cell>
          <table:table-cell office:value-type="float" office:value="50" table:style-name="ce1">
            <text:p>50</text:p>
          </table:table-cell>
          <table:table-cell office:value-type="float" office:value="50" table:style-name="ce1">
            <text:p>5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27" table:style-name="ce1">
            <text:p>27</text:p>
          </table:table-cell>
          <table:table-cell office:value-type="string" table:style-name="ce1">
            <text:p>促進電力發展營運協助金審議委員會</text:p>
          </table:table-cell>
          <table:table-cell office:value-type="date" office:date-value="2016-01-18T00:00:00" table:style-name="ce2">
            <text:p>2016/1/18</text:p>
          </table:table-cell>
          <table:table-cell office:value-type="string" table:style-name="ce1">
            <text:p><text:s/>aa<text:s/></text:p>
          </table:table-cell>
          <table:table-cell office:value-type="string" table:style-name="ce1">
            <text:p><text:s/>aa<text:s/></text:p>
          </table:table-cell>
          <table:table-cell office:value-type="string" table:style-name="ce1">
            <text:p>新北市</text:p>
          </table:table-cell>
          <table:table-cell office:value-type="string" table:style-name="ce1">
            <text:p>新北市金山地區農會</text:p>
          </table:table-cell>
          <table:table-cell office:value-type="float" office:value="37181600" table:style-name="ce1">
            <text:p>37181600</text:p>
          </table:table-cell>
          <table:table-cell office:value-type="string" table:style-name="ce1">
            <text:p>協助新北市金山地區農會辦理金山、萬里區各界105年度慶祝農民節大會</text:p>
          </table:table-cell>
          <table:table-cell office:value-type="date" office:date-value="2016-01-25T00:00:00" table:style-name="ce2">
            <text:p>2016/1/25</text:p>
          </table:table-cell>
          <table:table-cell office:value-type="date" office:date-value="2016-01-25T00:00:00" table:style-name="ce2">
            <text:p>2016/1/25</text:p>
          </table:table-cell>
          <table:table-cell office:value-type="string" table:style-name="ce1">
            <text:p>新北市金山區</text:p>
          </table:table-cell>
          <table:table-cell office:value-type="float" office:value="209" table:style-name="ce1">
            <text:p>209</text:p>
          </table:table-cell>
          <table:table-cell office:value-type="float" office:value="150" table:style-name="ce1">
            <text:p>150</text:p>
          </table:table-cell>
          <table:table-cell office:value-type="float" office:value="150" table:style-name="ce1">
            <text:p>15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28" table:style-name="ce1">
            <text:p>28</text:p>
          </table:table-cell>
          <table:table-cell office:value-type="string" table:style-name="ce1">
            <text:p>促進電力發展營運協助金審議委員會</text:p>
          </table:table-cell>
          <table:table-cell office:value-type="date" office:date-value="2016-01-19T00:00:00" table:style-name="ce2">
            <text:p>2016/1/19</text:p>
          </table:table-cell>
          <table:table-cell office:value-type="string" table:style-name="ce1">
            <text:p><text:s/>aa<text:s/></text:p>
          </table:table-cell>
          <table:table-cell office:value-type="string" table:style-name="ce1">
            <text:p><text:s/>aa<text:s/></text:p>
          </table:table-cell>
          <table:table-cell office:value-type="string" table:style-name="ce1">
            <text:p>屏東縣</text:p>
          </table:table-cell>
          <table:table-cell office:value-type="string" table:style-name="ce1">
            <text:p>屏東縣車城鄉公所</text:p>
          </table:table-cell>
          <table:table-cell office:value-type="string" table:style-name="ce1">
            <text:p>aa<text:s text:c="8"/></text:p>
          </table:table-cell>
          <table:table-cell office:value-type="string" table:style-name="ce1">
            <text:p>協助屏東縣車城鄉公所辦理屏東縣車城鄉沿海道路及景觀橋全線通車典禮活動</text:p>
          </table:table-cell>
          <table:table-cell office:value-type="date" office:date-value="2016-01-29T00:00:00" table:style-name="ce2">
            <text:p>2016/1/29</text:p>
          </table:table-cell>
          <table:table-cell office:value-type="date" office:date-value="2016-01-29T00:00:00" table:style-name="ce2">
            <text:p>2016/1/29</text:p>
          </table:table-cell>
          <table:table-cell office:value-type="string" table:style-name="ce1">
            <text:p>屏東縣車城鄉</text:p>
          </table:table-cell>
          <table:table-cell office:value-type="float" office:value="287" table:style-name="ce1">
            <text:p>287</text:p>
          </table:table-cell>
          <table:table-cell office:value-type="float" office:value="100" table:style-name="ce1">
            <text:p>100</text:p>
          </table:table-cell>
          <table:table-cell office:value-type="float" office:value="90" table:style-name="ce1">
            <text:p>9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29" table:style-name="ce1">
            <text:p>29</text:p>
          </table:table-cell>
          <table:table-cell office:value-type="string" table:style-name="ce1">
            <text:p>促進電力發展營運協助金審議委員會</text:p>
          </table:table-cell>
          <table:table-cell office:value-type="date" office:date-value="2016-01-14T00:00:00" table:style-name="ce2">
            <text:p>2016/1/14</text:p>
          </table:table-cell>
          <table:table-cell office:value-type="string" table:style-name="ce1">
            <text:p><text:s/>aa<text:s/></text:p>
          </table:table-cell>
          <table:table-cell office:value-type="string" table:style-name="ce1">
            <text:p><text:s/>aa<text:s/></text:p>
          </table:table-cell>
          <table:table-cell office:value-type="string" table:style-name="ce1">
            <text:p>南投縣</text:p>
          </table:table-cell>
          <table:table-cell office:value-type="string" table:style-name="ce1">
            <text:p>南投縣魚池鄉農會</text:p>
          </table:table-cell>
          <table:table-cell office:value-type="float" office:value="62153103" table:style-name="ce1">
            <text:p>62153103</text:p>
          </table:table-cell>
          <table:table-cell office:value-type="string" table:style-name="ce1">
            <text:p>協助南投縣魚池鄉農會辦理105年度魚池鄉各界慶祝農民節表彰大會計畫</text:p>
          </table:table-cell>
          <table:table-cell office:value-type="date" office:date-value="2016-02-02T00:00:00" table:style-name="ce2">
            <text:p>2016/2/2</text:p>
          </table:table-cell>
          <table:table-cell office:value-type="date" office:date-value="2016-02-02T00:00:00" table:style-name="ce2">
            <text:p>2016/2/2</text:p>
          </table:table-cell>
          <table:table-cell office:value-type="string" table:style-name="ce1">
            <text:p>南投縣魚池鄉</text:p>
          </table:table-cell>
          <table:table-cell office:value-type="float" office:value="176" table:style-name="ce1">
            <text:p>176</text:p>
          </table:table-cell>
          <table:table-cell office:value-type="float" office:value="70" table:style-name="ce1">
            <text:p>70</text:p>
          </table:table-cell>
          <table:table-cell office:value-type="float" office:value="70" table:style-name="ce1">
            <text:p>7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30" table:style-name="ce1">
            <text:p>30</text:p>
          </table:table-cell>
          <table:table-cell office:value-type="string" table:style-name="ce1">
            <text:p>促進電力發展營運協助金審議委員會</text:p>
          </table:table-cell>
          <table:table-cell office:value-type="date" office:date-value="2016-01-15T00:00:00" table:style-name="ce2">
            <text:p>2016/1/15</text:p>
          </table:table-cell>
          <table:table-cell office:value-type="string" table:style-name="ce1">
            <text:p><text:s/>aa<text:s/></text:p>
          </table:table-cell>
          <table:table-cell office:value-type="string" table:style-name="ce1">
            <text:p><text:s/>aa<text:s/></text:p>
          </table:table-cell>
          <table:table-cell office:value-type="string" table:style-name="ce1">
            <text:p>新北市</text:p>
          </table:table-cell>
          <table:table-cell office:value-type="string" table:style-name="ce1">
            <text:p>新北市林口區農會</text:p>
          </table:table-cell>
          <table:table-cell office:value-type="float" office:value="35188901" table:style-name="ce1">
            <text:p>35188901</text:p>
          </table:table-cell>
          <table:table-cell office:value-type="string" table:style-name="ce1">
            <text:p>協助新北市林口區農會辦理105年度林口區各界慶祝農民節大會及節約電源宣導活動</text:p>
          </table:table-cell>
          <table:table-cell office:value-type="date" office:date-value="2016-01-01T00:00:00" table:style-name="ce2">
            <text:p>2016/1/1</text:p>
          </table:table-cell>
          <table:table-cell office:value-type="date" office:date-value="2016-02-28T00:00:00" table:style-name="ce2">
            <text:p>2016/2/28</text:p>
          </table:table-cell>
          <table:table-cell office:value-type="string" table:style-name="ce1">
            <text:p>新北市林口區</text:p>
          </table:table-cell>
          <table:table-cell office:value-type="float" office:value="2627" table:style-name="ce1">
            <text:p>2627</text:p>
          </table:table-cell>
          <table:table-cell office:value-type="float" office:value="150" table:style-name="ce1">
            <text:p>150</text:p>
          </table:table-cell>
          <table:table-cell office:value-type="float" office:value="80" table:style-name="ce1">
            <text:p>8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31" table:style-name="ce1">
            <text:p>31</text:p>
          </table:table-cell>
          <table:table-cell office:value-type="string" table:style-name="ce1">
            <text:p>促進電力發展營運協助金審議委員會</text:p>
          </table:table-cell>
          <table:table-cell office:value-type="date" office:date-value="2016-01-15T00:00:00" table:style-name="ce2">
            <text:p>2016/1/15</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核能火力發電工程處中部施工處</text:p>
          </table:table-cell>
          <table:table-cell office:value-type="string" table:style-name="ce1">
            <text:p>aa<text:s text:c="8"/></text:p>
          </table:table-cell>
          <table:table-cell office:value-type="string" table:style-name="ce1">
            <text:p>協助核能火力發電工程處中部施工處辦理105年通苑地區歲末感恩聯誼暨電力宣導活動</text:p>
          </table:table-cell>
          <table:table-cell office:value-type="date" office:date-value="2016-01-27T00:00:00" table:style-name="ce2">
            <text:p>2016/1/27</text:p>
          </table:table-cell>
          <table:table-cell office:value-type="date" office:date-value="2016-01-27T00:00:00" table:style-name="ce2">
            <text:p>2016/1/27</text:p>
          </table:table-cell>
          <table:table-cell office:value-type="string" table:style-name="ce1">
            <text:p>苗栗縣通霄鎮</text:p>
          </table:table-cell>
          <table:table-cell office:value-type="float" office:value="198" table:style-name="ce1">
            <text:p>198</text:p>
          </table:table-cell>
          <table:table-cell office:value-type="float" office:value="198" table:style-name="ce1">
            <text:p>198</text:p>
          </table:table-cell>
          <table:table-cell office:value-type="float" office:value="198" table:style-name="ce1">
            <text:p>198</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32" table:style-name="ce1">
            <text:p>32</text:p>
          </table:table-cell>
          <table:table-cell office:value-type="string" table:style-name="ce1">
            <text:p>促進電力發展營運協助金審議委員會</text:p>
          </table:table-cell>
          <table:table-cell office:value-type="date" office:date-value="2016-01-11T00:00:00" table:style-name="ce2">
            <text:p>2016/1/11</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卓蘭發電廠</text:p>
          </table:table-cell>
          <table:table-cell office:value-type="string" table:style-name="ce1">
            <text:p>aa<text:s text:c="8"/></text:p>
          </table:table-cell>
          <table:table-cell office:value-type="string" table:style-name="ce1">
            <text:p>協助卓蘭發電廠辦理105年主動關懷卓蘭鎮、泰安鄉弱勢老人公益活動</text:p>
          </table:table-cell>
          <table:table-cell office:value-type="date" office:date-value="2016-03-01T00:00:00" table:style-name="ce2">
            <text:p>2016/3/1</text:p>
          </table:table-cell>
          <table:table-cell office:value-type="date" office:date-value="2017-02-10T00:00:00" table:style-name="ce2">
            <text:p>2017/2/10</text:p>
          </table:table-cell>
          <table:table-cell office:value-type="string" table:style-name="ce1">
            <text:p>苗栗縣卓蘭鎮及泰安鄉</text:p>
          </table:table-cell>
          <table:table-cell office:value-type="float" office:value="183" table:style-name="ce1">
            <text:p>183</text:p>
          </table:table-cell>
          <table:table-cell office:value-type="float" office:value="183" table:style-name="ce1">
            <text:p>183</text:p>
          </table:table-cell>
          <table:table-cell office:value-type="float" office:value="183" table:style-name="ce1">
            <text:p>183</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33" table:style-name="ce1">
            <text:p>33</text:p>
          </table:table-cell>
          <table:table-cell office:value-type="string" table:style-name="ce1">
            <text:p>促進電力發展營運協助金審議委員會</text:p>
          </table:table-cell>
          <table:table-cell office:value-type="date" office:date-value="2016-01-13T00:00:00" table:style-name="ce2">
            <text:p>2016/1/13</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通霄發電廠</text:p>
          </table:table-cell>
          <table:table-cell office:value-type="string" table:style-name="ce1">
            <text:p>aa<text:s text:c="8"/></text:p>
          </table:table-cell>
          <table:table-cell office:value-type="string" table:style-name="ce1">
            <text:p>協助通霄發電廠辦理105年主動關懷獨居長者每月訪視問安活動</text:p>
          </table:table-cell>
          <table:table-cell office:value-type="date" office:date-value="2015-12-25T00:00:00" table:style-name="ce2">
            <text:p>2015/12/25</text:p>
          </table:table-cell>
          <table:table-cell office:value-type="date" office:date-value="2016-11-30T00:00:00" table:style-name="ce2">
            <text:p>2016/11/30</text:p>
          </table:table-cell>
          <table:table-cell office:value-type="string" table:style-name="ce1">
            <text:p>苗栗縣通霄鎮</text:p>
          </table:table-cell>
          <table:table-cell office:value-type="float" office:value="242" table:style-name="ce1">
            <text:p>242</text:p>
          </table:table-cell>
          <table:table-cell office:value-type="float" office:value="242" table:style-name="ce1">
            <text:p>242</text:p>
          </table:table-cell>
          <table:table-cell office:value-type="float" office:value="242" table:style-name="ce1">
            <text:p>242</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34" table:style-name="ce1">
            <text:p>34</text:p>
          </table:table-cell>
          <table:table-cell office:value-type="string" table:style-name="ce1">
            <text:p>促進電力發展營運協助金審議委員會</text:p>
          </table:table-cell>
          <table:table-cell office:value-type="date" office:date-value="2016-01-14T00:00:00" table:style-name="ce2">
            <text:p>2016/1/14</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茄萣婦女工作協會</text:p>
          </table:table-cell>
          <table:table-cell office:value-type="float" office:value="36626909" table:style-name="ce1">
            <text:p>36626909</text:p>
          </table:table-cell>
          <table:table-cell office:value-type="string" table:style-name="ce1">
            <text:p>協助高雄市茄萣婦女工作協會辦理105年兒童社區課後照顧計畫</text:p>
          </table:table-cell>
          <table:table-cell office:value-type="date" office:date-value="2016-01-18T00:00:00" table:style-name="ce2">
            <text:p>2016/1/18</text:p>
          </table:table-cell>
          <table:table-cell office:value-type="date" office:date-value="2016-12-31T00:00:00" table:style-name="ce2">
            <text:p>2016/12/31</text:p>
          </table:table-cell>
          <table:table-cell office:value-type="string" table:style-name="ce1">
            <text:p>高雄市茄萣區</text:p>
          </table:table-cell>
          <table:table-cell office:value-type="float" office:value="303" table:style-name="ce1">
            <text:p>303</text:p>
          </table:table-cell>
          <table:table-cell office:value-type="float" office:value="80" table:style-name="ce1">
            <text:p>80</text:p>
          </table:table-cell>
          <table:table-cell office:value-type="float" office:value="60" table:style-name="ce1">
            <text:p>6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35" table:style-name="ce1">
            <text:p>35</text:p>
          </table:table-cell>
          <table:table-cell office:value-type="string" table:style-name="ce1">
            <text:p>促進電力發展營運協助金審議委員會</text:p>
          </table:table-cell>
          <table:table-cell office:value-type="date" office:date-value="2016-01-13T00:00:00" table:style-name="ce2">
            <text:p>2016/1/13</text:p>
          </table:table-cell>
          <table:table-cell office:value-type="string" table:style-name="ce1">
            <text:p><text:s/>aa<text:s/></text:p>
          </table:table-cell>
          <table:table-cell office:value-type="string" table:style-name="ce1">
            <text:p><text:s/>aa<text:s/></text:p>
          </table:table-cell>
          <table:table-cell office:value-type="string" table:style-name="ce1">
            <text:p>新北市</text:p>
          </table:table-cell>
          <table:table-cell office:value-type="string" table:style-name="ce1">
            <text:p>新北市瑞芳區瑞濱社區發展協會</text:p>
          </table:table-cell>
          <table:table-cell office:value-type="float" office:value="87804693" table:style-name="ce1">
            <text:p>87804693</text:p>
          </table:table-cell>
          <table:table-cell office:value-type="string" table:style-name="ce1">
            <text:p>協助新北市瑞芳區瑞濱社區發展協會辦理105年度歲末聯歡晚會活動</text:p>
          </table:table-cell>
          <table:table-cell office:value-type="date" office:date-value="2016-01-29T00:00:00" table:style-name="ce2">
            <text:p>2016/1/29</text:p>
          </table:table-cell>
          <table:table-cell office:value-type="date" office:date-value="2016-01-29T00:00:00" table:style-name="ce2">
            <text:p>2016/1/29</text:p>
          </table:table-cell>
          <table:table-cell office:value-type="string" table:style-name="ce1">
            <text:p>新北市瑞芳區</text:p>
          </table:table-cell>
          <table:table-cell office:value-type="float" office:value="305" table:style-name="ce1">
            <text:p>305</text:p>
          </table:table-cell>
          <table:table-cell office:value-type="float" office:value="160" table:style-name="ce1">
            <text:p>160</text:p>
          </table:table-cell>
          <table:table-cell office:value-type="float" office:value="150" table:style-name="ce1">
            <text:p>15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36" table:style-name="ce1">
            <text:p>36</text:p>
          </table:table-cell>
          <table:table-cell office:value-type="string" table:style-name="ce1">
            <text:p>促進電力發展營運協助金審議委員會</text:p>
          </table:table-cell>
          <table:table-cell office:value-type="date" office:date-value="2016-01-12T00:00:00" table:style-name="ce2">
            <text:p>2016/1/12</text:p>
          </table:table-cell>
          <table:table-cell office:value-type="string" table:style-name="ce1">
            <text:p><text:s/>aa<text:s/></text:p>
          </table:table-cell>
          <table:table-cell office:value-type="string" table:style-name="ce1">
            <text:p><text:s/>aa<text:s/></text:p>
          </table:table-cell>
          <table:table-cell office:value-type="string" table:style-name="ce1">
            <text:p>南投縣</text:p>
          </table:table-cell>
          <table:table-cell office:value-type="string" table:style-name="ce1">
            <text:p>南投縣水里鄉農會</text:p>
          </table:table-cell>
          <table:table-cell office:value-type="float" office:value="61031808" table:style-name="ce1">
            <text:p>61031808</text:p>
          </table:table-cell>
          <table:table-cell office:value-type="string" table:style-name="ce1">
            <text:p>協助南投縣水里鄉農會辦理105年度農民節表彰大會暨電力安全宣導活動</text:p>
          </table:table-cell>
          <table:table-cell office:value-type="date" office:date-value="2016-01-30T00:00:00" table:style-name="ce2">
            <text:p>2016/1/30</text:p>
          </table:table-cell>
          <table:table-cell office:value-type="date" office:date-value="2016-01-30T00:00:00" table:style-name="ce2">
            <text:p>2016/1/30</text:p>
          </table:table-cell>
          <table:table-cell office:value-type="string" table:style-name="ce1">
            <text:p>南投縣水里鄉</text:p>
          </table:table-cell>
          <table:table-cell office:value-type="float" office:value="184" table:style-name="ce1">
            <text:p>184</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37" table:style-name="ce1">
            <text:p>37</text:p>
          </table:table-cell>
          <table:table-cell office:value-type="string" table:style-name="ce1">
            <text:p>促進電力發展營運協助金審議委員會</text:p>
          </table:table-cell>
          <table:table-cell office:value-type="date" office:date-value="2016-01-11T00:00:00" table:style-name="ce2">
            <text:p>2016/1/11</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農會</text:p>
          </table:table-cell>
          <table:table-cell office:value-type="float" office:value="88500402" table:style-name="ce1">
            <text:p>88500402</text:p>
          </table:table-cell>
          <table:table-cell office:value-type="string" table:style-name="ce1">
            <text:p>協助高雄市永安區農會辦理105年慶祝農民節表彰活動計畫</text:p>
          </table:table-cell>
          <table:table-cell office:value-type="date" office:date-value="2016-02-02T00:00:00" table:style-name="ce2">
            <text:p>2016/2/2</text:p>
          </table:table-cell>
          <table:table-cell office:value-type="date" office:date-value="2016-02-02T00:00:00" table:style-name="ce2">
            <text:p>2016/2/2</text:p>
          </table:table-cell>
          <table:table-cell office:value-type="string" table:style-name="ce1">
            <text:p>高雄市永安區</text:p>
          </table:table-cell>
          <table:table-cell office:value-type="float" office:value="300" table:style-name="ce1">
            <text:p>30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38" table:style-name="ce1">
            <text:p>38</text:p>
          </table:table-cell>
          <table:table-cell office:value-type="string" table:style-name="ce1">
            <text:p>促進電力發展營運協助金審議委員會</text:p>
          </table:table-cell>
          <table:table-cell office:value-type="date" office:date-value="2016-01-11T00:00:00" table:style-name="ce2">
            <text:p>2016/1/11</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沿海敬老協會</text:p>
          </table:table-cell>
          <table:table-cell office:value-type="float" office:value="92065417" table:style-name="ce1">
            <text:p>92065417</text:p>
          </table:table-cell>
          <table:table-cell office:value-type="string" table:style-name="ce1">
            <text:p>協助高雄市沿海敬老協會辦理「參訪國家經濟建設暨宣導支持大林電廠更新改建計畫活動」</text:p>
          </table:table-cell>
          <table:table-cell office:value-type="date" office:date-value="2016-02-20T00:00:00" table:style-name="ce2">
            <text:p>2016/2/20</text:p>
          </table:table-cell>
          <table:table-cell office:value-type="date" office:date-value="2016-02-21T00:00:00" table:style-name="ce2">
            <text:p>2016/2/21</text:p>
          </table:table-cell>
          <table:table-cell office:value-type="string" table:style-name="ce1">
            <text:p>明潭發電廠</text:p>
          </table:table-cell>
          <table:table-cell office:value-type="float" office:value="221" table:style-name="ce1">
            <text:p>221</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39" table:style-name="ce1">
            <text:p>39</text:p>
          </table:table-cell>
          <table:table-cell office:value-type="string" table:style-name="ce1">
            <text:p>促進電力發展營運協助金審議委員會</text:p>
          </table:table-cell>
          <table:table-cell office:value-type="date" office:date-value="2016-01-11T00:00:00" table:style-name="ce2">
            <text:p>2016/1/11</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岡山區農會</text:p>
          </table:table-cell>
          <table:table-cell office:value-type="float" office:value="88502008" table:style-name="ce1">
            <text:p>88502008</text:p>
          </table:table-cell>
          <table:table-cell office:value-type="string" table:style-name="ce1">
            <text:p>協助高雄市岡山區農會辦理105年度岡山區各界慶祝農民節大會暨能源建設宣導活動計畫</text:p>
          </table:table-cell>
          <table:table-cell office:value-type="date" office:date-value="2016-02-02T00:00:00" table:style-name="ce2">
            <text:p>2016/2/2</text:p>
          </table:table-cell>
          <table:table-cell office:value-type="date" office:date-value="2016-02-02T00:00:00" table:style-name="ce2">
            <text:p>2016/2/2</text:p>
          </table:table-cell>
          <table:table-cell office:value-type="string" table:style-name="ce1">
            <text:p>高雄市岡山區</text:p>
          </table:table-cell>
          <table:table-cell office:value-type="float" office:value="460" table:style-name="ce1">
            <text:p>46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40" table:style-name="ce1">
            <text:p>40</text:p>
          </table:table-cell>
          <table:table-cell office:value-type="string" table:style-name="ce1">
            <text:p>促進電力發展營運協助金審議委員會</text:p>
          </table:table-cell>
          <table:table-cell office:value-type="date" office:date-value="2016-01-11T00:00:00" table:style-name="ce2">
            <text:p>2016/1/11</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路竹區農會</text:p>
          </table:table-cell>
          <table:table-cell office:value-type="float" office:value="88323700" table:style-name="ce1">
            <text:p>88323700</text:p>
          </table:table-cell>
          <table:table-cell office:value-type="string" table:style-name="ce1">
            <text:p>協助高雄市路竹區農會辦理105年度農民節慶祝大會</text:p>
          </table:table-cell>
          <table:table-cell office:value-type="date" office:date-value="2016-02-25T00:00:00" table:style-name="ce2">
            <text:p>2016/2/25</text:p>
          </table:table-cell>
          <table:table-cell office:value-type="date" office:date-value="2016-02-25T00:00:00" table:style-name="ce2">
            <text:p>2016/2/25</text:p>
          </table:table-cell>
          <table:table-cell office:value-type="string" table:style-name="ce1">
            <text:p>高雄市路竹區</text:p>
          </table:table-cell>
          <table:table-cell office:value-type="float" office:value="400" table:style-name="ce1">
            <text:p>400</text:p>
          </table:table-cell>
          <table:table-cell office:value-type="float" office:value="120" table:style-name="ce1">
            <text:p>120</text:p>
          </table:table-cell>
          <table:table-cell office:value-type="float" office:value="100" table:style-name="ce1">
            <text:p>1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41" table:style-name="ce1">
            <text:p>41</text:p>
          </table:table-cell>
          <table:table-cell office:value-type="string" table:style-name="ce1">
            <text:p>促進電力發展營運協助金審議委員會</text:p>
          </table:table-cell>
          <table:table-cell office:value-type="date" office:date-value="2016-01-11T00:00:00" table:style-name="ce2">
            <text:p>2016/1/11</text:p>
          </table:table-cell>
          <table:table-cell office:value-type="string" table:style-name="ce1">
            <text:p><text:s/>aa<text:s/></text:p>
          </table:table-cell>
          <table:table-cell office:value-type="string" table:style-name="ce1">
            <text:p><text:s/>aa<text:s/></text:p>
          </table:table-cell>
          <table:table-cell office:value-type="string" table:style-name="ce1">
            <text:p>新北市</text:p>
          </table:table-cell>
          <table:table-cell office:value-type="string" table:style-name="ce1">
            <text:p>新北市三芝區農會</text:p>
          </table:table-cell>
          <table:table-cell office:value-type="float" office:value="37005105" table:style-name="ce1">
            <text:p>37005105</text:p>
          </table:table-cell>
          <table:table-cell office:value-type="string" table:style-name="ce1">
            <text:p>協助新北市三芝區農會辦理105年度新北市三芝區農民節活動暨優秀農民表揚大會活動</text:p>
          </table:table-cell>
          <table:table-cell office:value-type="date" office:date-value="2016-02-01T00:00:00" table:style-name="ce2">
            <text:p>2016/2/1</text:p>
          </table:table-cell>
          <table:table-cell office:value-type="date" office:date-value="2016-03-31T00:00:00" table:style-name="ce2">
            <text:p>2016/3/31</text:p>
          </table:table-cell>
          <table:table-cell office:value-type="string" table:style-name="ce1">
            <text:p>新北市三芝區</text:p>
          </table:table-cell>
          <table:table-cell office:value-type="float" office:value="165" table:style-name="ce1">
            <text:p>165</text:p>
          </table:table-cell>
          <table:table-cell office:value-type="float" office:value="100" table:style-name="ce1">
            <text:p>100</text:p>
          </table:table-cell>
          <table:table-cell office:value-type="float" office:value="90" table:style-name="ce1">
            <text:p>9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42" table:style-name="ce1">
            <text:p>42</text:p>
          </table:table-cell>
          <table:table-cell office:value-type="string" table:style-name="ce1">
            <text:p>促進電力發展營運協助金審議委員會</text:p>
          </table:table-cell>
          <table:table-cell office:value-type="date" office:date-value="2016-01-12T00:00:00" table:style-name="ce2">
            <text:p>2016/1/12</text:p>
          </table:table-cell>
          <table:table-cell office:value-type="string" table:style-name="ce1">
            <text:p><text:s/>aa<text:s/></text:p>
          </table:table-cell>
          <table:table-cell office:value-type="string" table:style-name="ce1">
            <text:p><text:s/>aa<text:s/></text:p>
          </table:table-cell>
          <table:table-cell office:value-type="string" table:style-name="ce1">
            <text:p>基隆市</text:p>
          </table:table-cell>
          <table:table-cell office:value-type="string" table:style-name="ce1">
            <text:p>協和發電廠</text:p>
          </table:table-cell>
          <table:table-cell office:value-type="string" table:style-name="ce1">
            <text:p>aa<text:s text:c="8"/></text:p>
          </table:table-cell>
          <table:table-cell office:value-type="string" table:style-name="ce1">
            <text:p>協助協和發電廠辦理歲末新春睦鄰溝通聯誼暨電力宣導活動</text:p>
          </table:table-cell>
          <table:table-cell office:value-type="date" office:date-value="2016-01-14T00:00:00" table:style-name="ce2">
            <text:p>2016/1/14</text:p>
          </table:table-cell>
          <table:table-cell office:value-type="date" office:date-value="2016-03-01T00:00:00" table:style-name="ce2">
            <text:p>2016/3/1</text:p>
          </table:table-cell>
          <table:table-cell office:value-type="string" table:style-name="ce1">
            <text:p>基隆市中山區</text:p>
          </table:table-cell>
          <table:table-cell office:value-type="float" office:value="100" table:style-name="ce1">
            <text:p>10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43" table:style-name="ce1">
            <text:p>43</text:p>
          </table:table-cell>
          <table:table-cell office:value-type="string" table:style-name="ce1">
            <text:p>促進電力發展營運協助金審議委員會</text:p>
          </table:table-cell>
          <table:table-cell office:value-type="date" office:date-value="2016-01-06T00:00:00" table:style-name="ce2">
            <text:p>2016/1/6</text:p>
          </table:table-cell>
          <table:table-cell office:value-type="string" table:style-name="ce1">
            <text:p><text:s/>aa<text:s/></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農會</text:p>
          </table:table-cell>
          <table:table-cell office:value-type="float" office:value="56376204" table:style-name="ce1">
            <text:p>56376204</text:p>
          </table:table-cell>
          <table:table-cell office:value-type="string" table:style-name="ce1">
            <text:p>協助臺中市龍井區農會辦理105年度龍井區各界慶祝農民節表彰大會</text:p>
          </table:table-cell>
          <table:table-cell office:value-type="date" office:date-value="2016-01-10T00:00:00" table:style-name="ce2">
            <text:p>2016/1/10</text:p>
          </table:table-cell>
          <table:table-cell office:value-type="date" office:date-value="2016-01-10T00:00:00" table:style-name="ce2">
            <text:p>2016/1/10</text:p>
          </table:table-cell>
          <table:table-cell office:value-type="string" table:style-name="ce1">
            <text:p>臺中市龍井區</text:p>
          </table:table-cell>
          <table:table-cell office:value-type="float" office:value="380" table:style-name="ce1">
            <text:p>380</text:p>
          </table:table-cell>
          <table:table-cell office:value-type="float" office:value="190" table:style-name="ce1">
            <text:p>190</text:p>
          </table:table-cell>
          <table:table-cell office:value-type="float" office:value="100" table:style-name="ce1">
            <text:p>1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44" table:style-name="ce1">
            <text:p>44</text:p>
          </table:table-cell>
          <table:table-cell office:value-type="string" table:style-name="ce1">
            <text:p>促進電力發展營運協助金審議委員會</text:p>
          </table:table-cell>
          <table:table-cell office:value-type="date" office:date-value="2015-12-21T00:00:00" table:style-name="ce2">
            <text:p>2015/12/21</text:p>
          </table:table-cell>
          <table:table-cell office:value-type="string" table:style-name="ce1">
            <text:p><text:s/>aa<text:s/></text:p>
          </table:table-cell>
          <table:table-cell office:value-type="string" table:style-name="ce1">
            <text:p><text:s/>aa<text:s/></text:p>
          </table:table-cell>
          <table:table-cell office:value-type="string" table:style-name="ce1">
            <text:p>基隆市</text:p>
          </table:table-cell>
          <table:table-cell office:value-type="string" table:style-name="ce1">
            <text:p>協和發電廠</text:p>
          </table:table-cell>
          <table:table-cell office:value-type="string" table:style-name="ce1">
            <text:p>aa<text:s text:c="8"/></text:p>
          </table:table-cell>
          <table:table-cell office:value-type="string" table:style-name="ce1">
            <text:p>協助協和發電廠辦理生態環境教育系列活動計劃:基隆原生種植物石蒜復育工作</text:p>
          </table:table-cell>
          <table:table-cell office:value-type="date" office:date-value="2015-12-01T00:00:00" table:style-name="ce2">
            <text:p>2015/12/1</text:p>
          </table:table-cell>
          <table:table-cell office:value-type="date" office:date-value="2016-12-31T00:00:00" table:style-name="ce2">
            <text:p>2016/12/31</text:p>
          </table:table-cell>
          <table:table-cell office:value-type="string" table:style-name="ce1">
            <text:p>基隆市中山區</text:p>
          </table:table-cell>
          <table:table-cell office:value-type="float" office:value="800" table:style-name="ce1">
            <text:p>800</text:p>
          </table:table-cell>
          <table:table-cell office:value-type="float" office:value="800" table:style-name="ce1">
            <text:p>800</text:p>
          </table:table-cell>
          <table:table-cell office:value-type="float" office:value="800" table:style-name="ce1">
            <text:p>80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45" table:style-name="ce1">
            <text:p>45</text:p>
          </table:table-cell>
          <table:table-cell office:value-type="string" table:style-name="ce1">
            <text:p>促進電力發展營運協助金審議委員會</text:p>
          </table:table-cell>
          <table:table-cell office:value-type="date" office:date-value="2016-01-07T00:00:00" table:style-name="ce2">
            <text:p>2016/1/7</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卓蘭發電廠</text:p>
          </table:table-cell>
          <table:table-cell office:value-type="string" table:style-name="ce1">
            <text:p>aa<text:s text:c="8"/></text:p>
          </table:table-cell>
          <table:table-cell office:value-type="string" table:style-name="ce1">
            <text:p>協助卓蘭發電廠辦理扎根教育計畫-105年鄉土教學</text:p>
          </table:table-cell>
          <table:table-cell office:value-type="date" office:date-value="2016-02-01T00:00:00" table:style-name="ce2">
            <text:p>2016/2/1</text:p>
          </table:table-cell>
          <table:table-cell office:value-type="date" office:date-value="2016-12-31T00:00:00" table:style-name="ce2">
            <text:p>2016/12/31</text:p>
          </table:table-cell>
          <table:table-cell office:value-type="string" table:style-name="ce1">
            <text:p>苗栗縣卓蘭鎮及泰安鄉</text:p>
          </table:table-cell>
          <table:table-cell office:value-type="float" office:value="230" table:style-name="ce1">
            <text:p>230</text:p>
          </table:table-cell>
          <table:table-cell office:value-type="float" office:value="230" table:style-name="ce1">
            <text:p>230</text:p>
          </table:table-cell>
          <table:table-cell office:value-type="float" office:value="230" table:style-name="ce1">
            <text:p>23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46" table:style-name="ce1">
            <text:p>46</text:p>
          </table:table-cell>
          <table:table-cell office:value-type="string" table:style-name="ce1">
            <text:p>促進電力發展營運協助金審議委員會</text:p>
          </table:table-cell>
          <table:table-cell office:value-type="date" office:date-value="2016-01-07T00:00:00" table:style-name="ce2">
            <text:p>2016/1/7</text:p>
          </table:table-cell>
          <table:table-cell office:value-type="string" table:style-name="ce1">
            <text:p><text:s/>aa<text:s/></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農會</text:p>
          </table:table-cell>
          <table:table-cell office:value-type="float" office:value="56376204" table:style-name="ce1">
            <text:p>56376204</text:p>
          </table:table-cell>
          <table:table-cell office:value-type="string" table:style-name="ce1">
            <text:p>協助臺中市龍井區農會辦理105年度「花現龍井路跑賽」</text:p>
          </table:table-cell>
          <table:table-cell office:value-type="date" office:date-value="2016-01-09T00:00:00" table:style-name="ce2">
            <text:p>2016/1/9</text:p>
          </table:table-cell>
          <table:table-cell office:value-type="date" office:date-value="2016-01-09T00:00:00" table:style-name="ce2">
            <text:p>2016/1/9</text:p>
          </table:table-cell>
          <table:table-cell office:value-type="string" table:style-name="ce1">
            <text:p>臺中市龍井區</text:p>
          </table:table-cell>
          <table:table-cell office:value-type="float" office:value="1860" table:style-name="ce1">
            <text:p>1860</text:p>
          </table:table-cell>
          <table:table-cell office:value-type="float" office:value="300" table:style-name="ce1">
            <text:p>300</text:p>
          </table:table-cell>
          <table:table-cell office:value-type="float" office:value="300" table:style-name="ce1">
            <text:p>3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47" table:style-name="ce1">
            <text:p>47</text:p>
          </table:table-cell>
          <table:table-cell office:value-type="string" table:style-name="ce1">
            <text:p>促進電力發展營運協助金審議委員會</text:p>
          </table:table-cell>
          <table:table-cell office:value-type="date" office:date-value="2015-12-31T00:00:00" table:style-name="ce2">
            <text:p>2015/12/31</text:p>
          </table:table-cell>
          <table:table-cell office:value-type="string" table:style-name="ce1">
            <text:p><text:s/>aa<text:s/></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體育會</text:p>
          </table:table-cell>
          <table:table-cell office:value-type="float" office:value="14537290" table:style-name="ce1">
            <text:p>14537290</text:p>
          </table:table-cell>
          <table:table-cell office:value-type="string" table:style-name="ce1">
            <text:p>協助臺中市龍井區體育會辦理2016龍井單車逍遙遊暨節能減碳與推廣乾淨能源政策宣導活動</text:p>
          </table:table-cell>
          <table:table-cell office:value-type="date" office:date-value="2016-01-03T00:00:00" table:style-name="ce2">
            <text:p>2016/1/3</text:p>
          </table:table-cell>
          <table:table-cell office:value-type="date" office:date-value="2016-01-03T00:00:00" table:style-name="ce2">
            <text:p>2016/1/3</text:p>
          </table:table-cell>
          <table:table-cell office:value-type="string" table:style-name="ce1">
            <text:p>臺中市龍井區</text:p>
          </table:table-cell>
          <table:table-cell office:value-type="float" office:value="296" table:style-name="ce1">
            <text:p>296</text:p>
          </table:table-cell>
          <table:table-cell office:value-type="float" office:value="200" table:style-name="ce1">
            <text:p>200</text:p>
          </table:table-cell>
          <table:table-cell office:value-type="float" office:value="90" table:style-name="ce1">
            <text:p>9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48" table:style-name="ce1">
            <text:p>48</text:p>
          </table:table-cell>
          <table:table-cell office:value-type="string" table:style-name="ce1">
            <text:p>促進電力發展營運協助金審議委員會</text:p>
          </table:table-cell>
          <table:table-cell office:value-type="date" office:date-value="2015-12-21T00:00:00" table:style-name="ce2">
            <text:p>2015/12/21</text:p>
          </table:table-cell>
          <table:table-cell office:value-type="string" table:style-name="ce1">
            <text:p><text:s/>aa<text:s/></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s text:c="8"/></text:p>
          </table:table-cell>
          <table:table-cell office:value-type="string" table:style-name="ce1">
            <text:p>協助臺中市龍井區公所105年度發電年度促協金(運轉中)(第一次款)</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5000" table:style-name="ce1">
            <text:p>85000</text:p>
          </table:table-cell>
          <table:table-cell office:value-type="float" office:value="85000" table:style-name="ce1">
            <text:p>8500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49" table:style-name="ce1">
            <text:p>49</text:p>
          </table:table-cell>
          <table:table-cell office:value-type="string" table:style-name="ce1">
            <text:p>促進電力發展營運協助金審議委員會</text:p>
          </table:table-cell>
          <table:table-cell office:value-type="date" office:date-value="2015-12-21T00:00:00" table:style-name="ce2">
            <text:p>2015/12/21</text:p>
          </table:table-cell>
          <table:table-cell office:value-type="string" table:style-name="ce1">
            <text:p><text:s/>aa<text:s/></text:p>
          </table:table-cell>
          <table:table-cell office:value-type="string" table:style-name="ce1">
            <text:p><text:s/>aa<text:s/></text:p>
          </table:table-cell>
          <table:table-cell office:value-type="string" table:style-name="ce1">
            <text:p>基隆市</text:p>
          </table:table-cell>
          <table:table-cell office:value-type="string" table:style-name="ce1">
            <text:p>協和發電廠</text:p>
          </table:table-cell>
          <table:table-cell office:value-type="string" table:style-name="ce1">
            <text:p>aa<text:s text:c="8"/></text:p>
          </table:table-cell>
          <table:table-cell office:value-type="string" table:style-name="ce1">
            <text:p>協助協和發電廠辦理重現北火榮光電力環境教育平台活動計劃</text:p>
          </table:table-cell>
          <table:table-cell office:value-type="date" office:date-value="2016-01-01T00:00:00" table:style-name="ce2">
            <text:p>2016/1/1</text:p>
          </table:table-cell>
          <table:table-cell office:value-type="date" office:date-value="2016-12-31T00:00:00" table:style-name="ce2">
            <text:p>2016/12/31</text:p>
          </table:table-cell>
          <table:table-cell office:value-type="string" table:style-name="ce1">
            <text:p>基隆市中山區</text:p>
          </table:table-cell>
          <table:table-cell office:value-type="float" office:value="15000" table:style-name="ce1">
            <text:p>15000</text:p>
          </table:table-cell>
          <table:table-cell office:value-type="float" office:value="15000" table:style-name="ce1">
            <text:p>15000</text:p>
          </table:table-cell>
          <table:table-cell office:value-type="float" office:value="15000" table:style-name="ce1">
            <text:p>1500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50" table:style-name="ce1">
            <text:p>50</text:p>
          </table:table-cell>
          <table:table-cell office:value-type="string" table:style-name="ce1">
            <text:p>促進電力發展營運協助金審議委員會</text:p>
          </table:table-cell>
          <table:table-cell office:value-type="date" office:date-value="2015-12-21T00:00:00" table:style-name="ce2">
            <text:p>2015/12/21</text:p>
          </table:table-cell>
          <table:table-cell office:value-type="string" table:style-name="ce1">
            <text:p><text:s/>aa<text:s/></text:p>
          </table:table-cell>
          <table:table-cell office:value-type="string" table:style-name="ce1">
            <text:p><text:s/>aa<text:s/></text:p>
          </table:table-cell>
          <table:table-cell office:value-type="string" table:style-name="ce1">
            <text:p>基隆市</text:p>
          </table:table-cell>
          <table:table-cell office:value-type="string" table:style-name="ce1">
            <text:p>協和發電廠</text:p>
          </table:table-cell>
          <table:table-cell office:value-type="string" table:style-name="ce1">
            <text:p>aa<text:s text:c="8"/></text:p>
          </table:table-cell>
          <table:table-cell office:value-type="string" table:style-name="ce1">
            <text:p>協助協和發電廠辦理愛心關懷計劃</text:p>
          </table:table-cell>
          <table:table-cell office:value-type="date" office:date-value="2015-12-01T00:00:00" table:style-name="ce2">
            <text:p>2015/12/1</text:p>
          </table:table-cell>
          <table:table-cell office:value-type="date" office:date-value="2016-12-31T00:00:00" table:style-name="ce2">
            <text:p>2016/12/31</text:p>
          </table:table-cell>
          <table:table-cell office:value-type="string" table:style-name="ce1">
            <text:p>基隆市中山區</text:p>
          </table:table-cell>
          <table:table-cell office:value-type="float" office:value="3750" table:style-name="ce1">
            <text:p>3750</text:p>
          </table:table-cell>
          <table:table-cell office:value-type="float" office:value="3750" table:style-name="ce1">
            <text:p>3750</text:p>
          </table:table-cell>
          <table:table-cell office:value-type="float" office:value="2950" table:style-name="ce1">
            <text:p>295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number-rows-repeated="1048525" table:style-name="ro1">
          <table:table-cell table:number-columns-repeated="16384"/>
        </table:table-row>
      </table:table>
      <table:table table:name="02" table:style-name="ta1">
        <table:table-column table:style-name="co1" table:number-columns-repeated="8" table:default-cell-style-name="ce1"/>
        <table:table-column table:style-name="co3" table:default-cell-style-name="ce1"/>
        <table:table-column table:style-name="co1" table:number-columns-repeated="16375" table:default-cell-style-name="ce1"/>
        <table:table-row table:style-name="ro1">
          <table:table-cell office:value-type="string" table:style-name="ce1">
            <text:p>項次</text:p>
          </table:table-cell>
          <table:table-cell office:value-type="string" table:style-name="ce1">
            <text:p>單位代號</text:p>
          </table:table-cell>
          <table:table-cell office:value-type="string" table:style-name="ce1">
            <text:p>核准日期</text:p>
          </table:table-cell>
          <table:table-cell office:value-type="string" table:style-name="ce1">
            <text:p>預算科目/名稱</text:p>
          </table:table-cell>
          <table:table-cell office:value-type="string" table:style-name="ce1">
            <text:p>關注民代</text:p>
          </table:table-cell>
          <table:table-cell office:value-type="string" table:style-name="ce1">
            <text:p>補助縣市鄉鎮區</text:p>
          </table:table-cell>
          <table:table-cell office:value-type="string" table:style-name="ce1">
            <text:p>申請補(捐)助單位</text:p>
          </table:table-cell>
          <table:table-cell office:value-type="string" table:style-name="ce1">
            <text:p>統一編號</text:p>
          </table:table-cell>
          <table:table-cell office:value-type="string" table:style-name="ce1">
            <text:p>活動名稱</text:p>
          </table:table-cell>
          <table:table-cell office:value-type="string" table:style-name="ce1">
            <text:p>活動時間(起)</text:p>
          </table:table-cell>
          <table:table-cell office:value-type="string" table:style-name="ce1">
            <text:p>活動時間(迄)</text:p>
          </table:table-cell>
          <table:table-cell office:value-type="string" table:style-name="ce1">
            <text:p>活動地點</text:p>
          </table:table-cell>
          <table:table-cell office:value-type="string" table:style-name="ce1">
            <text:p>活動總經額 <text:s text:c="2"/>(千元)</text:p>
          </table:table-cell>
          <table:table-cell office:value-type="string" table:style-name="ce1">
            <text:p>申請補助金額 <text:s text:c="15"/>(千元)</text:p>
          </table:table-cell>
          <table:table-cell office:value-type="string" table:style-name="ce1">
            <text:p>核准補助金額 <text:s text:c="15"/>(千元)</text:p>
          </table:table-cell>
          <table:table-cell office:value-type="string" table:style-name="ce1">
            <text:p>核准理由<text:s/></text:p>
          </table:table-cell>
          <table:table-cell office:value-type="string" table:style-name="ce1">
            <text:p>同意狀態 <text:s text:c="12"/>(已同意/申請中)</text:p>
          </table:table-cell>
          <table:table-cell table:number-columns-repeated="16367"/>
        </table:table-row>
        <table:table-row table:style-name="ro1">
          <table:table-cell office:value-type="float" office:value="1" table:style-name="ce1">
            <text:p>1</text:p>
          </table:table-cell>
          <table:table-cell office:value-type="string" table:style-name="ce1">
            <text:p>促進電力發展營運協助金審議委員會</text:p>
          </table:table-cell>
          <table:table-cell office:value-type="date" office:date-value="2016-02-22T00:00:00" table:style-name="ce2">
            <text:p>2016/2/22</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路竹頂寮長青協會</text:p>
          </table:table-cell>
          <table:table-cell office:value-type="float" office:value="13990119" table:style-name="ce1">
            <text:p>13990119</text:p>
          </table:table-cell>
          <table:table-cell office:value-type="string" table:style-name="ce1">
            <text:p>協助高雄市路竹頂寮長青協會辦理105年會員交流及關懷弱勢團體活動</text:p>
          </table:table-cell>
          <table:table-cell office:value-type="date" office:date-value="2016-03-13T00:00:00" table:style-name="ce2">
            <text:p>2016/3/13</text:p>
          </table:table-cell>
          <table:table-cell office:value-type="date" office:date-value="2016-03-15T00:00:00" table:style-name="ce2">
            <text:p>2016/3/15</text:p>
          </table:table-cell>
          <table:table-cell office:value-type="string" table:style-name="ce1">
            <text:p>第二核能發電廠</text:p>
          </table:table-cell>
          <table:table-cell office:value-type="float" office:value="187" table:style-name="ce1">
            <text:p>187</text:p>
          </table:table-cell>
          <table:table-cell office:value-type="float" office:value="50" table:style-name="ce1">
            <text:p>50</text:p>
          </table:table-cell>
          <table:table-cell office:value-type="float" office:value="40" table:style-name="ce1">
            <text:p>4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2" table:style-name="ce1">
            <text:p>2</text:p>
          </table:table-cell>
          <table:table-cell office:value-type="string" table:style-name="ce1">
            <text:p>促進電力發展營運協助金審議委員會</text:p>
          </table:table-cell>
          <table:table-cell office:value-type="date" office:date-value="2016-02-23T00:00:00" table:style-name="ce2">
            <text:p>2016/2/23</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彌陀松柏長青會</text:p>
          </table:table-cell>
          <table:table-cell office:value-type="float" office:value="87903130" table:style-name="ce1">
            <text:p>87903130</text:p>
          </table:table-cell>
          <table:table-cell office:value-type="string" table:style-name="ce1">
            <text:p>協助高雄市彌陀松柏長青會辦理105年度認識地方產業文化交流活動</text:p>
          </table:table-cell>
          <table:table-cell office:value-type="date" office:date-value="2016-03-20T00:00:00" table:style-name="ce2">
            <text:p>2016/3/20</text:p>
          </table:table-cell>
          <table:table-cell office:value-type="date" office:date-value="2016-03-22T00:00:00" table:style-name="ce2">
            <text:p>2016/3/22</text:p>
          </table:table-cell>
          <table:table-cell office:value-type="string" table:style-name="ce1">
            <text:p>台中發電廠</text:p>
          </table:table-cell>
          <table:table-cell office:value-type="float" office:value="239" table:style-name="ce1">
            <text:p>239</text:p>
          </table:table-cell>
          <table:table-cell office:value-type="float" office:value="60" table:style-name="ce1">
            <text:p>60</text:p>
          </table:table-cell>
          <table:table-cell office:value-type="float" office:value="40" table:style-name="ce1">
            <text:p>4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3" table:style-name="ce1">
            <text:p>3</text:p>
          </table:table-cell>
          <table:table-cell office:value-type="string" table:style-name="ce1">
            <text:p>促進電力發展營運協助金審議委員會</text:p>
          </table:table-cell>
          <table:table-cell office:value-type="date" office:date-value="2016-02-23T00:00:00" table:style-name="ce2">
            <text:p>2016/2/23</text:p>
          </table:table-cell>
          <table:table-cell office:value-type="string" table:style-name="ce1">
            <text:p><text:s/>aa<text:s/></text:p>
          </table:table-cell>
          <table:table-cell office:value-type="string" table:style-name="ce1">
            <text:p><text:s/>aa<text:s/></text:p>
          </table:table-cell>
          <table:table-cell office:value-type="string" table:style-name="ce1">
            <text:p>新北市</text:p>
          </table:table-cell>
          <table:table-cell office:value-type="string" table:style-name="ce1">
            <text:p>新北市健康育樂推廣協會</text:p>
          </table:table-cell>
          <table:table-cell office:value-type="float" office:value="31783437" table:style-name="ce1">
            <text:p>31783437</text:p>
          </table:table-cell>
          <table:table-cell office:value-type="string" table:style-name="ce1">
            <text:p>協助新北市健康育樂推廣協會辦理「戶外休閒安全防護講習暨社會福利宣導」活動</text:p>
          </table:table-cell>
          <table:table-cell office:value-type="date" office:date-value="2016-04-01T00:00:00" table:style-name="ce2">
            <text:p>2016/4/1</text:p>
          </table:table-cell>
          <table:table-cell office:value-type="date" office:date-value="2016-05-31T00:00:00" table:style-name="ce2">
            <text:p>2016/5/31</text:p>
          </table:table-cell>
          <table:table-cell office:value-type="string" table:style-name="ce1">
            <text:p>東部發電廠</text:p>
          </table:table-cell>
          <table:table-cell office:value-type="float" office:value="213" table:style-name="ce1">
            <text:p>213</text:p>
          </table:table-cell>
          <table:table-cell office:value-type="float" office:value="100" table:style-name="ce1">
            <text:p>100</text:p>
          </table:table-cell>
          <table:table-cell office:value-type="float" office:value="60" table:style-name="ce1">
            <text:p>6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4" table:style-name="ce1">
            <text:p>4</text:p>
          </table:table-cell>
          <table:table-cell office:value-type="string" table:style-name="ce1">
            <text:p>促進電力發展營運協助金審議委員會</text:p>
          </table:table-cell>
          <table:table-cell office:value-type="date" office:date-value="2016-02-24T00:00:00" table:style-name="ce2">
            <text:p>2016/2/24</text:p>
          </table:table-cell>
          <table:table-cell office:value-type="string" table:style-name="ce1">
            <text:p><text:s/>aa<text:s/></text:p>
          </table:table-cell>
          <table:table-cell office:value-type="string" table:style-name="ce1">
            <text:p><text:s/>aa<text:s/></text:p>
          </table:table-cell>
          <table:table-cell office:value-type="string" table:style-name="ce1">
            <text:p>新北市</text:p>
          </table:table-cell>
          <table:table-cell office:value-type="string" table:style-name="ce1">
            <text:p>第一核能發電廠</text:p>
          </table:table-cell>
          <table:table-cell office:value-type="string" table:style-name="ce1">
            <text:p>aa<text:s text:c="8"/></text:p>
          </table:table-cell>
          <table:table-cell office:value-type="string" table:style-name="ce1">
            <text:p>協助第一核能發電廠辦理105年度廠長盃睦鄰籃球邀請賽</text:p>
          </table:table-cell>
          <table:table-cell office:value-type="date" office:date-value="2016-03-01T00:00:00" table:style-name="ce2">
            <text:p>2016/3/1</text:p>
          </table:table-cell>
          <table:table-cell office:value-type="date" office:date-value="2016-04-30T00:00:00" table:style-name="ce2">
            <text:p>2016/4/30</text:p>
          </table:table-cell>
          <table:table-cell office:value-type="string" table:style-name="ce1">
            <text:p>新北市石門區</text:p>
          </table:table-cell>
          <table:table-cell office:value-type="float" office:value="135" table:style-name="ce1">
            <text:p>135</text:p>
          </table:table-cell>
          <table:table-cell office:value-type="float" office:value="135" table:style-name="ce1">
            <text:p>135</text:p>
          </table:table-cell>
          <table:table-cell office:value-type="float" office:value="80" table:style-name="ce1">
            <text:p>8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5" table:style-name="ce1">
            <text:p>5</text:p>
          </table:table-cell>
          <table:table-cell office:value-type="string" table:style-name="ce1">
            <text:p>促進電力發展營運協助金審議委員會</text:p>
          </table:table-cell>
          <table:table-cell office:value-type="date" office:date-value="2016-02-22T00:00:00" table:style-name="ce2">
            <text:p>2016/2/22</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新港社區發展協會</text:p>
          </table:table-cell>
          <table:table-cell office:value-type="float" office:value="78935688" table:style-name="ce1">
            <text:p>78935688</text:p>
          </table:table-cell>
          <table:table-cell office:value-type="string" table:style-name="ce1">
            <text:p>協助高雄市永安區新港社區發展協會辦理老人社區日托關懷站成立暨宣導節能活動</text:p>
          </table:table-cell>
          <table:table-cell office:value-type="date" office:date-value="2016-03-10T00:00:00" table:style-name="ce2">
            <text:p>2016/3/10</text:p>
          </table:table-cell>
          <table:table-cell office:value-type="date" office:date-value="2016-03-10T00:00:00" table:style-name="ce2">
            <text:p>2016/3/10</text:p>
          </table:table-cell>
          <table:table-cell office:value-type="string" table:style-name="ce1">
            <text:p>高雄市永安區</text:p>
          </table:table-cell>
          <table:table-cell office:value-type="float" office:value="150" table:style-name="ce1">
            <text:p>150</text:p>
          </table:table-cell>
          <table:table-cell office:value-type="float" office:value="75" table:style-name="ce1">
            <text:p>75</text:p>
          </table:table-cell>
          <table:table-cell office:value-type="float" office:value="70" table:style-name="ce1">
            <text:p>7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6" table:style-name="ce1">
            <text:p>6</text:p>
          </table:table-cell>
          <table:table-cell office:value-type="string" table:style-name="ce1">
            <text:p>促進電力發展營運協助金審議委員會</text:p>
          </table:table-cell>
          <table:table-cell office:value-type="date" office:date-value="2016-02-23T00:00:00" table:style-name="ce2">
            <text:p>2016/2/23</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彌陀區農會</text:p>
          </table:table-cell>
          <table:table-cell office:value-type="float" office:value="88510204" table:style-name="ce1">
            <text:p>88510204</text:p>
          </table:table-cell>
          <table:table-cell office:value-type="string" table:style-name="ce1">
            <text:p>協助高雄市彌陀區農會辦理105年度農業技術觀摩暨節約能源宣導活動</text:p>
          </table:table-cell>
          <table:table-cell office:value-type="date" office:date-value="2016-03-07T00:00:00" table:style-name="ce2">
            <text:p>2016/3/7</text:p>
          </table:table-cell>
          <table:table-cell office:value-type="date" office:date-value="2016-03-09T00:00:00" table:style-name="ce2">
            <text:p>2016/3/9</text:p>
          </table:table-cell>
          <table:table-cell office:value-type="string" table:style-name="ce1">
            <text:p>台中發電廠</text:p>
          </table:table-cell>
          <table:table-cell office:value-type="float" office:value="251" table:style-name="ce1">
            <text:p>251</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7" table:style-name="ce1">
            <text:p>7</text:p>
          </table:table-cell>
          <table:table-cell office:value-type="string" table:style-name="ce1">
            <text:p>促進電力發展營運協助金審議委員會</text:p>
          </table:table-cell>
          <table:table-cell office:value-type="date" office:date-value="2016-02-24T00:00:00" table:style-name="ce2">
            <text:p>2016/2/24</text:p>
          </table:table-cell>
          <table:table-cell office:value-type="string" table:style-name="ce1">
            <text:p><text:s/>aa<text:s/></text:p>
          </table:table-cell>
          <table:table-cell office:value-type="string" table:style-name="ce1">
            <text:p><text:s/>aa<text:s/></text:p>
          </table:table-cell>
          <table:table-cell office:value-type="string" table:style-name="ce1">
            <text:p>屏東縣</text:p>
          </table:table-cell>
          <table:table-cell office:value-type="string" table:style-name="ce1">
            <text:p>屏東縣恆春鎮農會</text:p>
          </table:table-cell>
          <table:table-cell office:value-type="float" office:value="91604802" table:style-name="ce1">
            <text:p>91604802</text:p>
          </table:table-cell>
          <table:table-cell office:value-type="string" table:style-name="ce1">
            <text:p>協助屏東縣恆春鎮農會辦理「有機米及在地農特產品促銷暨中華民國105年恆春鎮各界慶祝農民節大會」活動</text:p>
          </table:table-cell>
          <table:table-cell office:value-type="date" office:date-value="2016-03-08T00:00:00" table:style-name="ce2">
            <text:p>2016/3/8</text:p>
          </table:table-cell>
          <table:table-cell office:value-type="date" office:date-value="2016-03-08T00:00:00" table:style-name="ce2">
            <text:p>2016/3/8</text:p>
          </table:table-cell>
          <table:table-cell office:value-type="string" table:style-name="ce1">
            <text:p>屏東縣恆春鎮</text:p>
          </table:table-cell>
          <table:table-cell office:value-type="float" office:value="950" table:style-name="ce1">
            <text:p>950</text:p>
          </table:table-cell>
          <table:table-cell office:value-type="float" office:value="300" table:style-name="ce1">
            <text:p>300</text:p>
          </table:table-cell>
          <table:table-cell office:value-type="float" office:value="160" table:style-name="ce1">
            <text:p>16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8" table:style-name="ce1">
            <text:p>8</text:p>
          </table:table-cell>
          <table:table-cell office:value-type="string" table:style-name="ce1">
            <text:p>促進電力發展營運協助金審議委員會</text:p>
          </table:table-cell>
          <table:table-cell office:value-type="date" office:date-value="2016-02-23T00:00:00" table:style-name="ce2">
            <text:p>2016/2/23</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鹽田社區發展協會</text:p>
          </table:table-cell>
          <table:table-cell office:value-type="float" office:value="87902836" table:style-name="ce1">
            <text:p>87902836</text:p>
          </table:table-cell>
          <table:table-cell office:value-type="string" table:style-name="ce1">
            <text:p>協助高雄市永安區鹽田社區發展協會辦理參訪社區暨宣導節能減碳活動</text:p>
          </table:table-cell>
          <table:table-cell office:value-type="date" office:date-value="2016-03-04T00:00:00" table:style-name="ce2">
            <text:p>2016/3/4</text:p>
          </table:table-cell>
          <table:table-cell office:value-type="date" office:date-value="2016-03-06T00:00:00" table:style-name="ce2">
            <text:p>2016/3/6</text:p>
          </table:table-cell>
          <table:table-cell office:value-type="string" table:style-name="ce1">
            <text:p>通霄發電廠</text:p>
          </table:table-cell>
          <table:table-cell office:value-type="float" office:value="254" table:style-name="ce1">
            <text:p>254</text:p>
          </table:table-cell>
          <table:table-cell office:value-type="float" office:value="70" table:style-name="ce1">
            <text:p>70</text:p>
          </table:table-cell>
          <table:table-cell office:value-type="float" office:value="60" table:style-name="ce1">
            <text:p>6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9" table:style-name="ce1">
            <text:p>9</text:p>
          </table:table-cell>
          <table:table-cell office:value-type="string" table:style-name="ce1">
            <text:p>促進電力發展營運協助金審議委員會</text:p>
          </table:table-cell>
          <table:table-cell office:value-type="date" office:date-value="2016-02-22T00:00:00" table:style-name="ce2">
            <text:p>2016/2/22</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小港區鳳源社區發展協會</text:p>
          </table:table-cell>
          <table:table-cell office:value-type="float" office:value="77496795" table:style-name="ce1">
            <text:p>77496795</text:p>
          </table:table-cell>
          <table:table-cell office:value-type="string" table:style-name="ce1">
            <text:p>協助高雄市小港區鳳源社區發展協會辦理「社區環保志工交流暨支持大林電廠更新改建宣導」活動</text:p>
          </table:table-cell>
          <table:table-cell office:value-type="date" office:date-value="2016-02-25T00:00:00" table:style-name="ce2">
            <text:p>2016/2/25</text:p>
          </table:table-cell>
          <table:table-cell office:value-type="date" office:date-value="2016-02-25T00:00:00" table:style-name="ce2">
            <text:p>2016/2/25</text:p>
          </table:table-cell>
          <table:table-cell office:value-type="string" table:style-name="ce1">
            <text:p>高雄市小港區</text:p>
          </table:table-cell>
          <table:table-cell office:value-type="float" office:value="125" table:style-name="ce1">
            <text:p>125</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0" table:style-name="ce1">
            <text:p>10</text:p>
          </table:table-cell>
          <table:table-cell office:value-type="string" table:style-name="ce1">
            <text:p>促進電力發展營運協助金審議委員會</text:p>
          </table:table-cell>
          <table:table-cell office:value-type="date" office:date-value="2016-02-19T00:00:00" table:style-name="ce2">
            <text:p>2016/2/19</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路竹舢筏協會</text:p>
          </table:table-cell>
          <table:table-cell office:value-type="float" office:value="17659632" table:style-name="ce1">
            <text:p>17659632</text:p>
          </table:table-cell>
          <table:table-cell office:value-type="string" table:style-name="ce1">
            <text:p>協助高雄市路竹舢筏協會辦理第五屆第二次會員大會及節約用電、節約能源、節能減碳宣導活動</text:p>
          </table:table-cell>
          <table:table-cell office:value-type="date" office:date-value="2016-02-27T00:00:00" table:style-name="ce2">
            <text:p>2016/2/27</text:p>
          </table:table-cell>
          <table:table-cell office:value-type="date" office:date-value="2016-02-27T00:00:00" table:style-name="ce2">
            <text:p>2016/2/27</text:p>
          </table:table-cell>
          <table:table-cell office:value-type="string" table:style-name="ce1">
            <text:p>高雄市路竹區</text:p>
          </table:table-cell>
          <table:table-cell office:value-type="float" office:value="210" table:style-name="ce1">
            <text:p>210</text:p>
          </table:table-cell>
          <table:table-cell office:value-type="float" office:value="100" table:style-name="ce1">
            <text:p>100</text:p>
          </table:table-cell>
          <table:table-cell office:value-type="float" office:value="60" table:style-name="ce1">
            <text:p>6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1" table:style-name="ce1">
            <text:p>11</text:p>
          </table:table-cell>
          <table:table-cell office:value-type="string" table:style-name="ce1">
            <text:p>促進電力發展營運協助金審議委員會</text:p>
          </table:table-cell>
          <table:table-cell office:value-type="date" office:date-value="2016-02-18T00:00:00" table:style-name="ce2">
            <text:p>2016/2/18</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上館社區發展協會</text:p>
          </table:table-cell>
          <table:table-cell office:value-type="float" office:value="19307986" table:style-name="ce1">
            <text:p>19307986</text:p>
          </table:table-cell>
          <table:table-cell office:value-type="string" table:style-name="ce1">
            <text:p>協助苗栗縣苑裡鎮上館社區發展協會辦理105年度『冬令關懷送溫暖暨節能減碳宣導』活動</text:p>
          </table:table-cell>
          <table:table-cell office:value-type="date" office:date-value="2016-02-20T00:00:00" table:style-name="ce2">
            <text:p>2016/2/20</text:p>
          </table:table-cell>
          <table:table-cell office:value-type="date" office:date-value="2016-02-20T00:00:00" table:style-name="ce2">
            <text:p>2016/2/20</text:p>
          </table:table-cell>
          <table:table-cell office:value-type="string" table:style-name="ce1">
            <text:p>苗栗縣苑裡鎮</text:p>
          </table:table-cell>
          <table:table-cell office:value-type="float" office:value="113" table:style-name="ce1">
            <text:p>113</text:p>
          </table:table-cell>
          <table:table-cell office:value-type="float" office:value="30" table:style-name="ce1">
            <text:p>30</text:p>
          </table:table-cell>
          <table:table-cell office:value-type="float" office:value="30" table:style-name="ce1">
            <text:p>3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12" table:style-name="ce1">
            <text:p>12</text:p>
          </table:table-cell>
          <table:table-cell office:value-type="string" table:style-name="ce1">
            <text:p>促進電力發展營運協助金審議委員會</text:p>
          </table:table-cell>
          <table:table-cell office:value-type="date" office:date-value="2016-02-16T00:00:00" table:style-name="ce2">
            <text:p>2016/2/16</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開台文化推動發展協會</text:p>
          </table:table-cell>
          <table:table-cell office:value-type="float" office:value="39912764" table:style-name="ce1">
            <text:p>39912764</text:p>
          </table:table-cell>
          <table:table-cell office:value-type="string" table:style-name="ce1">
            <text:p>協助苗栗縣開台文化推動發展協會辦理開台文化交流研習暨開發電源節約用電宣導活動</text:p>
          </table:table-cell>
          <table:table-cell office:value-type="date" office:date-value="2016-02-21T00:00:00" table:style-name="ce2">
            <text:p>2016/2/21</text:p>
          </table:table-cell>
          <table:table-cell office:value-type="date" office:date-value="2016-02-21T00:00:00" table:style-name="ce2">
            <text:p>2016/2/21</text:p>
          </table:table-cell>
          <table:table-cell office:value-type="string" table:style-name="ce1">
            <text:p>苗栗縣通霄鎮</text:p>
          </table:table-cell>
          <table:table-cell office:value-type="float" office:value="312" table:style-name="ce1">
            <text:p>312</text:p>
          </table:table-cell>
          <table:table-cell office:value-type="float" office:value="200" table:style-name="ce1">
            <text:p>200</text:p>
          </table:table-cell>
          <table:table-cell office:value-type="float" office:value="50" table:style-name="ce1">
            <text:p>5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3" table:style-name="ce1">
            <text:p>13</text:p>
          </table:table-cell>
          <table:table-cell office:value-type="string" table:style-name="ce1">
            <text:p>促進電力發展營運協助金審議委員會</text:p>
          </table:table-cell>
          <table:table-cell office:value-type="date" office:date-value="2016-02-18T00:00:00" table:style-name="ce2">
            <text:p>2016/2/18</text:p>
          </table:table-cell>
          <table:table-cell office:value-type="string" table:style-name="ce1">
            <text:p><text:s/>aa<text:s/></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麗水關懷福利協會</text:p>
          </table:table-cell>
          <table:table-cell office:value-type="float" office:value="25305140" table:style-name="ce1">
            <text:p>25305140</text:p>
          </table:table-cell>
          <table:table-cell office:value-type="string" table:style-name="ce1">
            <text:p>協助臺中市龍井區麗水關懷福利協會辦理元宵佳節喜迎春寒冬送暖暨支持節約能源及推廣乾淨能源政策宣導活動</text:p>
          </table:table-cell>
          <table:table-cell office:value-type="date" office:date-value="2016-02-22T00:00:00" table:style-name="ce2">
            <text:p>2016/2/22</text:p>
          </table:table-cell>
          <table:table-cell office:value-type="date" office:date-value="2016-02-22T00:00:00" table:style-name="ce2">
            <text:p>2016/2/22</text:p>
          </table:table-cell>
          <table:table-cell office:value-type="string" table:style-name="ce1">
            <text:p>臺中市龍井區</text:p>
          </table:table-cell>
          <table:table-cell office:value-type="float" office:value="603" table:style-name="ce1">
            <text:p>603</text:p>
          </table:table-cell>
          <table:table-cell office:value-type="float" office:value="300" table:style-name="ce1">
            <text:p>300</text:p>
          </table:table-cell>
          <table:table-cell office:value-type="float" office:value="300" table:style-name="ce1">
            <text:p>3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4" table:style-name="ce1">
            <text:p>14</text:p>
          </table:table-cell>
          <table:table-cell office:value-type="string" table:style-name="ce1">
            <text:p>促進電力發展營運協助金審議委員會</text:p>
          </table:table-cell>
          <table:table-cell office:value-type="date" office:date-value="2016-02-04T00:00:00" table:style-name="ce2">
            <text:p>2016/2/4</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公所</text:p>
          </table:table-cell>
          <table:table-cell office:value-type="string" table:style-name="ce1">
            <text:p>aa<text:s text:c="8"/></text:p>
          </table:table-cell>
          <table:table-cell office:value-type="string" table:style-name="ce1">
            <text:p>協助苗栗縣苑裡鎮公所辦理苗栗縣苑裡鎮105年「全國客家日」-天穿日活動</text:p>
          </table:table-cell>
          <table:table-cell office:value-type="date" office:date-value="2016-02-26T00:00:00" table:style-name="ce2">
            <text:p>2016/2/26</text:p>
          </table:table-cell>
          <table:table-cell office:value-type="date" office:date-value="2016-02-29T00:00:00" table:style-name="ce2">
            <text:p>2016/2/29</text:p>
          </table:table-cell>
          <table:table-cell office:value-type="string" table:style-name="ce1">
            <text:p>苗栗縣苑裡鎮</text:p>
          </table:table-cell>
          <table:table-cell office:value-type="float" office:value="530" table:style-name="ce1">
            <text:p>530</text:p>
          </table:table-cell>
          <table:table-cell office:value-type="float" office:value="100" table:style-name="ce1">
            <text:p>100</text:p>
          </table:table-cell>
          <table:table-cell office:value-type="float" office:value="50" table:style-name="ce1">
            <text:p>5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5" table:style-name="ce1">
            <text:p>15</text:p>
          </table:table-cell>
          <table:table-cell office:value-type="string" table:style-name="ce1">
            <text:p>促進電力發展營運協助金審議委員會</text:p>
          </table:table-cell>
          <table:table-cell office:value-type="date" office:date-value="2016-02-17T00:00:00" table:style-name="ce2">
            <text:p>2016/2/17</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閩客民俗文化交流協會</text:p>
          </table:table-cell>
          <table:table-cell office:value-type="float" office:value="45288838" table:style-name="ce1">
            <text:p>45288838</text:p>
          </table:table-cell>
          <table:table-cell office:value-type="string" table:style-name="ce1">
            <text:p>協助苗栗縣閩客民俗文化交流協會辦理【金猴獻瑞慶元宵】活動</text:p>
          </table:table-cell>
          <table:table-cell office:value-type="date" office:date-value="2016-02-20T00:00:00" table:style-name="ce2">
            <text:p>2016/2/20</text:p>
          </table:table-cell>
          <table:table-cell office:value-type="date" office:date-value="2016-02-22T00:00:00" table:style-name="ce2">
            <text:p>2016/2/22</text:p>
          </table:table-cell>
          <table:table-cell office:value-type="string" table:style-name="ce1">
            <text:p>苗栗縣通霄鎮</text:p>
          </table:table-cell>
          <table:table-cell office:value-type="float" office:value="826" table:style-name="ce1">
            <text:p>826</text:p>
          </table:table-cell>
          <table:table-cell office:value-type="float" office:value="400" table:style-name="ce1">
            <text:p>400</text:p>
          </table:table-cell>
          <table:table-cell office:value-type="float" office:value="250" table:style-name="ce1">
            <text:p>25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6" table:style-name="ce1">
            <text:p>16</text:p>
          </table:table-cell>
          <table:table-cell office:value-type="string" table:style-name="ce1">
            <text:p>促進電力發展營運協助金審議委員會</text:p>
          </table:table-cell>
          <table:table-cell office:value-type="date" office:date-value="2016-02-16T00:00:00" table:style-name="ce2">
            <text:p>2016/2/16</text:p>
          </table:table-cell>
          <table:table-cell office:value-type="string" table:style-name="ce1">
            <text:p><text:s/>aa<text:s/></text:p>
          </table:table-cell>
          <table:table-cell office:value-type="string" table:style-name="ce1">
            <text:p><text:s/>aa<text:s/></text:p>
          </table:table-cell>
          <table:table-cell office:value-type="string" table:style-name="ce1">
            <text:p>金門縣</text:p>
          </table:table-cell>
          <table:table-cell office:value-type="string" table:style-name="ce1">
            <text:p>金門縣金湖鎮夏興社區發展協會</text:p>
          </table:table-cell>
          <table:table-cell office:value-type="float" office:value="83338893" table:style-name="ce1">
            <text:p>83338893</text:p>
          </table:table-cell>
          <table:table-cell office:value-type="string" table:style-name="ce1">
            <text:p>協助金門縣金湖鎮夏興社區發展協會辦理105年金門縣金湖鎮夏興孚濟廟恩主公聖誕作醮酬謝神明暨節約能源宣導活動</text:p>
          </table:table-cell>
          <table:table-cell office:value-type="date" office:date-value="2016-03-05T00:00:00" table:style-name="ce2">
            <text:p>2016/3/5</text:p>
          </table:table-cell>
          <table:table-cell office:value-type="date" office:date-value="2016-03-06T00:00:00" table:style-name="ce2">
            <text:p>2016/3/6</text:p>
          </table:table-cell>
          <table:table-cell office:value-type="string" table:style-name="ce1">
            <text:p>金門縣金湖鎮</text:p>
          </table:table-cell>
          <table:table-cell office:value-type="float" office:value="480" table:style-name="ce1">
            <text:p>480</text:p>
          </table:table-cell>
          <table:table-cell office:value-type="float" office:value="200" table:style-name="ce1">
            <text:p>200</text:p>
          </table:table-cell>
          <table:table-cell office:value-type="float" office:value="200" table:style-name="ce1">
            <text:p>2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7" table:style-name="ce1">
            <text:p>17</text:p>
          </table:table-cell>
          <table:table-cell office:value-type="string" table:style-name="ce1">
            <text:p>促進電力發展營運協助金審議委員會</text:p>
          </table:table-cell>
          <table:table-cell office:value-type="date" office:date-value="2016-02-16T00:00:00" table:style-name="ce2">
            <text:p>2016/2/16</text:p>
          </table:table-cell>
          <table:table-cell office:value-type="string" table:style-name="ce1">
            <text:p><text:s/>aa<text:s/></text:p>
          </table:table-cell>
          <table:table-cell office:value-type="string" table:style-name="ce1">
            <text:p><text:s/>aa<text:s/></text:p>
          </table:table-cell>
          <table:table-cell office:value-type="string" table:style-name="ce1">
            <text:p>金門縣</text:p>
          </table:table-cell>
          <table:table-cell office:value-type="string" table:style-name="ce1">
            <text:p>金門縣金城鎮前水頭社區發展協會</text:p>
          </table:table-cell>
          <table:table-cell office:value-type="float" office:value="14917236" table:style-name="ce1">
            <text:p>14917236</text:p>
          </table:table-cell>
          <table:table-cell office:value-type="string" table:style-name="ce1">
            <text:p>協助金門縣金城鎮前水頭社區發展協會辦理105年金門縣金城鎮前水頭社區元宵節慶與三座廟會聯合慶典暨節約用電宣導活動</text:p>
          </table:table-cell>
          <table:table-cell office:value-type="date" office:date-value="2016-02-20T00:00:00" table:style-name="ce2">
            <text:p>2016/2/20</text:p>
          </table:table-cell>
          <table:table-cell office:value-type="date" office:date-value="2016-02-23T00:00:00" table:style-name="ce2">
            <text:p>2016/2/23</text:p>
          </table:table-cell>
          <table:table-cell office:value-type="string" table:style-name="ce1">
            <text:p>金門縣金城鎮</text:p>
          </table:table-cell>
          <table:table-cell office:value-type="float" office:value="584" table:style-name="ce1">
            <text:p>584</text:p>
          </table:table-cell>
          <table:table-cell office:value-type="float" office:value="300" table:style-name="ce1">
            <text:p>300</text:p>
          </table:table-cell>
          <table:table-cell office:value-type="float" office:value="100" table:style-name="ce1">
            <text:p>1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8" table:style-name="ce1">
            <text:p>18</text:p>
          </table:table-cell>
          <table:table-cell office:value-type="string" table:style-name="ce1">
            <text:p>促進電力發展營運協助金審議委員會</text:p>
          </table:table-cell>
          <table:table-cell office:value-type="date" office:date-value="2016-02-15T00:00:00" table:style-name="ce2">
            <text:p>2016/2/15</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港外漁舢協會</text:p>
          </table:table-cell>
          <table:table-cell office:value-type="float" office:value="19896920" table:style-name="ce1">
            <text:p>19896920</text:p>
          </table:table-cell>
          <table:table-cell office:value-type="string" table:style-name="ce1">
            <text:p>協助高雄市港外漁舢協會辦理「關懷漁民老人生活暨宣導支持大林電廠更新改建計畫活動」</text:p>
          </table:table-cell>
          <table:table-cell office:value-type="date" office:date-value="2016-02-26T00:00:00" table:style-name="ce2">
            <text:p>2016/2/26</text:p>
          </table:table-cell>
          <table:table-cell office:value-type="date" office:date-value="2016-02-26T00:00:00" table:style-name="ce2">
            <text:p>2016/2/26</text:p>
          </table:table-cell>
          <table:table-cell office:value-type="string" table:style-name="ce1">
            <text:p>高雄市小港區</text:p>
          </table:table-cell>
          <table:table-cell office:value-type="float" office:value="199" table:style-name="ce1">
            <text:p>199</text:p>
          </table:table-cell>
          <table:table-cell office:value-type="float" office:value="100" table:style-name="ce1">
            <text:p>100</text:p>
          </table:table-cell>
          <table:table-cell office:value-type="float" office:value="70" table:style-name="ce1">
            <text:p>7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9" table:style-name="ce1">
            <text:p>19</text:p>
          </table:table-cell>
          <table:table-cell office:value-type="string" table:style-name="ce1">
            <text:p>促進電力發展營運協助金審議委員會</text:p>
          </table:table-cell>
          <table:table-cell office:value-type="date" office:date-value="2016-02-16T00:00:00" table:style-name="ce2">
            <text:p>2016/2/16</text:p>
          </table:table-cell>
          <table:table-cell office:value-type="string" table:style-name="ce1">
            <text:p><text:s/>aa<text:s/></text:p>
          </table:table-cell>
          <table:table-cell office:value-type="string" table:style-name="ce1">
            <text:p><text:s/>aa<text:s/></text:p>
          </table:table-cell>
          <table:table-cell office:value-type="string" table:style-name="ce1">
            <text:p>新北市</text:p>
          </table:table-cell>
          <table:table-cell office:value-type="string" table:style-name="ce1">
            <text:p>新北市石門區公所</text:p>
          </table:table-cell>
          <table:table-cell office:value-type="string" table:style-name="ce1">
            <text:p>aa<text:s text:c="8"/></text:p>
          </table:table-cell>
          <table:table-cell office:value-type="string" table:style-name="ce1">
            <text:p>協助新北市石門區公所辦理2016新北市肉粽節</text:p>
          </table:table-cell>
          <table:table-cell office:value-type="date" office:date-value="2016-05-14T00:00:00" table:style-name="ce2">
            <text:p>2016/5/14</text:p>
          </table:table-cell>
          <table:table-cell office:value-type="date" office:date-value="2016-05-21T00:00:00" table:style-name="ce2">
            <text:p>2016/5/21</text:p>
          </table:table-cell>
          <table:table-cell office:value-type="string" table:style-name="ce1">
            <text:p>新北市石門區</text:p>
          </table:table-cell>
          <table:table-cell office:value-type="float" office:value="600" table:style-name="ce1">
            <text:p>600</text:p>
          </table:table-cell>
          <table:table-cell office:value-type="float" office:value="600" table:style-name="ce1">
            <text:p>600</text:p>
          </table:table-cell>
          <table:table-cell office:value-type="float" office:value="100" table:style-name="ce1">
            <text:p>1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20" table:style-name="ce1">
            <text:p>20</text:p>
          </table:table-cell>
          <table:table-cell office:value-type="string" table:style-name="ce1">
            <text:p>促進電力發展營運協助金審議委員會</text:p>
          </table:table-cell>
          <table:table-cell office:value-type="date" office:date-value="2016-02-15T00:00:00" table:style-name="ce2">
            <text:p>2016/2/15</text:p>
          </table:table-cell>
          <table:table-cell office:value-type="string" table:style-name="ce1">
            <text:p><text:s/>aa<text:s/></text:p>
          </table:table-cell>
          <table:table-cell office:value-type="string" table:style-name="ce1">
            <text:p><text:s/>aa<text:s/></text:p>
          </table:table-cell>
          <table:table-cell office:value-type="string" table:style-name="ce1">
            <text:p>花蓮縣</text:p>
          </table:table-cell>
          <table:table-cell office:value-type="string" table:style-name="ce1">
            <text:p>東部發電廠</text:p>
          </table:table-cell>
          <table:table-cell office:value-type="string" table:style-name="ce1">
            <text:p>aa<text:s text:c="8"/></text:p>
          </table:table-cell>
          <table:table-cell office:value-type="string" table:style-name="ce1">
            <text:p>協助東部發電廠辦理認養104下半學年度花蓮縣秀林鄉富世國小足球隊經費</text:p>
          </table:table-cell>
          <table:table-cell office:value-type="date" office:date-value="2016-02-20T00:00:00" table:style-name="ce2">
            <text:p>2016/2/20</text:p>
          </table:table-cell>
          <table:table-cell office:value-type="date" office:date-value="2016-06-30T00:00:00" table:style-name="ce2">
            <text:p>2016/6/30</text:p>
          </table:table-cell>
          <table:table-cell office:value-type="string" table:style-name="ce1">
            <text:p>花蓮縣秀林鄉</text:p>
          </table:table-cell>
          <table:table-cell office:value-type="float" office:value="150" table:style-name="ce1">
            <text:p>150</text:p>
          </table:table-cell>
          <table:table-cell office:value-type="float" office:value="150" table:style-name="ce1">
            <text:p>150</text:p>
          </table:table-cell>
          <table:table-cell office:value-type="float" office:value="150" table:style-name="ce1">
            <text:p>15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21" table:style-name="ce1">
            <text:p>21</text:p>
          </table:table-cell>
          <table:table-cell office:value-type="string" table:style-name="ce1">
            <text:p>促進電力發展營運協助金審議委員會</text:p>
          </table:table-cell>
          <table:table-cell office:value-type="date" office:date-value="2016-02-03T00:00:00" table:style-name="ce2">
            <text:p>2016/2/3</text:p>
          </table:table-cell>
          <table:table-cell office:value-type="string" table:style-name="ce1">
            <text:p><text:s/>aa<text:s/></text:p>
          </table:table-cell>
          <table:table-cell office:value-type="string" table:style-name="ce1">
            <text:p><text:s/>aa<text:s/></text:p>
          </table:table-cell>
          <table:table-cell office:value-type="string" table:style-name="ce1">
            <text:p>臺中市</text:p>
          </table:table-cell>
          <table:table-cell office:value-type="string" table:style-name="ce1">
            <text:p>臺中市沙鹿區農會</text:p>
          </table:table-cell>
          <table:table-cell office:value-type="float" office:value="56108405" table:style-name="ce1">
            <text:p>56108405</text:p>
          </table:table-cell>
          <table:table-cell office:value-type="string" table:style-name="ce1">
            <text:p>協助臺中市沙鹿區農會辦理沙鹿區各界慶祝105年度農民節表彰大會暨節約用電宣導活動</text:p>
          </table:table-cell>
          <table:table-cell office:value-type="date" office:date-value="2016-02-04T00:00:00" table:style-name="ce2">
            <text:p>2016/2/4</text:p>
          </table:table-cell>
          <table:table-cell office:value-type="date" office:date-value="2016-02-04T00:00:00" table:style-name="ce2">
            <text:p>2016/2/4</text:p>
          </table:table-cell>
          <table:table-cell office:value-type="string" table:style-name="ce1">
            <text:p>臺中市沙鹿區</text:p>
          </table:table-cell>
          <table:table-cell office:value-type="float" office:value="320" table:style-name="ce1">
            <text:p>320</text:p>
          </table:table-cell>
          <table:table-cell office:value-type="float" office:value="180" table:style-name="ce1">
            <text:p>180</text:p>
          </table:table-cell>
          <table:table-cell office:value-type="float" office:value="70" table:style-name="ce1">
            <text:p>7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22" table:style-name="ce1">
            <text:p>22</text:p>
          </table:table-cell>
          <table:table-cell office:value-type="string" table:style-name="ce1">
            <text:p>促進電力發展營運協助金審議委員會</text:p>
          </table:table-cell>
          <table:table-cell office:value-type="date" office:date-value="2016-02-04T00:00:00" table:style-name="ce2">
            <text:p>2016/2/4</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彌陀公園長青協會</text:p>
          </table:table-cell>
          <table:table-cell office:value-type="float" office:value="73676842" table:style-name="ce1">
            <text:p>73676842</text:p>
          </table:table-cell>
          <table:table-cell office:value-type="string" table:style-name="ce1">
            <text:p>協助高雄市彌陀公園長青協會辦理105年度『地方產業文化交流活動』計畫</text:p>
          </table:table-cell>
          <table:table-cell office:value-type="date" office:date-value="2016-04-13T00:00:00" table:style-name="ce2">
            <text:p>2016/4/13</text:p>
          </table:table-cell>
          <table:table-cell office:value-type="date" office:date-value="2016-04-15T00:00:00" table:style-name="ce2">
            <text:p>2016/4/15</text:p>
          </table:table-cell>
          <table:table-cell office:value-type="string" table:style-name="ce1">
            <text:p>第三核能發電廠</text:p>
          </table:table-cell>
          <table:table-cell office:value-type="float" office:value="286" table:style-name="ce1">
            <text:p>286</text:p>
          </table:table-cell>
          <table:table-cell office:value-type="float" office:value="50" table:style-name="ce1">
            <text:p>50</text:p>
          </table:table-cell>
          <table:table-cell office:value-type="float" office:value="40" table:style-name="ce1">
            <text:p>4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23" table:style-name="ce1">
            <text:p>23</text:p>
          </table:table-cell>
          <table:table-cell office:value-type="string" table:style-name="ce1">
            <text:p>促進電力發展營運協助金審議委員會</text:p>
          </table:table-cell>
          <table:table-cell office:value-type="date" office:date-value="2016-02-05T00:00:00" table:style-name="ce2">
            <text:p>2016/2/5</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興達發電廠</text:p>
          </table:table-cell>
          <table:table-cell office:value-type="string" table:style-name="ce1">
            <text:p>aa<text:s text:c="8"/></text:p>
          </table:table-cell>
          <table:table-cell office:value-type="string" table:style-name="ce1">
            <text:p>協助興達發電廠辦理電廠睦鄰區魚塭池受北極震盪帝王寒流影響凍傷死魚急難救助計畫</text:p>
          </table:table-cell>
          <table:table-cell office:value-type="date" office:date-value="2016-02-16T00:00:00" table:style-name="ce2">
            <text:p>2016/2/16</text:p>
          </table:table-cell>
          <table:table-cell office:value-type="date" office:date-value="2016-02-29T00:00:00" table:style-name="ce2">
            <text:p>2016/2/29</text:p>
          </table:table-cell>
          <table:table-cell office:value-type="string" table:style-name="ce1">
            <text:p>高雄市永安區</text:p>
          </table:table-cell>
          <table:table-cell office:value-type="float" office:value="220" table:style-name="ce1">
            <text:p>220</text:p>
          </table:table-cell>
          <table:table-cell office:value-type="float" office:value="220" table:style-name="ce1">
            <text:p>220</text:p>
          </table:table-cell>
          <table:table-cell office:value-type="float" office:value="220" table:style-name="ce1">
            <text:p>22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24" table:style-name="ce1">
            <text:p>24</text:p>
          </table:table-cell>
          <table:table-cell office:value-type="string" table:style-name="ce1">
            <text:p>促進電力發展營運協助金審議委員會</text:p>
          </table:table-cell>
          <table:table-cell office:value-type="date" office:date-value="2016-02-02T00:00:00" table:style-name="ce2">
            <text:p>2016/2/2</text:p>
          </table:table-cell>
          <table:table-cell office:value-type="string" table:style-name="ce1">
            <text:p><text:s/>aa<text:s/></text:p>
          </table:table-cell>
          <table:table-cell office:value-type="string" table:style-name="ce1">
            <text:p><text:s/>aa<text:s/></text:p>
          </table:table-cell>
          <table:table-cell office:value-type="string" table:style-name="ce1">
            <text:p>花蓮縣</text:p>
          </table:table-cell>
          <table:table-cell office:value-type="string" table:style-name="ce1">
            <text:p>東部發電廠</text:p>
          </table:table-cell>
          <table:table-cell office:value-type="string" table:style-name="ce1">
            <text:p>aa<text:s text:c="8"/></text:p>
          </table:table-cell>
          <table:table-cell office:value-type="string" table:style-name="ce1">
            <text:p>協助東部發電廠辦理主動關懷富世村104學年下半學期原住民青少年學生課後輔導計畫</text:p>
          </table:table-cell>
          <table:table-cell office:value-type="date" office:date-value="2016-02-15T00:00:00" table:style-name="ce2">
            <text:p>2016/2/15</text:p>
          </table:table-cell>
          <table:table-cell office:value-type="date" office:date-value="2016-06-30T00:00:00" table:style-name="ce2">
            <text:p>2016/6/30</text:p>
          </table:table-cell>
          <table:table-cell office:value-type="string" table:style-name="ce1">
            <text:p>花蓮縣秀林鄉</text:p>
          </table:table-cell>
          <table:table-cell office:value-type="float" office:value="330" table:style-name="ce1">
            <text:p>330</text:p>
          </table:table-cell>
          <table:table-cell office:value-type="float" office:value="330" table:style-name="ce1">
            <text:p>330</text:p>
          </table:table-cell>
          <table:table-cell office:value-type="float" office:value="300" table:style-name="ce1">
            <text:p>3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25" table:style-name="ce1">
            <text:p>25</text:p>
          </table:table-cell>
          <table:table-cell office:value-type="string" table:style-name="ce1">
            <text:p>促進電力發展營運協助金審議委員會</text:p>
          </table:table-cell>
          <table:table-cell office:value-type="date" office:date-value="2016-02-03T00:00:00" table:style-name="ce2">
            <text:p>2016/2/3</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彌陀安樂松柏長青會</text:p>
          </table:table-cell>
          <table:table-cell office:value-type="float" office:value="20249824" table:style-name="ce1">
            <text:p>20249824</text:p>
          </table:table-cell>
          <table:table-cell office:value-type="string" table:style-name="ce1">
            <text:p>協助高雄市彌陀安樂松柏長青會辦理105年地方產業文化觀摩活動</text:p>
          </table:table-cell>
          <table:table-cell office:value-type="date" office:date-value="2016-03-24T00:00:00" table:style-name="ce2">
            <text:p>2016/3/24</text:p>
          </table:table-cell>
          <table:table-cell office:value-type="date" office:date-value="2016-03-26T00:00:00" table:style-name="ce2">
            <text:p>2016/3/26</text:p>
          </table:table-cell>
          <table:table-cell office:value-type="string" table:style-name="ce1">
            <text:p>通霄發電廠</text:p>
          </table:table-cell>
          <table:table-cell office:value-type="float" office:value="281" table:style-name="ce1">
            <text:p>281</text:p>
          </table:table-cell>
          <table:table-cell office:value-type="float" office:value="90" table:style-name="ce1">
            <text:p>90</text:p>
          </table:table-cell>
          <table:table-cell office:value-type="float" office:value="40" table:style-name="ce1">
            <text:p>4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26" table:style-name="ce1">
            <text:p>26</text:p>
          </table:table-cell>
          <table:table-cell office:value-type="string" table:style-name="ce1">
            <text:p>促進電力發展營運協助金審議委員會</text:p>
          </table:table-cell>
          <table:table-cell office:value-type="date" office:date-value="2016-02-03T00:00:00" table:style-name="ce2">
            <text:p>2016/2/3</text:p>
          </table:table-cell>
          <table:table-cell office:value-type="string" table:style-name="ce1">
            <text:p><text:s/>aa<text:s/></text:p>
          </table:table-cell>
          <table:table-cell office:value-type="string" table:style-name="ce1">
            <text:p><text:s/>aa<text:s/></text:p>
          </table:table-cell>
          <table:table-cell office:value-type="string" table:style-name="ce1">
            <text:p>臺中市</text:p>
          </table:table-cell>
          <table:table-cell office:value-type="string" table:style-name="ce1">
            <text:p>臺中市大肚區農會</text:p>
          </table:table-cell>
          <table:table-cell office:value-type="float" office:value="57005103" table:style-name="ce1">
            <text:p>57005103</text:p>
          </table:table-cell>
          <table:table-cell office:value-type="string" table:style-name="ce1">
            <text:p>協助臺中市大肚區農會辦理大肚區各界慶祝105年度農民節暨節約能源宣導會系列活動</text:p>
          </table:table-cell>
          <table:table-cell office:value-type="date" office:date-value="2016-02-15T00:00:00" table:style-name="ce2">
            <text:p>2016/2/15</text:p>
          </table:table-cell>
          <table:table-cell office:value-type="date" office:date-value="2016-03-15T00:00:00" table:style-name="ce2">
            <text:p>2016/3/15</text:p>
          </table:table-cell>
          <table:table-cell office:value-type="string" table:style-name="ce1">
            <text:p>臺中市大肚區</text:p>
          </table:table-cell>
          <table:table-cell office:value-type="float" office:value="450" table:style-name="ce1">
            <text:p>450</text:p>
          </table:table-cell>
          <table:table-cell office:value-type="float" office:value="100" table:style-name="ce1">
            <text:p>100</text:p>
          </table:table-cell>
          <table:table-cell office:value-type="float" office:value="60" table:style-name="ce1">
            <text:p>6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27" table:style-name="ce1">
            <text:p>27</text:p>
          </table:table-cell>
          <table:table-cell office:value-type="string" table:style-name="ce1">
            <text:p>促進電力發展營運協助金審議委員會</text:p>
          </table:table-cell>
          <table:table-cell office:value-type="date" office:date-value="2016-02-03T00:00:00" table:style-name="ce2">
            <text:p>2016/2/3</text:p>
          </table:table-cell>
          <table:table-cell office:value-type="string" table:style-name="ce1">
            <text:p><text:s/>aa<text:s/></text:p>
          </table:table-cell>
          <table:table-cell office:value-type="string" table:style-name="ce1">
            <text:p><text:s/>aa<text:s/></text:p>
          </table:table-cell>
          <table:table-cell office:value-type="string" table:style-name="ce1">
            <text:p>臺中市</text:p>
          </table:table-cell>
          <table:table-cell office:value-type="string" table:style-name="ce1">
            <text:p>臺中市梧棲區農會</text:p>
          </table:table-cell>
          <table:table-cell office:value-type="float" office:value="56503905" table:style-name="ce1">
            <text:p>56503905</text:p>
          </table:table-cell>
          <table:table-cell office:value-type="string" table:style-name="ce1">
            <text:p>協助臺中市梧棲區農會辦理105年度梧棲區各界慶祝農民節暨節約用電宣導活動計畫</text:p>
          </table:table-cell>
          <table:table-cell office:value-type="date" office:date-value="2016-01-25T00:00:00" table:style-name="ce2">
            <text:p>2016/1/25</text:p>
          </table:table-cell>
          <table:table-cell office:value-type="date" office:date-value="2016-03-31T00:00:00" table:style-name="ce2">
            <text:p>2016/3/31</text:p>
          </table:table-cell>
          <table:table-cell office:value-type="string" table:style-name="ce1">
            <text:p>臺中市梧棲區</text:p>
          </table:table-cell>
          <table:table-cell office:value-type="float" office:value="160" table:style-name="ce1">
            <text:p>160</text:p>
          </table:table-cell>
          <table:table-cell office:value-type="float" office:value="80" table:style-name="ce1">
            <text:p>80</text:p>
          </table:table-cell>
          <table:table-cell office:value-type="float" office:value="70" table:style-name="ce1">
            <text:p>7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28" table:style-name="ce1">
            <text:p>28</text:p>
          </table:table-cell>
          <table:table-cell office:value-type="string" table:style-name="ce1">
            <text:p>促進電力發展營運協助金審議委員會</text:p>
          </table:table-cell>
          <table:table-cell office:value-type="date" office:date-value="2016-01-22T00:00:00" table:style-name="ce2">
            <text:p>2016/1/22</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公所</text:p>
          </table:table-cell>
          <table:table-cell office:value-type="string" table:style-name="ce1">
            <text:p>aa<text:s text:c="8"/></text:p>
          </table:table-cell>
          <table:table-cell office:value-type="string" table:style-name="ce1">
            <text:p>協助苗栗縣通霄鎮公所辦理「105年全國客家日~通霄樂活慶天穿」</text:p>
          </table:table-cell>
          <table:table-cell office:value-type="date" office:date-value="2016-02-27T00:00:00" table:style-name="ce2">
            <text:p>2016/2/27</text:p>
          </table:table-cell>
          <table:table-cell office:value-type="date" office:date-value="2016-02-27T00:00:00" table:style-name="ce2">
            <text:p>2016/2/27</text:p>
          </table:table-cell>
          <table:table-cell office:value-type="string" table:style-name="ce1">
            <text:p>苗栗縣通霄鎮</text:p>
          </table:table-cell>
          <table:table-cell office:value-type="float" office:value="478" table:style-name="ce1">
            <text:p>478</text:p>
          </table:table-cell>
          <table:table-cell office:value-type="float" office:value="150" table:style-name="ce1">
            <text:p>150</text:p>
          </table:table-cell>
          <table:table-cell office:value-type="float" office:value="70" table:style-name="ce1">
            <text:p>7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29" table:style-name="ce1">
            <text:p>29</text:p>
          </table:table-cell>
          <table:table-cell office:value-type="string" table:style-name="ce1">
            <text:p>促進電力發展營運協助金審議委員會</text:p>
          </table:table-cell>
          <table:table-cell office:value-type="date" office:date-value="2016-01-21T00:00:00" table:style-name="ce2">
            <text:p>2016/1/21</text:p>
          </table:table-cell>
          <table:table-cell office:value-type="string" table:style-name="ce1">
            <text:p><text:s/>aa<text:s/></text:p>
          </table:table-cell>
          <table:table-cell office:value-type="string" table:style-name="ce1">
            <text:p><text:s/>aa<text:s/></text:p>
          </table:table-cell>
          <table:table-cell office:value-type="string" table:style-name="ce1">
            <text:p>臺中市</text:p>
          </table:table-cell>
          <table:table-cell office:value-type="string" table:style-name="ce1">
            <text:p>臺中市政府</text:p>
          </table:table-cell>
          <table:table-cell office:value-type="string" table:style-name="ce1">
            <text:p>aa<text:s text:c="8"/></text:p>
          </table:table-cell>
          <table:table-cell office:value-type="string" table:style-name="ce1">
            <text:p>協助臺中市政府辦理105年度輸變電促協金(施工中)--中港~中科345kv線路#1~#21工程(完工)</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590" table:style-name="ce1">
            <text:p>1590</text:p>
          </table:table-cell>
          <table:table-cell office:value-type="float" office:value="1590" table:style-name="ce1">
            <text:p>1590</text:p>
          </table:table-cell>
          <table:table-cell office:value-type="float" office:value="265" table:style-name="ce1">
            <text:p>265</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30" table:style-name="ce1">
            <text:p>30</text:p>
          </table:table-cell>
          <table:table-cell office:value-type="string" table:style-name="ce1">
            <text:p>促進電力發展營運協助金審議委員會</text:p>
          </table:table-cell>
          <table:table-cell office:value-type="date" office:date-value="2016-01-21T00:00:00" table:style-name="ce2">
            <text:p>2016/1/21</text:p>
          </table:table-cell>
          <table:table-cell office:value-type="string" table:style-name="ce1">
            <text:p><text:s/>aa<text:s/></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s text:c="8"/></text:p>
          </table:table-cell>
          <table:table-cell office:value-type="string" table:style-name="ce1">
            <text:p>協助臺中市龍井區公所辦理105年度輸變電促協金(施工中)--中港~中科345kv線路#1~#10B工程(完工)</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590" table:style-name="ce1">
            <text:p>1590</text:p>
          </table:table-cell>
          <table:table-cell office:value-type="float" office:value="1590" table:style-name="ce1">
            <text:p>1590</text:p>
          </table:table-cell>
          <table:table-cell office:value-type="float" office:value="550" table:style-name="ce1">
            <text:p>55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31" table:style-name="ce1">
            <text:p>31</text:p>
          </table:table-cell>
          <table:table-cell office:value-type="string" table:style-name="ce1">
            <text:p>促進電力發展營運協助金審議委員會</text:p>
          </table:table-cell>
          <table:table-cell office:value-type="date" office:date-value="2016-01-21T00:00:00" table:style-name="ce2">
            <text:p>2016/1/21</text:p>
          </table:table-cell>
          <table:table-cell office:value-type="string" table:style-name="ce1">
            <text:p><text:s/>aa<text:s/></text:p>
          </table:table-cell>
          <table:table-cell office:value-type="string" table:style-name="ce1">
            <text:p><text:s/>aa<text:s/></text:p>
          </table:table-cell>
          <table:table-cell office:value-type="string" table:style-name="ce1">
            <text:p>臺中市</text:p>
          </table:table-cell>
          <table:table-cell office:value-type="string" table:style-name="ce1">
            <text:p>臺中市沙鹿區公所</text:p>
          </table:table-cell>
          <table:table-cell office:value-type="string" table:style-name="ce1">
            <text:p>aa<text:s text:c="8"/></text:p>
          </table:table-cell>
          <table:table-cell office:value-type="string" table:style-name="ce1">
            <text:p>協助臺中市沙鹿區公所辦理105年度輸變電促協金(施工中)--中港~中科345kv線路#10~#15C工程(完工)</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590" table:style-name="ce1">
            <text:p>1590</text:p>
          </table:table-cell>
          <table:table-cell office:value-type="float" office:value="1590" table:style-name="ce1">
            <text:p>1590</text:p>
          </table:table-cell>
          <table:table-cell office:value-type="float" office:value="375" table:style-name="ce1">
            <text:p>375</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32" table:style-name="ce1">
            <text:p>32</text:p>
          </table:table-cell>
          <table:table-cell office:value-type="string" table:style-name="ce1">
            <text:p>促進電力發展營運協助金審議委員會</text:p>
          </table:table-cell>
          <table:table-cell office:value-type="date" office:date-value="2016-01-21T00:00:00" table:style-name="ce2">
            <text:p>2016/1/21</text:p>
          </table:table-cell>
          <table:table-cell office:value-type="string" table:style-name="ce1">
            <text:p><text:s/>aa<text:s/></text:p>
          </table:table-cell>
          <table:table-cell office:value-type="string" table:style-name="ce1">
            <text:p><text:s/>aa<text:s/></text:p>
          </table:table-cell>
          <table:table-cell office:value-type="string" table:style-name="ce1">
            <text:p>臺中市</text:p>
          </table:table-cell>
          <table:table-cell office:value-type="string" table:style-name="ce1">
            <text:p>臺中市西屯區公所</text:p>
          </table:table-cell>
          <table:table-cell office:value-type="string" table:style-name="ce1">
            <text:p>aa<text:s text:c="8"/></text:p>
          </table:table-cell>
          <table:table-cell office:value-type="string" table:style-name="ce1">
            <text:p>協助臺中市西屯區公所辦理105年度輸變電促協金(施工中)--中港~中科345kv線路#15C~#21工程(完工)</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590" table:style-name="ce1">
            <text:p>1590</text:p>
          </table:table-cell>
          <table:table-cell office:value-type="float" office:value="1590" table:style-name="ce1">
            <text:p>1590</text:p>
          </table:table-cell>
          <table:table-cell office:value-type="float" office:value="400" table:style-name="ce1">
            <text:p>40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33" table:style-name="ce1">
            <text:p>33</text:p>
          </table:table-cell>
          <table:table-cell office:value-type="string" table:style-name="ce1">
            <text:p>促進電力發展營運協助金審議委員會</text:p>
          </table:table-cell>
          <table:table-cell office:value-type="date" office:date-value="2016-02-03T00:00:00" table:style-name="ce2">
            <text:p>2016/2/3</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通霄國民小學</text:p>
          </table:table-cell>
          <table:table-cell office:value-type="string" table:style-name="ce1">
            <text:p>aa<text:s text:c="8"/></text:p>
          </table:table-cell>
          <table:table-cell office:value-type="string" table:style-name="ce1">
            <text:p>協助苗栗縣通霄鎮通霄國民小學辦理第23屆藝術才能美術班畢業作品專輯編印及成果作品展覽活動計畫</text:p>
          </table:table-cell>
          <table:table-cell office:value-type="date" office:date-value="2016-01-20T00:00:00" table:style-name="ce2">
            <text:p>2016/1/20</text:p>
          </table:table-cell>
          <table:table-cell office:value-type="date" office:date-value="2016-04-30T00:00:00" table:style-name="ce2">
            <text:p>2016/4/30</text:p>
          </table:table-cell>
          <table:table-cell office:value-type="string" table:style-name="ce1">
            <text:p>苗栗縣通霄鎮</text:p>
          </table:table-cell>
          <table:table-cell office:value-type="float" office:value="146" table:style-name="ce1">
            <text:p>146</text:p>
          </table:table-cell>
          <table:table-cell office:value-type="float" office:value="80" table:style-name="ce1">
            <text:p>80</text:p>
          </table:table-cell>
          <table:table-cell office:value-type="float" office:value="80" table:style-name="ce1">
            <text:p>8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34" table:style-name="ce1">
            <text:p>34</text:p>
          </table:table-cell>
          <table:table-cell office:value-type="string" table:style-name="ce1">
            <text:p>促進電力發展營運協助金審議委員會</text:p>
          </table:table-cell>
          <table:table-cell office:value-type="date" office:date-value="2016-02-03T00:00:00" table:style-name="ce2">
            <text:p>2016/2/3</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公所</text:p>
          </table:table-cell>
          <table:table-cell office:value-type="string" table:style-name="ce1">
            <text:p>aa<text:s text:c="8"/></text:p>
          </table:table-cell>
          <table:table-cell office:value-type="string" table:style-name="ce1">
            <text:p>協助苗栗縣通霄鎮公所辦理通霄鎮105年度春節敦親睦鄰暨節約能源宣導</text:p>
          </table:table-cell>
          <table:table-cell office:value-type="date" office:date-value="2016-02-05T00:00:00" table:style-name="ce2">
            <text:p>2016/2/5</text:p>
          </table:table-cell>
          <table:table-cell office:value-type="date" office:date-value="2016-02-05T00:00:00" table:style-name="ce2">
            <text:p>2016/2/5</text:p>
          </table:table-cell>
          <table:table-cell office:value-type="string" table:style-name="ce1">
            <text:p>苗栗縣通霄鎮</text:p>
          </table:table-cell>
          <table:table-cell office:value-type="float" office:value="356" table:style-name="ce1">
            <text:p>356</text:p>
          </table:table-cell>
          <table:table-cell office:value-type="float" office:value="230" table:style-name="ce1">
            <text:p>230</text:p>
          </table:table-cell>
          <table:table-cell office:value-type="float" office:value="150" table:style-name="ce1">
            <text:p>15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35" table:style-name="ce1">
            <text:p>35</text:p>
          </table:table-cell>
          <table:table-cell office:value-type="string" table:style-name="ce1">
            <text:p>促進電力發展營運協助金審議委員會</text:p>
          </table:table-cell>
          <table:table-cell office:value-type="date" office:date-value="2016-02-03T00:00:00" table:style-name="ce2">
            <text:p>2016/2/3</text:p>
          </table:table-cell>
          <table:table-cell office:value-type="string" table:style-name="ce1">
            <text:p><text:s/>aa<text:s/></text:p>
          </table:table-cell>
          <table:table-cell office:value-type="string" table:style-name="ce1">
            <text:p><text:s/>aa<text:s/></text:p>
          </table:table-cell>
          <table:table-cell office:value-type="string" table:style-name="ce1">
            <text:p>屏東縣</text:p>
          </table:table-cell>
          <table:table-cell office:value-type="string" table:style-name="ce1">
            <text:p>屏東縣恆春鎮公所</text:p>
          </table:table-cell>
          <table:table-cell office:value-type="string" table:style-name="ce1">
            <text:p>aa<text:s text:c="8"/></text:p>
          </table:table-cell>
          <table:table-cell office:value-type="string" table:style-name="ce1">
            <text:p>協助屏東縣恆春鎮公所辦理修繕南灣里辦公處「核子事故緊急廣播設備暨電力設備」</text:p>
          </table:table-cell>
          <table:table-cell office:value-type="date" office:date-value="2016-02-01T00:00:00" table:style-name="ce2">
            <text:p>2016/2/1</text:p>
          </table:table-cell>
          <table:table-cell office:value-type="date" office:date-value="2016-02-19T00:00:00" table:style-name="ce2">
            <text:p>2016/2/19</text:p>
          </table:table-cell>
          <table:table-cell office:value-type="string" table:style-name="ce1">
            <text:p>屏東縣恆春鎮</text:p>
          </table:table-cell>
          <table:table-cell office:value-type="float" office:value="98" table:style-name="ce1">
            <text:p>98</text:p>
          </table:table-cell>
          <table:table-cell office:value-type="float" office:value="88" table:style-name="ce1">
            <text:p>88</text:p>
          </table:table-cell>
          <table:table-cell office:value-type="float" office:value="50" table:style-name="ce1">
            <text:p>5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36" table:style-name="ce1">
            <text:p>36</text:p>
          </table:table-cell>
          <table:table-cell office:value-type="string" table:style-name="ce1">
            <text:p>促進電力發展營運協助金審議委員會</text:p>
          </table:table-cell>
          <table:table-cell office:value-type="date" office:date-value="2016-02-03T00:00:00" table:style-name="ce2">
            <text:p>2016/2/3</text:p>
          </table:table-cell>
          <table:table-cell office:value-type="string" table:style-name="ce1">
            <text:p><text:s/>aa<text:s/></text:p>
          </table:table-cell>
          <table:table-cell office:value-type="string" table:style-name="ce1">
            <text:p><text:s/>aa<text:s/></text:p>
          </table:table-cell>
          <table:table-cell office:value-type="string" table:style-name="ce1">
            <text:p>南投縣</text:p>
          </table:table-cell>
          <table:table-cell office:value-type="string" table:style-name="ce1">
            <text:p>南投縣魚池鄉公所</text:p>
          </table:table-cell>
          <table:table-cell office:value-type="string" table:style-name="ce1">
            <text:p>aa<text:s text:c="8"/></text:p>
          </table:table-cell>
          <table:table-cell office:value-type="string" table:style-name="ce1">
            <text:p>協助南投縣魚池鄉公所辦理【鴻福齊天慶元宵、幸福魚池新希望】攻砲城、猜燈謎晚會活動</text:p>
          </table:table-cell>
          <table:table-cell office:value-type="date" office:date-value="2016-02-22T00:00:00" table:style-name="ce2">
            <text:p>2016/2/22</text:p>
          </table:table-cell>
          <table:table-cell office:value-type="date" office:date-value="2016-02-22T00:00:00" table:style-name="ce2">
            <text:p>2016/2/22</text:p>
          </table:table-cell>
          <table:table-cell office:value-type="string" table:style-name="ce1">
            <text:p>南投縣魚池鄉</text:p>
          </table:table-cell>
          <table:table-cell office:value-type="float" office:value="223" table:style-name="ce1">
            <text:p>223</text:p>
          </table:table-cell>
          <table:table-cell office:value-type="float" office:value="80" table:style-name="ce1">
            <text:p>80</text:p>
          </table:table-cell>
          <table:table-cell office:value-type="float" office:value="80" table:style-name="ce1">
            <text:p>8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37" table:style-name="ce1">
            <text:p>37</text:p>
          </table:table-cell>
          <table:table-cell office:value-type="string" table:style-name="ce1">
            <text:p>促進電力發展營運協助金審議委員會</text:p>
          </table:table-cell>
          <table:table-cell office:value-type="date" office:date-value="2016-02-03T00:00:00" table:style-name="ce2">
            <text:p>2016/2/3</text:p>
          </table:table-cell>
          <table:table-cell office:value-type="string" table:style-name="ce1">
            <text:p><text:s/>aa<text:s/></text:p>
          </table:table-cell>
          <table:table-cell office:value-type="string" table:style-name="ce1">
            <text:p><text:s/>aa<text:s/></text:p>
          </table:table-cell>
          <table:table-cell office:value-type="string" table:style-name="ce1">
            <text:p>臺中市</text:p>
          </table:table-cell>
          <table:table-cell office:value-type="string" table:style-name="ce1">
            <text:p>臺中市和平區農會</text:p>
          </table:table-cell>
          <table:table-cell office:value-type="float" office:value="57549400" table:style-name="ce1">
            <text:p>57549400</text:p>
          </table:table-cell>
          <table:table-cell office:value-type="string" table:style-name="ce1">
            <text:p>協助臺中市和平區農會辦理105年度慶祝農民節活動計畫</text:p>
          </table:table-cell>
          <table:table-cell office:value-type="date" office:date-value="2016-02-15T00:00:00" table:style-name="ce2">
            <text:p>2016/2/15</text:p>
          </table:table-cell>
          <table:table-cell office:value-type="date" office:date-value="2016-03-15T00:00:00" table:style-name="ce2">
            <text:p>2016/3/15</text:p>
          </table:table-cell>
          <table:table-cell office:value-type="string" table:style-name="ce1">
            <text:p>臺中市和平區</text:p>
          </table:table-cell>
          <table:table-cell office:value-type="float" office:value="400" table:style-name="ce1">
            <text:p>400</text:p>
          </table:table-cell>
          <table:table-cell office:value-type="float" office:value="150" table:style-name="ce1">
            <text:p>150</text:p>
          </table:table-cell>
          <table:table-cell office:value-type="float" office:value="100" table:style-name="ce1">
            <text:p>1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38" table:style-name="ce1">
            <text:p>38</text:p>
          </table:table-cell>
          <table:table-cell office:value-type="string" table:style-name="ce1">
            <text:p>促進電力發展營運協助金審議委員會</text:p>
          </table:table-cell>
          <table:table-cell office:value-type="date" office:date-value="2016-02-02T00:00:00" table:style-name="ce2">
            <text:p>2016/2/2</text:p>
          </table:table-cell>
          <table:table-cell office:value-type="string" table:style-name="ce1">
            <text:p><text:s/>aa<text:s/></text:p>
          </table:table-cell>
          <table:table-cell office:value-type="string" table:style-name="ce1">
            <text:p><text:s/>aa<text:s/></text:p>
          </table:table-cell>
          <table:table-cell office:value-type="string" table:style-name="ce1">
            <text:p>花蓮縣</text:p>
          </table:table-cell>
          <table:table-cell office:value-type="string" table:style-name="ce1">
            <text:p>花蓮縣秀林鄉立霧溪文化發展協會</text:p>
          </table:table-cell>
          <table:table-cell office:value-type="float" office:value="10619170" table:style-name="ce1">
            <text:p>10619170</text:p>
          </table:table-cell>
          <table:table-cell office:value-type="string" table:style-name="ce1">
            <text:p>協助花蓮縣秀林鄉立霧溪文化發展協會辦理花蓮縣秀林鄉105年春節卡拉歌唱比賽暨敬老活動實施計畫</text:p>
          </table:table-cell>
          <table:table-cell office:value-type="date" office:date-value="2016-02-14T00:00:00" table:style-name="ce2">
            <text:p>2016/2/14</text:p>
          </table:table-cell>
          <table:table-cell office:value-type="date" office:date-value="2016-02-14T00:00:00" table:style-name="ce2">
            <text:p>2016/2/14</text:p>
          </table:table-cell>
          <table:table-cell office:value-type="string" table:style-name="ce1">
            <text:p>花蓮縣秀林鄉</text:p>
          </table:table-cell>
          <table:table-cell office:value-type="float" office:value="145" table:style-name="ce1">
            <text:p>145</text:p>
          </table:table-cell>
          <table:table-cell office:value-type="float" office:value="20" table:style-name="ce1">
            <text:p>20</text:p>
          </table:table-cell>
          <table:table-cell office:value-type="float" office:value="20" table:style-name="ce1">
            <text:p>2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39" table:style-name="ce1">
            <text:p>39</text:p>
          </table:table-cell>
          <table:table-cell office:value-type="string" table:style-name="ce1">
            <text:p>促進電力發展營運協助金審議委員會</text:p>
          </table:table-cell>
          <table:table-cell office:value-type="date" office:date-value="2016-02-02T00:00:00" table:style-name="ce2">
            <text:p>2016/2/2</text:p>
          </table:table-cell>
          <table:table-cell office:value-type="string" table:style-name="ce1">
            <text:p><text:s/>aa<text:s/></text:p>
          </table:table-cell>
          <table:table-cell office:value-type="string" table:style-name="ce1">
            <text:p><text:s/>aa<text:s/></text:p>
          </table:table-cell>
          <table:table-cell office:value-type="string" table:style-name="ce1">
            <text:p>基隆市</text:p>
          </table:table-cell>
          <table:table-cell office:value-type="string" table:style-name="ce1">
            <text:p>基隆市協和愛鄉文化協進會</text:p>
          </table:table-cell>
          <table:table-cell office:value-type="float" office:value="41180786" table:style-name="ce1">
            <text:p>41180786</text:p>
          </table:table-cell>
          <table:table-cell office:value-type="string" table:style-name="ce1">
            <text:p>協助基隆市協和愛鄉文化協進會辦理協安宮春節中南部電力參訪暨進香活動</text:p>
          </table:table-cell>
          <table:table-cell office:value-type="date" office:date-value="2016-02-23T00:00:00" table:style-name="ce2">
            <text:p>2016/2/23</text:p>
          </table:table-cell>
          <table:table-cell office:value-type="date" office:date-value="2016-02-25T00:00:00" table:style-name="ce2">
            <text:p>2016/2/25</text:p>
          </table:table-cell>
          <table:table-cell office:value-type="string" table:style-name="ce1">
            <text:p>協和發電廠、南部發電廠</text:p>
          </table:table-cell>
          <table:table-cell office:value-type="float" office:value="361" table:style-name="ce1">
            <text:p>361</text:p>
          </table:table-cell>
          <table:table-cell office:value-type="float" office:value="200" table:style-name="ce1">
            <text:p>200</text:p>
          </table:table-cell>
          <table:table-cell office:value-type="float" office:value="200" table:style-name="ce1">
            <text:p>2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40" table:style-name="ce1">
            <text:p>40</text:p>
          </table:table-cell>
          <table:table-cell office:value-type="string" table:style-name="ce1">
            <text:p>促進電力發展營運協助金審議委員會</text:p>
          </table:table-cell>
          <table:table-cell office:value-type="date" office:date-value="2016-02-03T00:00:00" table:style-name="ce2">
            <text:p>2016/2/3</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湖內區三侯國民小學</text:p>
          </table:table-cell>
          <table:table-cell office:value-type="string" table:style-name="ce1">
            <text:p>aa<text:s text:c="8"/></text:p>
          </table:table-cell>
          <table:table-cell office:value-type="string" table:style-name="ce1">
            <text:p>協助高雄市湖內區三侯國民小學辦理105年度發展「創客生活家」特色課程計畫</text:p>
          </table:table-cell>
          <table:table-cell office:value-type="date" office:date-value="2016-02-15T00:00:00" table:style-name="ce2">
            <text:p>2016/2/15</text:p>
          </table:table-cell>
          <table:table-cell office:value-type="date" office:date-value="2016-11-20T00:00:00" table:style-name="ce2">
            <text:p>2016/11/20</text:p>
          </table:table-cell>
          <table:table-cell office:value-type="string" table:style-name="ce1">
            <text:p>高雄市湖內區</text:p>
          </table:table-cell>
          <table:table-cell office:value-type="float" office:value="100" table:style-name="ce1">
            <text:p>10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41" table:style-name="ce1">
            <text:p>41</text:p>
          </table:table-cell>
          <table:table-cell office:value-type="string" table:style-name="ce1">
            <text:p>促進電力發展營運協助金審議委員會</text:p>
          </table:table-cell>
          <table:table-cell office:value-type="date" office:date-value="2016-02-03T00:00:00" table:style-name="ce2">
            <text:p>2016/2/3</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立湖內國民中學</text:p>
          </table:table-cell>
          <table:table-cell office:value-type="string" table:style-name="ce1">
            <text:p>aa<text:s text:c="8"/></text:p>
          </table:table-cell>
          <table:table-cell office:value-type="string" table:style-name="ce1">
            <text:p>協助高雄市立湖內國民中學辦理105年度發展「學校舉重特色」課程計畫</text:p>
          </table:table-cell>
          <table:table-cell office:value-type="date" office:date-value="2016-02-01T00:00:00" table:style-name="ce2">
            <text:p>2016/2/1</text:p>
          </table:table-cell>
          <table:table-cell office:value-type="date" office:date-value="2016-11-30T00:00:00" table:style-name="ce2">
            <text:p>2016/11/30</text:p>
          </table:table-cell>
          <table:table-cell office:value-type="string" table:style-name="ce1">
            <text:p>高雄市立湖內區<text:s/></text:p>
          </table:table-cell>
          <table:table-cell office:value-type="float" office:value="380" table:style-name="ce1">
            <text:p>380</text:p>
          </table:table-cell>
          <table:table-cell office:value-type="float" office:value="300" table:style-name="ce1">
            <text:p>300</text:p>
          </table:table-cell>
          <table:table-cell office:value-type="float" office:value="300" table:style-name="ce1">
            <text:p>3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42" table:style-name="ce1">
            <text:p>42</text:p>
          </table:table-cell>
          <table:table-cell office:value-type="string" table:style-name="ce1">
            <text:p>促進電力發展營運協助金審議委員會</text:p>
          </table:table-cell>
          <table:table-cell office:value-type="date" office:date-value="2016-02-01T00:00:00" table:style-name="ce2">
            <text:p>2016/2/1</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路竹華山長壽協會</text:p>
          </table:table-cell>
          <table:table-cell office:value-type="float" office:value="25892295" table:style-name="ce1">
            <text:p>25892295</text:p>
          </table:table-cell>
          <table:table-cell office:value-type="string" table:style-name="ce1">
            <text:p>協助高雄市路竹華山長壽協會辦理105年度社區交流活動</text:p>
          </table:table-cell>
          <table:table-cell office:value-type="date" office:date-value="2016-04-01T00:00:00" table:style-name="ce2">
            <text:p>2016/4/1</text:p>
          </table:table-cell>
          <table:table-cell office:value-type="date" office:date-value="2016-04-02T00:00:00" table:style-name="ce2">
            <text:p>2016/4/2</text:p>
          </table:table-cell>
          <table:table-cell office:value-type="string" table:style-name="ce1">
            <text:p>大潭發電廠</text:p>
          </table:table-cell>
          <table:table-cell office:value-type="float" office:value="282" table:style-name="ce1">
            <text:p>282</text:p>
          </table:table-cell>
          <table:table-cell office:value-type="float" office:value="50" table:style-name="ce1">
            <text:p>50</text:p>
          </table:table-cell>
          <table:table-cell office:value-type="float" office:value="30" table:style-name="ce1">
            <text:p>3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43" table:style-name="ce1">
            <text:p>43</text:p>
          </table:table-cell>
          <table:table-cell office:value-type="string" table:style-name="ce1">
            <text:p>促進電力發展營運協助金審議委員會</text:p>
          </table:table-cell>
          <table:table-cell office:value-type="date" office:date-value="2016-02-01T00:00:00" table:style-name="ce2">
            <text:p>2016/2/1</text:p>
          </table:table-cell>
          <table:table-cell office:value-type="string" table:style-name="ce1">
            <text:p><text:s/>aa<text:s/></text:p>
          </table:table-cell>
          <table:table-cell office:value-type="string" table:style-name="ce1">
            <text:p><text:s/>aa<text:s/></text:p>
          </table:table-cell>
          <table:table-cell office:value-type="string" table:style-name="ce1">
            <text:p>花蓮縣</text:p>
          </table:table-cell>
          <table:table-cell office:value-type="string" table:style-name="ce1">
            <text:p>花蓮縣秀林鄉水源社區發展協會</text:p>
          </table:table-cell>
          <table:table-cell office:value-type="float" office:value="20002239" table:style-name="ce1">
            <text:p>20002239</text:p>
          </table:table-cell>
          <table:table-cell office:value-type="string" table:style-name="ce1">
            <text:p>協助花蓮縣秀林鄉水源社區發展協會辦理105年『新春盃』水源社區全民籃球錦標賽活動</text:p>
          </table:table-cell>
          <table:table-cell office:value-type="date" office:date-value="2016-02-12T00:00:00" table:style-name="ce2">
            <text:p>2016/2/12</text:p>
          </table:table-cell>
          <table:table-cell office:value-type="date" office:date-value="2016-02-12T00:00:00" table:style-name="ce2">
            <text:p>2016/2/12</text:p>
          </table:table-cell>
          <table:table-cell office:value-type="string" table:style-name="ce1">
            <text:p>花蓮縣秀林鄉</text:p>
          </table:table-cell>
          <table:table-cell office:value-type="float" office:value="90" table:style-name="ce1">
            <text:p>90</text:p>
          </table:table-cell>
          <table:table-cell office:value-type="float" office:value="30" table:style-name="ce1">
            <text:p>30</text:p>
          </table:table-cell>
          <table:table-cell office:value-type="float" office:value="20" table:style-name="ce1">
            <text:p>2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44" table:style-name="ce1">
            <text:p>44</text:p>
          </table:table-cell>
          <table:table-cell office:value-type="string" table:style-name="ce1">
            <text:p>促進電力發展營運協助金審議委員會</text:p>
          </table:table-cell>
          <table:table-cell office:value-type="date" office:date-value="2016-02-01T00:00:00" table:style-name="ce2">
            <text:p>2016/2/1</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岡山區公所</text:p>
          </table:table-cell>
          <table:table-cell office:value-type="string" table:style-name="ce1">
            <text:p>aa<text:s text:c="8"/></text:p>
          </table:table-cell>
          <table:table-cell office:value-type="string" table:style-name="ce1">
            <text:p>協助高雄市岡山區公所辦理高雄市岡山區105年模範父親表揚暨節約用電宣導活動</text:p>
          </table:table-cell>
          <table:table-cell office:value-type="date" office:date-value="2016-08-05T00:00:00" table:style-name="ce2">
            <text:p>2016/8/5</text:p>
          </table:table-cell>
          <table:table-cell office:value-type="date" office:date-value="2016-08-05T00:00:00" table:style-name="ce2">
            <text:p>2016/8/5</text:p>
          </table:table-cell>
          <table:table-cell office:value-type="string" table:style-name="ce1">
            <text:p>高雄市岡山區</text:p>
          </table:table-cell>
          <table:table-cell office:value-type="float" office:value="150" table:style-name="ce1">
            <text:p>150</text:p>
          </table:table-cell>
          <table:table-cell office:value-type="float" office:value="150" table:style-name="ce1">
            <text:p>150</text:p>
          </table:table-cell>
          <table:table-cell office:value-type="float" office:value="100" table:style-name="ce1">
            <text:p>1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45" table:style-name="ce1">
            <text:p>45</text:p>
          </table:table-cell>
          <table:table-cell office:value-type="string" table:style-name="ce1">
            <text:p>促進電力發展營運協助金審議委員會</text:p>
          </table:table-cell>
          <table:table-cell office:value-type="date" office:date-value="2016-01-27T00:00:00" table:style-name="ce2">
            <text:p>2016/1/27</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彌陀老人福利協進會</text:p>
          </table:table-cell>
          <table:table-cell office:value-type="float" office:value="20246609" table:style-name="ce1">
            <text:p>20246609</text:p>
          </table:table-cell>
          <table:table-cell office:value-type="string" table:style-name="ce1">
            <text:p>協助高雄市彌陀老人福利協進會辦理105年度地方產業文化觀摩聯誼活動</text:p>
          </table:table-cell>
          <table:table-cell office:value-type="date" office:date-value="2016-02-26T00:00:00" table:style-name="ce2">
            <text:p>2016/2/26</text:p>
          </table:table-cell>
          <table:table-cell office:value-type="date" office:date-value="2016-02-28T00:00:00" table:style-name="ce2">
            <text:p>2016/2/28</text:p>
          </table:table-cell>
          <table:table-cell office:value-type="string" table:style-name="ce1">
            <text:p>通霄發電廠</text:p>
          </table:table-cell>
          <table:table-cell office:value-type="float" office:value="343" table:style-name="ce1">
            <text:p>343</text:p>
          </table:table-cell>
          <table:table-cell office:value-type="float" office:value="60" table:style-name="ce1">
            <text:p>60</text:p>
          </table:table-cell>
          <table:table-cell office:value-type="float" office:value="40" table:style-name="ce1">
            <text:p>4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46" table:style-name="ce1">
            <text:p>46</text:p>
          </table:table-cell>
          <table:table-cell office:value-type="string" table:style-name="ce1">
            <text:p>促進電力發展營運協助金審議委員會</text:p>
          </table:table-cell>
          <table:table-cell office:value-type="date" office:date-value="2016-01-28T00:00:00" table:style-name="ce2">
            <text:p>2016/1/28</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公所</text:p>
          </table:table-cell>
          <table:table-cell office:value-type="string" table:style-name="ce1">
            <text:p>aa<text:s text:c="8"/></text:p>
          </table:table-cell>
          <table:table-cell office:value-type="string" table:style-name="ce1">
            <text:p>協助高雄市永安區公所辦理2016天文文化節暨宣導節約能源活動計畫</text:p>
          </table:table-cell>
          <table:table-cell office:value-type="date" office:date-value="2016-02-21T00:00:00" table:style-name="ce2">
            <text:p>2016/2/21</text:p>
          </table:table-cell>
          <table:table-cell office:value-type="date" office:date-value="2016-02-21T00:00:00" table:style-name="ce2">
            <text:p>2016/2/21</text:p>
          </table:table-cell>
          <table:table-cell office:value-type="string" table:style-name="ce1">
            <text:p>高雄市永安區</text:p>
          </table:table-cell>
          <table:table-cell office:value-type="float" office:value="897" table:style-name="ce1">
            <text:p>897</text:p>
          </table:table-cell>
          <table:table-cell office:value-type="float" office:value="250" table:style-name="ce1">
            <text:p>250</text:p>
          </table:table-cell>
          <table:table-cell office:value-type="float" office:value="250" table:style-name="ce1">
            <text:p>25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47" table:style-name="ce1">
            <text:p>47</text:p>
          </table:table-cell>
          <table:table-cell office:value-type="string" table:style-name="ce1">
            <text:p>促進電力發展營運協助金審議委員會</text:p>
          </table:table-cell>
          <table:table-cell office:value-type="date" office:date-value="2016-01-27T00:00:00" table:style-name="ce2">
            <text:p>2016/1/27</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鹽田社區發展協會</text:p>
          </table:table-cell>
          <table:table-cell office:value-type="float" office:value="87902836" table:style-name="ce1">
            <text:p>87902836</text:p>
          </table:table-cell>
          <table:table-cell office:value-type="string" table:style-name="ce1">
            <text:p>協助高雄市永安區鹽田社區發展協會辦理社區彩繪暨節約能源活動計畫</text:p>
          </table:table-cell>
          <table:table-cell office:value-type="date" office:date-value="2016-02-01T00:00:00" table:style-name="ce2">
            <text:p>2016/2/1</text:p>
          </table:table-cell>
          <table:table-cell office:value-type="date" office:date-value="2016-02-29T00:00:00" table:style-name="ce2">
            <text:p>2016/2/29</text:p>
          </table:table-cell>
          <table:table-cell office:value-type="string" table:style-name="ce1">
            <text:p>高雄市永安區</text:p>
          </table:table-cell>
          <table:table-cell office:value-type="float" office:value="267" table:style-name="ce1">
            <text:p>267</text:p>
          </table:table-cell>
          <table:table-cell office:value-type="float" office:value="250" table:style-name="ce1">
            <text:p>250</text:p>
          </table:table-cell>
          <table:table-cell office:value-type="float" office:value="100" table:style-name="ce1">
            <text:p>10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48" table:style-name="ce1">
            <text:p>48</text:p>
          </table:table-cell>
          <table:table-cell office:value-type="string" table:style-name="ce1">
            <text:p>促進電力發展營運協助金審議委員會</text:p>
          </table:table-cell>
          <table:table-cell office:value-type="date" office:date-value="2016-01-27T00:00:00" table:style-name="ce2">
            <text:p>2016/1/27</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立茄萣國民中學</text:p>
          </table:table-cell>
          <table:table-cell office:value-type="string" table:style-name="ce1">
            <text:p>aa<text:s text:c="8"/></text:p>
          </table:table-cell>
          <table:table-cell office:value-type="string" table:style-name="ce1">
            <text:p>協助高雄市立茄萣國民中學辦理49週年校慶運動會暨能源宣導活動</text:p>
          </table:table-cell>
          <table:table-cell office:value-type="date" office:date-value="2016-02-26T00:00:00" table:style-name="ce2">
            <text:p>2016/2/26</text:p>
          </table:table-cell>
          <table:table-cell office:value-type="date" office:date-value="2016-02-27T00:00:00" table:style-name="ce2">
            <text:p>2016/2/27</text:p>
          </table:table-cell>
          <table:table-cell office:value-type="string" table:style-name="ce1">
            <text:p>高雄市茄萣區</text:p>
          </table:table-cell>
          <table:table-cell office:value-type="float" office:value="184" table:style-name="ce1">
            <text:p>184</text:p>
          </table:table-cell>
          <table:table-cell office:value-type="float" office:value="50" table:style-name="ce1">
            <text:p>50</text:p>
          </table:table-cell>
          <table:table-cell office:value-type="float" office:value="40" table:style-name="ce1">
            <text:p>4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49" table:style-name="ce1">
            <text:p>49</text:p>
          </table:table-cell>
          <table:table-cell office:value-type="string" table:style-name="ce1">
            <text:p>促進電力發展營運協助金審議委員會</text:p>
          </table:table-cell>
          <table:table-cell office:value-type="date" office:date-value="2016-01-28T00:00:00" table:style-name="ce2">
            <text:p>2016/1/28</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永安國民小學</text:p>
          </table:table-cell>
          <table:table-cell office:value-type="string" table:style-name="ce1">
            <text:p>aa<text:s text:c="8"/></text:p>
          </table:table-cell>
          <table:table-cell office:value-type="string" table:style-name="ce1">
            <text:p>協助高雄市永安區永安國民小學辦理105年度校慶運動會活動</text:p>
          </table:table-cell>
          <table:table-cell office:value-type="date" office:date-value="2016-03-25T00:00:00" table:style-name="ce2">
            <text:p>2016/3/25</text:p>
          </table:table-cell>
          <table:table-cell office:value-type="date" office:date-value="2016-03-26T00:00:00" table:style-name="ce2">
            <text:p>2016/3/26</text:p>
          </table:table-cell>
          <table:table-cell office:value-type="string" table:style-name="ce1">
            <text:p>高雄市永安區</text:p>
          </table:table-cell>
          <table:table-cell office:value-type="float" office:value="200" table:style-name="ce1">
            <text:p>200</text:p>
          </table:table-cell>
          <table:table-cell office:value-type="float" office:value="50" table:style-name="ce1">
            <text:p>50</text:p>
          </table:table-cell>
          <table:table-cell office:value-type="float" office:value="30" table:style-name="ce1">
            <text:p>3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number-rows-repeated="104852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office:font-face-decls>
  <office:styles>
    <number:number-style style:name="N0">
      <number:number number:min-integer-digits="1"/>
    </number:number-style>
    <number:date-style style:name="N19">
      <number:year number:style="long"/>
      <number:text>/</number:text>
      <number:month/>
      <number:text>/</number:text>
      <number:day/>
    </number:date-style>
    <style:style style:name="_50_0_37__32_-_32__36628__33394_1" style:display-name="20% - 輔色1" style:family="table-cell" style:data-style-name="N0">
      <style:table-cell-properties fo:background-color="#DCE6F1"/>
    </style:style>
    <style:style style:name="_50_0_37__32_-_32__36628__33394_2" style:display-name="20% - 輔色2" style:family="table-cell" style:data-style-name="N0">
      <style:table-cell-properties fo:background-color="#F2DCDB"/>
    </style:style>
    <style:style style:name="_50_0_37__32_-_32__36628__33394_3" style:display-name="20% - 輔色3" style:family="table-cell" style:data-style-name="N0">
      <style:table-cell-properties fo:background-color="#EBF1DE"/>
    </style:style>
    <style:style style:name="_50_0_37__32_-_32__36628__33394_4" style:display-name="20% - 輔色4" style:family="table-cell" style:data-style-name="N0">
      <style:table-cell-properties fo:background-color="#E4DFEC"/>
    </style:style>
    <style:style style:name="_50_0_37__32_-_32__36628__33394_5" style:display-name="20% - 輔色5" style:family="table-cell" style:data-style-name="N0">
      <style:table-cell-properties fo:background-color="#DAEEF3"/>
    </style:style>
    <style:style style:name="_50_0_37__32_-_32__36628__33394_6" style:display-name="20% - 輔色6" style:family="table-cell" style:data-style-name="N0">
      <style:table-cell-properties fo:background-color="#FDE9D9"/>
    </style:style>
    <style:style style:name="_52_0_37__32_-_32__36628__33394_1" style:display-name="40% - 輔色1" style:family="table-cell" style:data-style-name="N0">
      <style:table-cell-properties fo:background-color="#B8CCE4"/>
    </style:style>
    <style:style style:name="_52_0_37__32_-_32__36628__33394_2" style:display-name="40% - 輔色2" style:family="table-cell" style:data-style-name="N0">
      <style:table-cell-properties fo:background-color="#E6B8B7"/>
    </style:style>
    <style:style style:name="_52_0_37__32_-_32__36628__33394_3" style:display-name="40% - 輔色3" style:family="table-cell" style:data-style-name="N0">
      <style:table-cell-properties fo:background-color="#D8E4BC"/>
    </style:style>
    <style:style style:name="_52_0_37__32_-_32__36628__33394_4" style:display-name="40% - 輔色4" style:family="table-cell" style:data-style-name="N0">
      <style:table-cell-properties fo:background-color="#CCC0DA"/>
    </style:style>
    <style:style style:name="_52_0_37__32_-_32__36628__33394_5" style:display-name="40% - 輔色5" style:family="table-cell" style:data-style-name="N0">
      <style:table-cell-properties fo:background-color="#B7DEE8"/>
    </style:style>
    <style:style style:name="_52_0_37__32_-_32__36628__33394_6" style:display-name="40% - 輔色6" style:family="table-cell" style:data-style-name="N0">
      <style:table-cell-properties fo:background-color="#FCD5B4"/>
    </style:style>
    <style:style style:name="_54_0_37__32_-_32__36628__33394_1" style:display-name="60% - 輔色1" style:family="table-cell" style:data-style-name="N0">
      <style:table-cell-properties fo:background-color="#95B3D7"/>
      <style:text-properties fo:color="#FFFFFF"/>
    </style:style>
    <style:style style:name="_54_0_37__32_-_32__36628__33394_2" style:display-name="60% - 輔色2" style:family="table-cell" style:data-style-name="N0">
      <style:table-cell-properties fo:background-color="#DA9694"/>
      <style:text-properties fo:color="#FFFFFF"/>
    </style:style>
    <style:style style:name="_54_0_37__32_-_32__36628__33394_3" style:display-name="60% - 輔色3" style:family="table-cell" style:data-style-name="N0">
      <style:table-cell-properties fo:background-color="#C4D79B"/>
      <style:text-properties fo:color="#FFFFFF"/>
    </style:style>
    <style:style style:name="_54_0_37__32_-_32__36628__33394_4" style:display-name="60% - 輔色4" style:family="table-cell" style:data-style-name="N0">
      <style:table-cell-properties fo:background-color="#B1A0C7"/>
      <style:text-properties fo:color="#FFFFFF"/>
    </style:style>
    <style:style style:name="_54_0_37__32_-_32__36628__33394_5" style:display-name="60% - 輔色5" style:family="table-cell" style:data-style-name="N0">
      <style:table-cell-properties fo:background-color="#92CDDC"/>
      <style:text-properties fo:color="#FFFFFF"/>
    </style:style>
    <style:style style:name="_54_0_37__32_-_32__36628__33394_6" style:display-name="60% - 輔色6" style:family="table-cell" style:data-style-name="N0">
      <style:table-cell-properties fo:background-color="#FABF8F"/>
      <style:text-properties fo:color="#FFFFFF"/>
    </style:style>
    <style:style style:name="Default" style:family="table-cell" style:data-style-name="N0">
      <style:table-cell-properties style:vertical-align="middle" fo:background-color="transparent"/>
      <style:text-properties fo:color="#000000" style:font-name="新細明體" style:font-name-asian="新細明體" style:font-name-complex="新細明體" fo:font-size="12pt" style:font-size-asian="12pt" style:font-size-complex="12pt"/>
    </style:style>
    <style:style style:name="_20013__31561_" style:display-name="中等" style:family="table-cell" style:data-style-name="N0">
      <style:table-cell-properties fo:background-color="#FFEB9C"/>
      <style:text-properties fo:color="#9C6500"/>
    </style:style>
    <style:style style:name="_21512__35336_" style:display-name="合計" style:family="table-cell" style:data-style-name="N0">
      <style:table-cell-properties fo:border-top="thin solid #4F81BD" fo:border-bottom="thin double #4F81BD" fo:border-left="none" fo:border-right="none"/>
      <style:text-properties fo:font-weight="bold" style:font-weight-asian="bold" style:font-weight-complex="bold"/>
    </style:style>
    <style:style style:name="_22909_" style:display-name="好" style:family="table-cell" style:data-style-name="N0">
      <style:table-cell-properties fo:background-color="#C6EFCE"/>
      <style:text-properties fo:color="#006100"/>
    </style:style>
    <style:style style:name="_35336__31639__26041__24335_" style:display-name="計算方式" style:family="table-cell" style:data-style-name="N0">
      <style:table-cell-properties fo:border="thin solid #7F7F7F" fo:background-color="#F2F2F2"/>
      <style:text-properties fo:color="#FA7D00" fo:font-weight="bold" style:font-weight-asian="bold" style:font-weight-complex="bold"/>
    </style:style>
    <style:style style:name="_36899__32080__30340__20786__23384__26684_" style:display-name="連結的儲存格" style:family="table-cell" style:data-style-name="N0">
      <style:table-cell-properties fo:border-top="none" fo:border-bottom="thin double #FF8001" fo:border-left="none" fo:border-right="none"/>
      <style:text-properties fo:color="#FA7D00"/>
    </style:style>
    <style:style style:name="_20633__35387_" style:display-name="備註" style:family="table-cell" style:data-style-name="N0">
      <style:table-cell-properties fo:border="thin solid #B2B2B2" fo:background-color="#FFFFCC"/>
    </style:style>
    <style:style style:name="_35498__26126__25991__23383_" style:display-name="說明文字" style:family="table-cell" style:data-style-name="N0">
      <style:text-properties fo:color="#7F7F7F" fo:font-style="italic" style:font-style-asian="italic" style:font-style-complex="italic"/>
    </style:style>
    <style:style style:name="_36628__33394_1" style:display-name="輔色1" style:family="table-cell" style:data-style-name="N0">
      <style:table-cell-properties fo:background-color="#4F81BD"/>
      <style:text-properties fo:color="#FFFFFF"/>
    </style:style>
    <style:style style:name="_36628__33394_2" style:display-name="輔色2" style:family="table-cell" style:data-style-name="N0">
      <style:table-cell-properties fo:background-color="#C0504D"/>
      <style:text-properties fo:color="#FFFFFF"/>
    </style:style>
    <style:style style:name="_36628__33394_3" style:display-name="輔色3" style:family="table-cell" style:data-style-name="N0">
      <style:table-cell-properties fo:background-color="#9BBB59"/>
      <style:text-properties fo:color="#FFFFFF"/>
    </style:style>
    <style:style style:name="_36628__33394_4" style:display-name="輔色4" style:family="table-cell" style:data-style-name="N0">
      <style:table-cell-properties fo:background-color="#8064A2"/>
      <style:text-properties fo:color="#FFFFFF"/>
    </style:style>
    <style:style style:name="_36628__33394_5" style:display-name="輔色5" style:family="table-cell" style:data-style-name="N0">
      <style:table-cell-properties fo:background-color="#4BACC6"/>
      <style:text-properties fo:color="#FFFFFF"/>
    </style:style>
    <style:style style:name="_36628__33394_6" style:display-name="輔色6" style:family="table-cell" style:data-style-name="N0">
      <style:table-cell-properties fo:background-color="#F79646"/>
      <style:text-properties fo:color="#FFFFFF"/>
    </style:style>
    <style:style style:name="_27161__38988_" style:display-name="標題" style:family="table-cell" style:data-style-name="N0">
      <style:text-properties fo:color="#1F497D" fo:font-size="18pt" style:font-size-asian="18pt" style:font-size-complex="18pt" fo:font-weight="bold" style:font-weight-asian="bold" style:font-weight-complex="bold"/>
    </style:style>
    <style:style style:name="_27161__38988__32_1" style:display-name="標題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_27161__38988__32_2" style:display-name="標題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_27161__38988__32_3" style:display-name="標題 3" style:family="table-cell" style:data-style-name="N0">
      <style:table-cell-properties fo:border-top="none" fo:border-bottom="2pt solid #95B3D7" fo:border-left="none" fo:border-right="none"/>
      <style:text-properties fo:color="#1F497D" fo:font-size="11pt" style:font-size-asian="11pt" style:font-size-complex="11pt" fo:font-weight="bold" style:font-weight-asian="bold" style:font-weight-complex="bold"/>
    </style:style>
    <style:style style:name="_27161__38988__32_4" style:display-name="標題 4" style:family="table-cell" style:data-style-name="N0">
      <style:text-properties fo:color="#1F497D" fo:font-size="11pt" style:font-size-asian="11pt" style:font-size-complex="11pt" fo:font-weight="bold" style:font-weight-asian="bold" style:font-weight-complex="bold"/>
    </style:style>
    <style:style style:name="_36664__20837_" style:display-name="輸入" style:family="table-cell" style:data-style-name="N0">
      <style:table-cell-properties fo:border="thin solid #7F7F7F" fo:background-color="#FFCC99"/>
      <style:text-properties fo:color="#3F3F76"/>
    </style:style>
    <style:style style:name="_36664__20986_" style:display-name="輸出" style:family="table-cell" style:data-style-name="N0">
      <style:table-cell-properties fo:border="thin solid #3F3F3F" fo:background-color="#F2F2F2"/>
      <style:text-properties fo:color="#3F3F3F" fo:font-weight="bold" style:font-weight-asian="bold" style:font-weight-complex="bold"/>
    </style:style>
    <style:style style:name="_27298__26597__20786__23384__26684_" style:display-name="檢查儲存格" style:family="table-cell" style:data-style-name="N0">
      <style:table-cell-properties fo:border="thin double #3F3F3F" fo:background-color="#A5A5A5"/>
      <style:text-properties fo:color="#FFFFFF" fo:font-weight="bold" style:font-weight-asian="bold" style:font-weight-complex="bold"/>
    </style:style>
    <style:style style:name="_22750_" style:display-name="壞" style:family="table-cell" style:data-style-name="N0">
      <style:table-cell-properties fo:background-color="#FFC7CE"/>
      <style:text-properties fo:color="#9C0006"/>
    </style:style>
    <style:style style:name="_35686__21578__25991__23383_" style:display-name="警告文字" style:family="table-cell" style:data-style-name="N0">
      <style:text-properties fo:color="#FF0000"/>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曾主管銘祺</meta:initial-creator>
    <dc:creator>曾主管銘祺</dc:creator>
    <meta:creation-date>2016-03-31T06:11:02Z</meta:creation-date>
    <dc:date>2016-03-31T07:47:09Z</dc:date>
  </office:meta>
</office:document-meta>
</file>